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230000002300BEFE68.png" manifest:media-type="image/png"/>
  <manifest:file-entry manifest:full-path="Pictures/10000201000000D60000003C69B14F6B.png" manifest:media-type="image/png"/>
  <manifest:file-entry manifest:full-path="Pictures/100000000000002300000023AE44C962.png" manifest:media-type="image/png"/>
  <manifest:file-entry manifest:full-path="Pictures/100000000000002300000023131B5F03.png" manifest:media-type="image/png"/>
  <manifest:file-entry manifest:full-path="Pictures/200000880000828000000E68B0A91F41.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Candara1" svg:font-family="Candara"/>
    <style:font-face style:name="Helvetica" svg:font-family="Helvetica"/>
    <style:font-face style:name="Helvetica Light" svg:font-family="'Helvetica Light'"/>
    <style:font-face style:name="Verdana" svg:font-family="Verdana"/>
    <style:font-face style:name="Arial1"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16cm"/>
    </style:style>
    <style:style style:name="co2" style:family="table-column">
      <style:table-column-properties fo:break-before="auto" style:column-width="2.432cm"/>
    </style:style>
    <style:style style:name="co3" style:family="table-column">
      <style:table-column-properties fo:break-before="auto" style:column-width="3.104cm"/>
    </style:style>
    <style:style style:name="co4" style:family="table-column">
      <style:table-column-properties fo:break-before="auto" style:column-width="27.047cm"/>
    </style:style>
    <style:style style:name="co5" style:family="table-column">
      <style:table-column-properties fo:break-before="auto" style:column-width="1.774cm"/>
    </style:style>
    <style:style style:name="co6" style:family="table-column">
      <style:table-column-properties fo:break-before="auto" style:column-width="0.559cm"/>
    </style:style>
    <style:style style:name="co7" style:family="table-column">
      <style:table-column-properties fo:break-before="auto" style:column-width="32.78cm"/>
    </style:style>
    <style:style style:name="co8" style:family="table-column">
      <style:table-column-properties fo:break-before="auto" style:column-width="2.406cm"/>
    </style:style>
    <style:style style:name="co9" style:family="table-column">
      <style:table-column-properties fo:break-before="auto" style:column-width="7.86cm"/>
    </style:style>
    <style:style style:name="co10" style:family="table-column">
      <style:table-column-properties fo:break-before="auto" style:column-width="23.16cm"/>
    </style:style>
    <style:style style:name="co11" style:family="table-column">
      <style:table-column-properties fo:break-before="auto" style:column-width="3.468cm"/>
    </style:style>
    <style:style style:name="co12" style:family="table-column">
      <style:table-column-properties fo:break-before="auto" style:column-width="2.909cm"/>
    </style:style>
    <style:style style:name="co13" style:family="table-column">
      <style:table-column-properties fo:break-before="auto" style:column-width="6.152cm"/>
    </style:style>
    <style:style style:name="co14" style:family="table-column">
      <style:table-column-properties fo:break-before="auto" style:column-width="3.161cm"/>
    </style:style>
    <style:style style:name="co15" style:family="table-column">
      <style:table-column-properties fo:break-before="auto" style:column-width="14.88cm"/>
    </style:style>
    <style:style style:name="co16" style:family="table-column">
      <style:table-column-properties fo:break-before="auto" style:column-width="2.602cm"/>
    </style:style>
    <style:style style:name="co17" style:family="table-column">
      <style:table-column-properties fo:break-before="auto" style:column-width="6.294cm"/>
    </style:style>
    <style:style style:name="co18" style:family="table-column">
      <style:table-column-properties fo:break-before="auto" style:column-width="1.734cm"/>
    </style:style>
    <style:style style:name="co19" style:family="table-column">
      <style:table-column-properties fo:break-before="auto" style:column-width="2.237cm"/>
    </style:style>
    <style:style style:name="co20" style:family="table-column">
      <style:table-column-properties fo:break-before="auto" style:column-width="1.79cm"/>
    </style:style>
    <style:style style:name="co21" style:family="table-column">
      <style:table-column-properties fo:break-before="auto" style:column-width="5.93cm"/>
    </style:style>
    <style:style style:name="co22" style:family="table-column">
      <style:table-column-properties fo:break-before="auto" style:column-width="6.013cm"/>
    </style:style>
    <style:style style:name="co23" style:family="table-column">
      <style:table-column-properties fo:break-before="auto" style:column-width="13.118cm"/>
    </style:style>
    <style:style style:name="ro1" style:family="table-row">
      <style:table-row-properties style:row-height="2.468cm" fo:break-before="auto" style:use-optimal-row-height="false"/>
    </style:style>
    <style:style style:name="ro2" style:family="table-row">
      <style:table-row-properties style:row-height="1.409cm" fo:break-before="auto" style:use-optimal-row-height="false"/>
    </style:style>
    <style:style style:name="ro3" style:family="table-row">
      <style:table-row-properties style:row-height="3.175cm" fo:break-before="auto" style:use-optimal-row-height="false"/>
    </style:style>
    <style:style style:name="ro4" style:family="table-row">
      <style:table-row-properties style:row-height="1.058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376cm" fo:break-before="auto" style:use-optimal-row-height="false"/>
    </style:style>
    <style:style style:name="ro8" style:family="table-row">
      <style:table-row-properties style:row-height="0.497cm" fo:break-before="auto" style:use-optimal-row-height="false"/>
    </style:style>
    <style:style style:name="ro9" style:family="table-row">
      <style:table-row-properties style:row-height="2.117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1.767cm" fo:break-before="auto" style:use-optimal-row-height="false"/>
    </style:style>
    <style:style style:name="ro12" style:family="table-row">
      <style:table-row-properties style:row-height="3.149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0.37cm" fo:break-before="auto" style:use-optimal-row-height="false"/>
    </style:style>
    <style:style style:name="ta1" style:family="table" style:master-page-name="PageStyle_5f_About_20_Demand_20_Metric">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Value_20_Drivers">
      <style:table-properties table:display="true" style:writing-mode="lr-tb"/>
    </style:style>
    <style:style style:name="ta4" style:family="table" style:master-page-name="PageStyle_5f_Weighting">
      <style:table-properties table:display="true" style:writing-mode="lr-tb"/>
    </style:style>
    <style:style style:name="ta5" style:family="table" style:master-page-name="PageStyle_5f_Value_20_Rankings">
      <style:table-properties table:display="true" style:writing-mode="lr-tb"/>
    </style:style>
    <style:style style:name="ta6" style:family="table" style:master-page-name="PageStyle_5f_Price_20__26__20_Market_20_Share">
      <style:table-properties table:display="true" style:writing-mode="lr-tb"/>
    </style:style>
    <style:style style:name="ta7" style:family="table" style:master-page-name="PageStyle_5f_Differentiation_20_Chart">
      <style:table-properties table:display="true" style:writing-mode="lr-tb"/>
    </style:style>
    <style:style style:name="ta8" style:family="table" style:master-page-name="PageStyle_5f_Positioning_20_Map">
      <style:table-properties table:display="true" style:writing-mode="lr-tb"/>
    </style:style>
    <style:style style:name="ta9" style:family="table" style:master-page-name="PageStyle_5f_Our_20_Product">
      <style:table-properties table:display="true" style:writing-mode="lr-tb"/>
    </style:style>
    <style:style style:name="ta10" style:family="table" style:master-page-name="PageStyle_5f_Competitor_20_1">
      <style:table-properties table:display="true" style:writing-mode="lr-tb"/>
    </style:style>
    <style:style style:name="ta11" style:family="table" style:master-page-name="PageStyle_5f_Competitor_20_2">
      <style:table-properties table:display="true" style:writing-mode="lr-tb"/>
    </style:style>
    <style:style style:name="ta12" style:family="table" style:master-page-name="PageStyle_5f_Competitor_20_3">
      <style:table-properties table:display="true" style:writing-mode="lr-tb"/>
    </style:style>
    <style:style style:name="ta13" style:family="table" style:master-page-name="PageStyle_5f_Competitor_20_4">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74pt solid #d0d1a1" style:rotation-angle="0" style:rotation-align="none" style:shrink-to-fit="false" fo:border-top="none" style:vertical-align="middle" loext:vertical-justify="auto"/>
      <style:paragraph-properties css3t:text-justify="auto" fo:margin-left="0cm" style:writing-mode="page"/>
    </style:style>
    <style:style style:name="ce3" style:family="table-cell" style:parent-style-name="Default">
      <style:table-cell-properties fo:padding="0.071cm"/>
    </style:style>
    <style:style style:name="ce4" style:family="table-cell" style:parent-style-name="Default">
      <style:table-cell-properties style:glyph-orientation-vertical="0" fo:border-bottom="0.74pt solid #d0d1a1"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fo:color="#808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5" style:family="table-cell" style:parent-style-name="Default">
      <style:table-cell-properties style:glyph-orientation-vertical="0" fo:border-bottom="none" fo:background-color="#99cc00" style:diagonal-bl-tr="none" style:diagonal-tl-br="none" style:text-align-source="fix" style:repeat-content="false" fo:wrap-option="no-wrap" fo:border-left="0.74pt solid #d0d1a1" style:direction="ltr" fo:padding="0.071cm" fo:border-right="0.74pt solid #d0d1a1" style:rotation-angle="0" style:rotation-align="none" style:shrink-to-fit="false" fo:border-top="0.74pt solid #d0d1a1"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0.74pt solid #d0d1a1"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fix" style:repeat-content="false" fo:wrap-option="wrap" fo:border-left="0.74pt solid #d0d1a1"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0.74pt solid #d0d1a1"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glyph-orientation-vertical="0" fo:border-bottom="0.74pt solid #d0d1a1" style:diagonal-bl-tr="none" style:diagonal-tl-br="none" style:text-align-source="fix" style:repeat-content="false" fo:wrap-option="no-wrap" fo:border-left="0.74pt solid #d0d1a1"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993300" style:text-outline="false" style:text-line-through-style="none" style:text-line-through-type="none" style:font-name="Candara" fo:font-size="22pt" fo:font-style="normal" fo:text-shadow="none"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ce13"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14" style:family="table-cell" style:parent-style-name="Default">
      <style:table-cell-properties style:glyph-orientation-vertical="0" fo:border-bottom="none" fo:background-color="#99cc00" style:diagonal-bl-tr="none" style:diagonal-tl-br="none" style:text-align-source="fix" style:repeat-content="false" fo:wrap-option="no-wrap" fo:border-left="none" style:direction="ltr" fo:padding="0.071cm" fo:border-right="none" style:rotation-angle="0" style:rotation-align="none" style:shrink-to-fit="false" fo:border-top="0.74pt solid #d0d1a1"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hyperlink xlink:href="http://www.demandmetric.com/premium-content?search=&amp;dmf=top50&amp;topics=All&amp;content_type=All" xlink:type="simple"/>
      </style:table-cell-properties>
      <style:paragraph-properties fo:text-align="start" css3t:text-justify="auto" fo:margin-left="0.353cm" style:writing-mode="page"/>
    </style:style>
    <style:style style:name="ce1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353cm" style:writing-mode="page"/>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d0d1a1"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hyperlink xlink:href="#Instructions.A1" xlink:type="simple"/>
      </style:table-cell-properties>
      <style:paragraph-properties css3t:text-justify="auto" fo:margin-left="0cm" style:writing-mode="page"/>
      <style:text-properties fo:color="#993300" style:text-outline="false" style:text-line-through-style="none" style:text-line-through-type="none" style:font-name="Candara" fo:font-size="22pt" fo:font-style="normal" fo:text-shadow="none"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ce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hyperlink xlink:href="http://www.demandmetric.com/premium-content?search=&amp;dmf=top50&amp;topics=All&amp;content_type=All" xlink:type="simple"/>
      </style:table-cell-properties>
      <style:paragraph-properties fo:text-align="start" css3t:text-justify="auto" fo:margin-left="0.353cm" style:writing-mode="page"/>
      <style:text-properties fo:color="#0000ff" style:text-outline="false" style:text-line-through-style="none" style:text-line-through-type="none" style:font-name="Helvetic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style:glyph-orientation-vertical="0" fo:border-bottom="none" fo:background-color="#99cc00" style:diagonal-bl-tr="none" style:diagonal-tl-br="none" style:text-align-source="fix" style:repeat-content="false" fo:wrap-option="no-wrap" fo:border-left="none" style:direction="ltr" fo:padding="0.071cm" fo:border-right="0.74pt solid #d0d1a1" style:rotation-angle="0" style:rotation-align="none" style:shrink-to-fit="false" fo:border-top="0.74pt solid #d0d1a1"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glyph-orientation-vertical="0" fo:border-bottom="0.74pt solid #d0d1a1" style:diagonal-bl-tr="none" style:diagonal-tl-br="none" style:text-align-source="fix" style:repeat-content="false" fo:wrap-option="no-wrap" fo:border-left="none"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3366" style:text-outline="false" style:text-line-through-style="none" style:text-line-through-type="none" style:font-name="Century Gothic"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3366"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fo:color="#003366"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fix" style:repeat-content="false" fo:wrap-option="no-wrap" fo:border-left="0.74pt solid #d0d1a1"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333399" style:text-outline="false" style:text-line-through-style="none" style:text-line-through-type="none" style:font-name="Verdan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fo:color="#333399"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Normal_20_3">
      <style:table-cell-properties fo:padding="0.071cm"/>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Normal_20_3">
      <style:table-cell-properties fo:padding="0.071cm"/>
      <style:text-properties fo:color="#808080"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Normal_20_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808000" style:text-outline="false" style:text-line-through-style="none" style:text-line-through-type="none" style:font-name="Calibri1"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2" style:family="table-cell" style:parent-style-name="Default">
      <style:table-cell-properties style:glyph-orientation-vertical="0" fo:background-color="#99cc00" style:cell-protect="none" style:print-content="true"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3" style:family="table-cell" style:parent-style-name="Default">
      <style:table-cell-properties style:glyph-orientation-vertical="0" fo:border-bottom="none" fo:background-color="#ffffff" style:cell-protect="none" style:print-content="true" style:diagonal-bl-tr="none" style:diagonal-tl-br="none" style:text-align-source="fix" style:repeat-content="false" fo:wrap-option="wrap" fo:border-left="0.74pt solid #d0d1a1" style:direction="ltr" fo:padding="0.071cm" fo:border-right="0.74pt solid #d0d1a1" style:rotation-angle="0" style:rotation-align="none" style:shrink-to-fit="false" fo:border-top="0.74pt solid #d0d1a1"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none" fo:background-color="#ffffff" style:cell-protect="none" style:print-content="true" style:diagonal-bl-tr="none" style:diagonal-tl-br="none" style:text-align-source="fix" style:repeat-content="false" fo:wrap-option="wrap" fo:border-left="0.74pt solid #d0d1a1"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d0d1a1" fo:background-color="#ffffff" style:cell-protect="none" style:print-content="true" style:diagonal-bl-tr="none" style:diagonal-tl-br="none" style:text-align-source="fix" style:repeat-content="false" fo:wrap-option="wrap" fo:border-left="0.74pt solid #d0d1a1"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Normal_20_3">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7" style:family="table-cell" style:parent-style-name="Normal_20_3">
      <style:table-cell-properties fo:background-color="transparent" fo:padding="0.071cm"/>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Normal_20_3">
      <style:table-cell-properties fo:background-color="transparent" fo:padding="0.071cm"/>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Normal_20_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Normal_20_3">
      <style:table-cell-properties style:glyph-orientation-vertical="0" fo:border-bottom="0.74pt solid #d0d1a1" fo:background-color="#99cc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1" style:family="table-cell" style:parent-style-name="Normal_20_3">
      <style:table-cell-properties style:glyph-orientation-vertical="0" fo:border-bottom="none" style:diagonal-bl-tr="none" style:diagonal-tl-br="none" style:text-align-source="fix" style:repeat-content="false" fo:wrap-option="no-wrap" fo:border-left="0.74pt solid #d0d1a1" style:direction="ltr" fo:padding="0.071cm" fo:border-right="none" style:rotation-angle="0" style:rotation-align="none" style:shrink-to-fit="false" fo:border-top="0.74pt solid #d0d1a1" style:vertical-align="middle" loext:vertical-justify="auto"/>
      <style:paragraph-properties fo:text-align="start" css3t:text-justify="auto" fo:margin-left="0.353cm" style:writing-mode="page"/>
      <style:text-properties fo:color="#993300" style:text-outline="false" style:text-line-through-style="none" style:text-line-through-type="none" style:font-name="Helvetica Light"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2" style:family="table-cell" style:parent-style-name="Normal_20_3">
      <style:table-cell-properties style:glyph-orientation-vertical="0" fo:border-bottom="none" style:diagonal-bl-tr="none" style:diagonal-tl-br="none" style:text-align-source="fix" style:repeat-content="false" fo:wrap-option="no-wrap" fo:border-left="0.74pt solid #d0d1a1"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Normal_20_3">
      <style:table-cell-properties style:glyph-orientation-vertical="0" fo:border-bottom="0.74pt solid #d0d1a1" style:diagonal-bl-tr="none" style:diagonal-tl-br="none" style:text-align-source="fix" style:repeat-content="false" fo:wrap-option="no-wrap" fo:border-left="0.74pt solid #d0d1a1"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Normal_20_3">
      <style:table-cell-properties style:diagonal-bl-tr="none" style:diagonal-tl-br="none" fo:border="none" fo:padding="0.071cm" style:rotation-align="none"/>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Normal_20_3">
      <style:table-cell-properties fo:padding="0.071cm"/>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 style:family="table-cell" style:parent-style-name="Normal_20_3" style:data-style-name="N10">
      <style:table-cell-properties style:glyph-orientation-vertical="0" fo:border-bottom="none" style:diagonal-bl-tr="none" style:diagonal-tl-br="none" style:text-align-source="fix" style:repeat-content="false" fo:wrap-option="no-wrap" fo:border-left="none" style:direction="ltr" fo:padding="0.071cm" fo:border-right="0.74pt solid #d0d1a1" style:rotation-angle="0" style:rotation-align="none" style:shrink-to-fit="false" fo:border-top="0.74pt solid #d0d1a1" style:vertical-align="middle" loext:vertical-justify="auto"/>
      <style:paragraph-properties fo:text-align="start" css3t:text-justify="auto" fo:margin-left="0.353cm" style:writing-mode="page"/>
      <style:text-properties fo:color="#993300" style:text-outline="false" style:text-line-through-style="none" style:text-line-through-type="none" style:font-name="Helvetica Light"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7" style:family="table-cell" style:parent-style-name="Normal_20_3">
      <style:table-cell-properties style:glyph-orientation-vertical="0" fo:border-bottom="none" style:diagonal-bl-tr="none" style:diagonal-tl-br="none" style:text-align-source="fix" style:repeat-content="false" fo:wrap-option="no-wrap" fo:border-left="none"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Normal_20_3">
      <style:table-cell-properties style:glyph-orientation-vertical="0" fo:border-bottom="0.74pt solid #d0d1a1" style:diagonal-bl-tr="none" style:diagonal-tl-br="none" style:text-align-source="fix" style:repeat-content="false" fo:wrap-option="no-wrap" fo:border-left="none"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ackground-color="#99cc0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9933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data-style-name="N10">
      <style:table-cell-properties style:glyph-orientation-vertical="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808000" style:text-outline="false" style:text-line-through-style="none" style:text-line-through-type="none" style:font-name="Helvetica Light"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62" style:family="table-cell" style:parent-style-name="Normal_20_3">
      <style:table-cell-properties style:diagonal-bl-tr="none" style:diagonal-tl-br="none" fo:border="none" fo:padding="0.071cm" style:rotation-align="none"/>
      <style:text-properties fo:color="#808080"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Normal_20_3" style:data-style-name="N1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808080"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table-cell-properties style:glyph-orientation-vertical="0" fo:border-bottom="0.74pt solid #d0d1a1" fo:background-color="#ffff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fo:color="#808000" style:text-outline="false" style:text-line-through-style="none" style:text-line-through-type="none" style:font-name="Calibri1"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65" style:family="table-cell" style:parent-style-name="Default">
      <style:table-cell-properties style:glyph-orientation-vertical="0" fo:background-color="#993300" style:diagonal-bl-tr="none" style:diagonal-tl-br="none" style:text-align-source="fix" style:repeat-content="false" fo:wrap-option="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Helvetica Light"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66" style:family="table-cell" style:parent-style-name="Default" style:data-style-name="N10">
      <style:table-cell-properties style:glyph-orientation-vertical="0" fo:background-color="#99330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Helvetica Light"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67" style:family="table-cell" style:parent-style-name="Default">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808000" style:text-outline="false" style:text-line-through-style="none" style:text-line-through-type="none" style:font-name="Calibri1"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68" style:family="table-cell" style:parent-style-name="Normal_20_3" style:data-style-name="N1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808080" style:text-outline="false" style:text-line-through-style="none" style:text-line-through-type="none" style:font-name="Verdana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9" style:family="table-cell" style:parent-style-name="Normal_20_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Normal_20_3">
      <style:table-cell-properties style:glyph-orientation-vertical="0" fo:background-color="#99cc0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71" style:family="table-cell" style:parent-style-name="Normal_20_3">
      <style:table-cell-properties style:glyph-orientation-vertical="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d0d1a1" style:text-outline="false" style:text-line-through-style="none" style:text-line-through-type="none" style:font-name="Candara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Normal_20_3">
      <style:table-cell-properties style:glyph-orientation-vertical="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Normal_20_3">
      <style:table-cell-properties style:glyph-orientation-vertical="0" fo:background-color="#99cc00" style:diagonal-bl-tr="none" style:diagonal-tl-br="none" style:text-align-source="fix" style:repeat-content="false" fo:wrap-option="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ndara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4" style:family="table-cell" style:parent-style-name="Normal_20_3" style:data-style-name="N10">
      <style:table-cell-properties style:glyph-orientation-vertical="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d0d1a1" style:text-outline="false" style:text-line-through-style="none" style:text-line-through-type="none" style:font-name="Candara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Normal_20_3" style:data-style-name="N1">
      <style:table-cell-properties style:glyph-orientation-vertical="0" fo:background-color="#ffffff" style:cell-protect="none" style:print-content="true"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Helvetica Light" fo:font-size="18pt" fo:font-style="normal" fo:text-shadow="none" style:text-underline-style="none" fo:font-weight="normal" style:font-size-asian="18pt" style:font-style-asian="normal" style:font-weight-asian="normal" style:font-size-complex="18pt" style:font-style-complex="normal" style:font-weight-complex="normal"/>
      <style:map style:condition="cell-content()&gt;=8" style:apply-style-name="Excel_5f_CondFormat_5f_5_5f_1_5f_1" style:base-cell-address="'Value Rankings'.C4"/>
      <style:map style:condition="cell-content-is-between(6,7)" style:apply-style-name="Excel_5f_CondFormat_5f_5_5f_1_5f_2" style:base-cell-address="'Value Rankings'.C4"/>
      <style:map style:condition="cell-content()&lt;=5" style:apply-style-name="Excel_5f_CondFormat_5f_5_5f_1_5f_3" style:base-cell-address="'Value Rankings'.C4"/>
    </style:style>
    <style:style style:name="ce76" style:family="table-cell" style:parent-style-name="Normal_20_3">
      <style:table-cell-properties style:glyph-orientation-vertical="0" fo:background-color="#ffffff" style:cell-protect="none" style:print-content="true"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Helvetica Light" fo:font-size="18pt" fo:font-style="normal" fo:text-shadow="none" style:text-underline-style="none" fo:font-weight="normal" style:font-size-asian="18pt" style:font-style-asian="normal" style:font-weight-asian="normal" style:font-size-complex="18pt" style:font-style-complex="normal" style:font-weight-complex="normal"/>
      <style:map style:condition="cell-content()&gt;=8" style:apply-style-name="Excel_5f_CondFormat_5f_5_5f_1_5f_1" style:base-cell-address="'Value Rankings'.C4"/>
      <style:map style:condition="cell-content-is-between(6,7)" style:apply-style-name="Excel_5f_CondFormat_5f_5_5f_1_5f_2" style:base-cell-address="'Value Rankings'.C4"/>
      <style:map style:condition="cell-content()&lt;=5" style:apply-style-name="Excel_5f_CondFormat_5f_5_5f_1_5f_3" style:base-cell-address="'Value Rankings'.C4"/>
    </style:style>
    <style:style style:name="ce77" style:family="table-cell" style:parent-style-name="Normal_20_3">
      <style:table-cell-properties fo:padding="0.071cm"/>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Normal_20_3">
      <style:table-cell-properties style:glyph-orientation-vertical="0" fo:border-bottom="0.74pt solid #d0d1a1"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fo:color="#808000" style:text-outline="false" style:text-line-through-style="none" style:text-line-through-type="none" style:font-name="Calibri1"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9" style:family="table-cell" style:parent-style-name="Normal_20_3">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80" style:family="table-cell" style:parent-style-name="Default">
      <style:table-cell-properties fo:padding="0.071cm"/>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order-bottom="0.74pt solid #d0d1a1"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top" loext:vertical-justify="auto"/>
      <style:paragraph-properties fo:text-align="start" css3t:text-justify="auto" fo:margin-left="0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ackground-color="#99330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86" style:family="table-cell" style:parent-style-name="Default" style:data-style-name="N0">
      <style:table-cell-properties fo:padding="0.071cm"/>
      <style:text-properties fo:color="#808080"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ackground-color="#99cc0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8" style:family="table-cell" style:parent-style-name="Default" style:data-style-name="N123">
      <style:table-cell-properties style:glyph-orientation-vertical="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3366" style:text-outline="false" style:text-line-through-style="none" style:text-line-through-type="none" style:font-name="Century Gothic"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808000" style:text-outline="false" style:text-line-through-style="none" style:text-line-through-type="none" style:font-name="Calibri1"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91" style:family="table-cell" style:parent-style-name="Default">
      <style:table-cell-properties style:glyph-orientation-vertical="0" fo:background-color="#99cc0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ndara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2" style:family="table-cell" style:parent-style-name="Default" style:data-style-name="N123">
      <style:table-cell-properties style:glyph-orientation-vertical="0" fo:background-color="#d0d1a1" style:cell-protect="protected" style:print-content="true"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808000" style:text-outline="false" style:text-line-through-style="none" style:text-line-through-type="none" style:font-name="Helvetica Light"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3" style:family="table-cell" style:parent-style-name="Default">
      <style:table-cell-properties style:glyph-orientation-vertical="0" fo:background-color="#99cc00" style:diagonal-bl-tr="none" style:diagonal-tl-br="none" style:text-align-source="fix" style:repeat-content="false" fo:wrap-option="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ndara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4" style:family="table-cell" style:parent-style-name="Normal_20_3" style:data-style-name="N1">
      <style:table-cell-properties style:glyph-orientation-vertical="0" fo:background-color="#ffffff" style:cell-protect="none" style:print-content="true"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Helvetica Light" fo:font-size="18pt" fo:font-style="normal" fo:text-shadow="none" style:text-underline-style="none" fo:font-weight="normal" style:font-size-asian="18pt" style:font-style-asian="normal" style:font-weight-asian="normal" style:font-size-complex="18pt" style:font-style-complex="normal" style:font-weight-complex="normal"/>
      <style:map style:condition="cell-content()&lt;=4" style:apply-style-name="Excel_5f_CondFormat_5f_6_5f_1_5f_1" style:base-cell-address="'Price &amp; Market Share'.M4"/>
      <style:map style:condition="cell-content-is-between(4,7)" style:apply-style-name="Excel_5f_CondFormat_5f_6_5f_1_5f_2" style:base-cell-address="'Price &amp; Market Share'.M4"/>
      <style:map style:condition="cell-content()&gt;=8" style:apply-style-name="Excel_5f_CondFormat_5f_6_5f_1_5f_3" style:base-cell-address="'Price &amp; Market Share'.M4"/>
    </style:style>
    <style:style style:name="ce95" style:family="table-cell" style:parent-style-name="Percent_20_2">
      <style:table-cell-properties style:glyph-orientation-vertical="0" fo:background-color="#ffffff" style:cell-protect="none" style:print-content="true"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993300" style:text-outline="false" style:text-line-through-style="none" style:text-line-through-type="none" style:font-name="Helvetica Light"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6" style:family="table-cell" style:parent-style-name="Percent_20_2">
      <style:table-cell-properties style:glyph-orientation-vertical="0" fo:background-color="#993300" style:cell-protect="none" style:print-content="true"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Helvetica Light"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97" style:family="table-cell" style:parent-style-name="Normal_20_3">
      <style:table-cell-properties fo:padding="0.071cm"/>
    </style:style>
    <style:style style:name="ce98" style:family="table-cell" style:parent-style-name="Normal_20_2">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353cm" style:writing-mode="page"/>
      <style:text-properties fo:color="#333333" style:text-outline="false" style:text-line-through-style="none" style:text-line-through-type="none" style:font-name="Verdana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9" style:family="table-cell" style:parent-style-name="Normal_20_2">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0" style:family="table-cell" style:parent-style-name="Normal_20_2">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1" style:family="table-cell" style:parent-style-name="Default">
      <style:table-cell-properties style:glyph-orientation-vertical="0" fo:background-color="#808000" style:diagonal-bl-tr="none" style:diagonal-tl-br="none" style:text-align-source="fix" style:repeat-content="false"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d0d1a1"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text-properties fo:color="#333333"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Normal_20_2">
      <style:table-cell-properties style:glyph-orientation-vertical="0" fo:border-bottom="none" style:diagonal-bl-tr="none" style:diagonal-tl-br="none" style:text-align-source="fix" style:repeat-content="false" fo:wrap-option="no-wrap" fo:border-left="0.74pt solid #d0d1a1"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text-properties fo:color="#333333"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Normal_20_2">
      <style:table-cell-properties style:glyph-orientation-vertical="0" fo:border-bottom="0.74pt solid #d0d1a1" style:diagonal-bl-tr="none" style:diagonal-tl-br="none" style:text-align-source="fix" style:repeat-content="false" fo:wrap-option="no-wrap" fo:border-left="0.74pt solid #d0d1a1" style:direction="ltr" fo:padding="0.071cm" fo:border-right="none" style:rotation-angle="0" style:rotation-align="none" style:shrink-to-fit="false" fo:border-top="none" style:vertical-align="middle" loext:vertical-justify="auto"/>
      <style:paragraph-properties fo:text-align="start" css3t:text-justify="auto" fo:margin-left="0.353cm" style:writing-mode="page"/>
      <style:text-properties fo:color="#333333"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Normal_20_2">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6" style:family="table-cell" style:parent-style-name="Normal_20_2">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Verdan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order-bottom="0.74pt solid #d0d1a1" fo:background-color="#808000" style:diagonal-bl-tr="none" style:diagonal-tl-br="none" style:text-align-source="fix" style:repeat-content="false" fo:wrap-option="no-wrap" fo:border-left="none" style:direction="ltr" fo:padding="0.071cm" fo:border-right="none" style:rotation-angle="0" style:rotation-align="none" style:shrink-to-fit="false" fo:border-top="0.74pt solid #d0d1a1"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9"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d0d1a1"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Normal_20_2">
      <style:table-cell-properties style:glyph-orientation-vertical="0" style:diagonal-bl-tr="none" style:diagonal-tl-br="none" style:text-align-source="fix" style:repeat-content="false" fo:background-color="transparent"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74pt solid #d0d1a1"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Normal_20_2">
      <style:table-cell-properties fo:padding="0.071cm"/>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3" style:family="table-cell" style:parent-style-name="Normal_20_2">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Normal_20_2">
      <style:table-cell-properties style:glyph-orientation-vertical="0" fo:border-bottom="0.74pt solid #d0d1a1"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d0d1a1"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808000" style:text-outline="false" style:text-line-through-style="none" style:text-line-through-type="none" style:font-name="Calibri1"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16" style:family="table-cell" style:parent-style-name="Default">
      <style:table-cell-properties style:glyph-orientation-vertical="0" fo:border-bottom="0.74pt solid #d0d1a1" fo:background-color="#808000" style:diagonal-bl-tr="none" style:diagonal-tl-br="none" style:text-align-source="fix" style:repeat-content="false" fo:wrap-option="no-wrap" fo:border-left="none" style:direction="ltr" fo:padding="0.071cm" fo:border-right="0.74pt solid #d0d1a1" style:rotation-angle="0" style:rotation-align="none" style:shrink-to-fit="false" fo:border-top="0.74pt solid #d0d1a1"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Candara1"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17" style:family="table-cell" style:parent-style-name="Normal_20_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74pt solid #d0d1a1" style:rotation-angle="0" style:rotation-align="none" style:shrink-to-fit="false" fo:border-top="none"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Normal_20_2">
      <style:table-cell-properties style:glyph-orientation-vertical="0" fo:border-bottom="0.74pt solid #d0d1a1" style:diagonal-bl-tr="none" style:diagonal-tl-br="none" style:text-align-source="fix" style:repeat-content="false" fo:background-color="transparent" fo:wrap-option="no-wrap" fo:border-left="none" style:direction="ltr" fo:padding="0.071cm" fo:border-right="0.74pt solid #d0d1a1" style:rotation-angle="0" style:rotation-align="none" style:shrink-to-fit="false" fo:border-top="0.74pt solid #d0d1a1" style:vertical-align="middle" loext:vertical-justify="auto"/>
      <style:paragraph-properties fo:text-align="start" css3t:text-justify="auto" fo:margin-left="0.353cm" style:writing-mode="page"/>
      <style:text-properties fo:color="#808000" style:text-outline="false" style:text-line-through-style="none" style:text-line-through-type="none" style:font-name="Helvetica Ligh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Normal_20_2">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333333" style:text-outline="false" style:text-line-through-style="none" style:text-line-through-type="none" style:font-name="Verdana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808080" style:text-outline="false" style:text-line-through-style="none" style:text-line-through-type="none" style:font-name="Verdan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draw:textarea-horizontal-align="justify" draw:textarea-vertical-align="middle" fo:padding-top="0.056cm" fo:padding-bottom="0.056cm" fo:padding-left="0.056cm" fo:padding-right="0.056cm" draw:ole-draw-aspect="1"/>
    </style:style>
    <style:style style:name="gr3" style:family="graphic">
      <style:graphic-properties draw:stroke="none" draw:fill="none" draw:fill-color="#ffffff" draw:textarea-horizontal-align="justify" draw:textarea-vertical-align="top" draw:auto-grow-height="false" fo:min-height="0.708cm" fo:min-width="1.625cm" fo:padding-top="0.056cm" fo:padding-bottom="0.056cm" fo:padding-left="0.056cm" fo:padding-right="0.056cm" fo:wrap-option="wrap" draw:shadow-color="#808080"/>
    </style:style>
    <style:style style:name="gr4" style:family="graphic">
      <style:graphic-properties draw:stroke="none" draw:fill="none" draw:fill-color="#ffffff" draw:textarea-horizontal-align="justify" draw:textarea-vertical-align="top" draw:auto-grow-height="false" fo:min-height="0.709cm" fo:min-width="1.233cm" fo:padding-top="0.056cm" fo:padding-bottom="0.056cm" fo:padding-left="0.056cm" fo:padding-right="0.056cm" fo:wrap-option="wrap" draw:shadow-color="#808080"/>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fo:hyphenate="false"/>
    </style:style>
    <style:style style:name="T1" style:family="text">
      <style:text-properties fo:color="#808000" style:text-outline="false" style:text-line-through-style="none" style:text-line-through-type="none" style:text-position="0% 100%" style:font-name="Candar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808000" style:font-name="Helvetica" fo:font-size="14pt" fo:font-weight="bold" style:text-underline-style="none"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993300" style:font-name="Candara" fo:font-size="22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22pt" style:font-size-complex="2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808000" style:font-name="Helvetica" fo:font-size="12pt" fo:font-weight="bold" style:text-underline-style="none"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color="#808000" style:font-name="Helvetica"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6" style:family="text">
      <style:text-properties fo:color="#808000" fo:font-size="12pt" style:text-underline-style="none" style:text-underline-color="font-color" style:text-line-through-type="none" fo:font-style="normal" style:text-outline="false" fo:text-shadow="none" style:text-position="0%" style:font-size-asian="12pt" style:font-size-complex="12pt" style:font-style-asian="normal" style:font-style-complex="normal" style:font-name="Helvetica Light" fo:font-weight="normal" style:font-weight-asian="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content-validations>
        <table:content-validation table:name="val1" table:condition="of:cell-content-is-in-list(&quot;0%&quot;;&quot;5%&quot;;&quot;10%&quot;;&quot;15%&quot;;&quot;20%&quot;;&quot;25%&quot;;&quot;40%&quot;;&quot;50%&quot;)" table:allow-empty-cell="true" table:display-list="unsorted" table:base-cell-address="Weighting.B4">
          <table:error-message table:message-type="stop" table:display="true"/>
        </table:content-validation>
        <table:content-validation table:name="val2" table:condition="of:cell-content-is-in-list(&quot;1&quot;;&quot;2&quot;;&quot;3&quot;;&quot;4&quot;;&quot;5&quot;;&quot;6&quot;;&quot;7&quot;;&quot;8&quot;;&quot;9&quot;;&quot;10&quot;)" table:allow-empty-cell="true" table:display-list="unsorted" table:base-cell-address="'Value Rankings'.C4">
          <table:error-message table:message-type="stop" table:display="true"/>
        </table:content-validation>
        <table:content-validation table:name="val3" table:condition="of:cell-content-is-in-list(&quot;1&quot;;&quot;2&quot;;&quot;3&quot;;&quot;4&quot;;&quot;5&quot;;&quot;6&quot;;&quot;7&quot;;&quot;8&quot;;&quot;9&quot;;&quot;10&quot;)" table:allow-empty-cell="true" table:display-list="unsorted" table:base-cell-address="'Price &amp; Market Share'.M4">
          <table:error-message table:message-type="stop" table:display="true"/>
        </table:content-validation>
      </table:content-validations>
      <table:table table:name="About Demand Metric" table:style-name="ta1">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number-columns-repeated="1019" table:default-cell-style-name="Default"/>
        <table:table-row table:style-name="ro1">
          <table:table-cell table:style-name="ce1"/>
          <table:table-cell table:style-name="ce4" office:value-type="string" calcext:value-type="string" table:number-columns-spanned="4" table:number-rows-spanned="1">
            <text:p>Competitive Analysis Tool</text:p>
            <draw:a xlink:type="simple" xlink:href="http://www.demandmetric.com/">
              <draw:frame table:end-cell-address="'About Demand Metric'.E1" table:end-x="3.17cm" table:end-y="1.61cm" draw:z-index="4" draw:name="Picture 15" draw:style-name="gr1" draw:text-style-name="P1" svg:width="11.138cm" svg:height="1.138cm" svg:x="0.001cm" svg:y="0.472cm">
                <draw:image xlink:href="Pictures/200000880000828000000E68B0A91F41.wmf" xlink:type="simple" xlink:show="embed" xlink:actuate="onLoad">
                  <text:p/>
                </draw:image>
              </draw:frame>
            </draw:a>
            <draw:a xlink:type="simple" xlink:href="http://www.demandmetric.com/">
              <draw:frame table:end-cell-address="'About Demand Metric'.E1" table:end-x="3.17cm" table:end-y="1.61cm" draw:z-index="9" draw:name="Picture 15" draw:style-name="gr1" draw:text-style-name="P1" svg:width="11.138cm" svg:height="1.138cm" svg:x="0.001cm" svg:y="0.472cm">
                <draw:image xlink:href="Pictures/200000880000828000000E68B0A91F41.wmf" xlink:type="simple" xlink:show="embed" xlink:actuate="onLoad">
                  <text:p/>
                </draw:image>
              </draw:frame>
            </draw:a>
            <draw:a xlink:type="simple" xlink:href="http://www.demandmetric.com/">
              <draw:frame table:end-cell-address="'About Demand Metric'.E1" table:end-x="3.17cm" table:end-y="1.61cm" draw:z-index="14" draw:name="Picture 15" draw:style-name="gr1" draw:text-style-name="P1" svg:width="11.138cm" svg:height="1.138cm" svg:x="0.001cm" svg:y="0.472cm">
                <draw:image xlink:href="Pictures/200000880000828000000E68B0A91F41.wmf" xlink:type="simple" xlink:show="embed" xlink:actuate="onLoad">
                  <text:p/>
                </draw:image>
              </draw:frame>
            </draw:a>
            <draw:a xlink:type="simple" xlink:href="http://www.demandmetric.com/">
              <draw:frame table:end-cell-address="'About Demand Metric'.E1" table:end-x="3.17cm" table:end-y="1.61cm" draw:z-index="19" draw:name="Picture 15" draw:style-name="gr1" draw:text-style-name="P1" svg:width="11.138cm" svg:height="1.138cm" svg:x="0.001cm" svg:y="0.472cm">
                <draw:image xlink:href="Pictures/200000880000828000000E68B0A91F41.wmf" xlink:type="simple" xlink:show="embed" xlink:actuate="onLoad">
                  <text:p/>
                </draw:image>
              </draw:frame>
            </draw:a>
          </table:table-cell>
          <table:covered-table-cell table:number-columns-repeated="3" table:style-name="ce4"/>
          <table:table-cell table:style-name="ce30"/>
          <table:table-cell table:style-name="ce35" table:number-columns-repeated="2"/>
          <table:table-cell table:number-columns-repeated="1016"/>
        </table:table-row>
        <table:table-row table:style-name="ro2">
          <table:table-cell table:style-name="ce1"/>
          <table:table-cell table:style-name="ce5" office:value-type="string" calcext:value-type="string" table:number-columns-spanned="4" table:number-rows-spanned="1">
            <text:p>About to Demand Metric</text:p>
          </table:table-cell>
          <table:covered-table-cell table:number-columns-repeated="2" table:style-name="ce14"/>
          <table:covered-table-cell table:style-name="ce25"/>
          <table:table-cell table:style-name="ce31" table:number-columns-spanned="3" table:number-rows-spanned="1"/>
          <table:covered-table-cell table:number-columns-repeated="2" table:style-name="ce36"/>
          <table:table-cell table:number-columns-repeated="1016"/>
        </table:table-row>
        <table:table-row table:style-name="ro3">
          <table:table-cell table:style-name="ce1"/>
          <table:table-cell table:style-name="ce6" office:value-type="string" calcext:value-type="string" table:number-columns-spanned="4" table:number-rows-spanned="1">
            <text:p>Demand Metric is a community built to address the needs of marketing professionals and consultants.  It provides premium marketing tools and templates, consulting methodologies, workshops and advisory services to its 12,000+ members in 75 countries.  </text:p>
            <text:p/>
            <text:p>This Competitive Analysis Template is representative of the 350+ tools in the Demand Metric library. Access to all Demand Metric resources is through membership.</text:p>
          </table:table-cell>
          <table:covered-table-cell table:number-columns-repeated="2" table:style-name="ce15"/>
          <table:covered-table-cell table:style-name="ce26"/>
          <table:table-cell table:style-name="ce32"/>
          <table:table-cell table:style-name="ce36" table:number-columns-repeated="2"/>
          <table:table-cell table:number-columns-repeated="1016"/>
        </table:table-row>
        <table:table-row table:style-name="ro4">
          <table:table-cell table:style-name="ce2"/>
          <table:table-cell table:style-name="ce7" office:value-type="string" calcext:value-type="string">
            <text:p><text:span text:style-name="T2"><text:a xlink:href="http://www.demandmetric.com/premium-content?search=&amp;dmf=top50&amp;topics=All&amp;content_type=All" xlink:type="simple">Click Here to see our Top 50 templates!</text:a></text:span></text:p>
          </table:table-cell>
          <table:table-cell table:style-name="ce16"/>
          <table:table-cell table:style-name="ce23"/>
          <table:table-cell table:style-name="ce16"/>
          <table:table-cell table:style-name="ce33" table:number-columns-spanned="3" table:number-rows-spanned="1"/>
          <table:covered-table-cell table:number-columns-repeated="2" table:style-name="ce37"/>
          <table:table-cell table:number-columns-repeated="1016"/>
        </table:table-row>
        <table:table-row table:style-name="ro4">
          <table:table-cell table:style-name="ce1"/>
          <table:table-cell table:style-name="ce6" office:value-type="string" calcext:value-type="string" table:number-columns-spanned="4" table:number-rows-spanned="1">
            <text:p>Learn more about Demand Metric resources or join the Demand Metric community:</text:p>
          </table:table-cell>
          <table:covered-table-cell table:number-columns-repeated="2" table:style-name="ce17"/>
          <table:covered-table-cell table:style-name="ce27"/>
          <table:table-cell table:style-name="ce34" table:number-columns-spanned="3" table:number-rows-spanned="1"/>
          <table:covered-table-cell table:number-columns-repeated="2" table:style-name="ce37"/>
          <table:table-cell table:number-columns-repeated="1016"/>
        </table:table-row>
        <table:table-row table:style-name="ro4">
          <table:table-cell table:style-name="ce1"/>
          <table:table-cell table:style-name="ce8"/>
          <table:table-cell table:style-name="ce17">
            <draw:a xlink:type="simple" xlink:href="http://www.linkedin.com/groups/Demand-Metric-Community-2006336">
              <draw:frame table:end-cell-address="'About Demand Metric'.C6" table:end-x="1.791cm" table:end-y="0.451cm" draw:z-index="1" draw:name="Picture 2" draw:style-name="gr1" draw:text-style-name="P1" svg:width="0.226cm" svg:height="0.343cm" svg:x="1.565cm" svg:y="0.108cm">
                <draw:image xlink:href="Pictures/100000000000002300000023131B5F03.png" xlink:type="simple" xlink:show="embed" xlink:actuate="onLoad">
                  <text:p/>
                </draw:image>
              </draw:frame>
            </draw:a>
            <draw:a xlink:type="simple" xlink:href="http://www.linkedin.com/groups/Demand-Metric-Community-2006336">
              <draw:frame table:end-cell-address="'About Demand Metric'.C6" table:end-x="1.903cm" table:end-y="0.451cm" draw:z-index="6" draw:name="Picture 2" draw:style-name="gr1" draw:text-style-name="P1" svg:width="0.338cm" svg:height="0.343cm" svg:x="1.565cm" svg:y="0.108cm">
                <draw:image xlink:href="Pictures/100000000000002300000023131B5F03.png" xlink:type="simple" xlink:show="embed" xlink:actuate="onLoad">
                  <text:p/>
                </draw:image>
              </draw:frame>
            </draw:a>
            <draw:a xlink:type="simple" xlink:href="http://www.linkedin.com/groups/Demand-Metric-Community-2006336">
              <draw:frame table:end-cell-address="'About Demand Metric'.C6" table:end-x="1.903cm" table:end-y="0.451cm" draw:z-index="11" draw:name="Picture 2" draw:style-name="gr1" draw:text-style-name="P1" svg:width="0.338cm" svg:height="0.343cm" svg:x="1.565cm" svg:y="0.108cm">
                <draw:image xlink:href="Pictures/100000000000002300000023131B5F03.png" xlink:type="simple" xlink:show="embed" xlink:actuate="onLoad">
                  <text:p/>
                </draw:image>
              </draw:frame>
            </draw:a>
            <draw:a xlink:type="simple" xlink:href="http://www.linkedin.com/groups/Demand-Metric-Community-2006336">
              <draw:frame table:end-cell-address="'About Demand Metric'.D6" table:end-x="0.116cm" table:end-y="1.059cm" draw:z-index="16" draw:name="Picture 2" draw:style-name="gr1" draw:text-style-name="P1" svg:width="0.983cm" svg:height="0.951cm" svg:x="1.565cm" svg:y="0.108cm">
                <draw:image xlink:href="Pictures/100000000000002300000023131B5F03.png" xlink:type="simple" xlink:show="embed" xlink:actuate="onLoad">
                  <text:p/>
                </draw:image>
              </draw:frame>
            </draw:a>
          </table:table-cell>
          <table:table-cell table:style-name="ce24" office:value-type="string" calcext:value-type="string">
            <text:p><text:span text:style-name="T4"><text:a xlink:href="http://www.linkedin.com/groups/Demand-Metric-Community-2006336" xlink:type="simple">Join our LinkedIn Group</text:a></text:span></text:p>
          </table:table-cell>
          <table:table-cell table:style-name="ce27"/>
          <table:table-cell table:style-name="ce34" table:number-columns-spanned="3" table:number-rows-spanned="1"/>
          <table:covered-table-cell table:number-columns-repeated="2" table:style-name="ce37"/>
          <table:table-cell table:number-columns-repeated="1016"/>
        </table:table-row>
        <table:table-row table:style-name="ro4">
          <table:table-cell table:style-name="ce1"/>
          <table:table-cell table:style-name="ce9"/>
          <table:table-cell table:style-name="ce18">
            <draw:a xlink:type="simple" xlink:href="http://www.facebook.com/demandmetric">
              <draw:frame table:end-cell-address="'About Demand Metric'.C7" table:end-x="1.791cm" table:end-y="0.451cm" draw:z-index="2" draw:name="Picture 3" draw:style-name="gr1" draw:text-style-name="P1" svg:width="0.226cm" svg:height="0.343cm" svg:x="1.565cm" svg:y="0.108cm">
                <draw:image xlink:href="Pictures/100000000000002300000023AE44C962.png" xlink:type="simple" xlink:show="embed" xlink:actuate="onLoad">
                  <text:p/>
                </draw:image>
              </draw:frame>
            </draw:a>
            <draw:a xlink:type="simple" xlink:href="http://www.facebook.com/demandmetric">
              <draw:frame table:end-cell-address="'About Demand Metric'.C7" table:end-x="1.903cm" table:end-y="0.451cm" draw:z-index="7" draw:name="Picture 3" draw:style-name="gr1" draw:text-style-name="P1" svg:width="0.338cm" svg:height="0.343cm" svg:x="1.565cm" svg:y="0.108cm">
                <draw:image xlink:href="Pictures/100000000000002300000023AE44C962.png" xlink:type="simple" xlink:show="embed" xlink:actuate="onLoad">
                  <text:p/>
                </draw:image>
              </draw:frame>
            </draw:a>
            <draw:a xlink:type="simple" xlink:href="http://www.facebook.com/demandmetric">
              <draw:frame table:end-cell-address="'About Demand Metric'.C7" table:end-x="1.903cm" table:end-y="0.451cm" draw:z-index="12" draw:name="Picture 3" draw:style-name="gr1" draw:text-style-name="P1" svg:width="0.338cm" svg:height="0.343cm" svg:x="1.565cm" svg:y="0.108cm">
                <draw:image xlink:href="Pictures/100000000000002300000023AE44C962.png" xlink:type="simple" xlink:show="embed" xlink:actuate="onLoad">
                  <text:p/>
                </draw:image>
              </draw:frame>
            </draw:a>
            <draw:a xlink:type="simple" xlink:href="http://www.facebook.com/demandmetric">
              <draw:frame table:end-cell-address="'About Demand Metric'.D7" table:end-x="0.116cm" table:end-y="1.058cm" draw:z-index="17" draw:name="Picture 3" draw:style-name="gr1" draw:text-style-name="P1" svg:width="0.983cm" svg:height="0.95cm" svg:x="1.565cm" svg:y="0.108cm">
                <draw:image xlink:href="Pictures/100000000000002300000023AE44C962.png" xlink:type="simple" xlink:show="embed" xlink:actuate="onLoad">
                  <text:p/>
                </draw:image>
              </draw:frame>
            </draw:a>
          </table:table-cell>
          <table:table-cell table:style-name="ce24" office:value-type="string" calcext:value-type="string">
            <text:p><text:span text:style-name="T4"><text:a xlink:href="http://www.facebook.com/demandmetric" xlink:type="simple">Check out our Facebook Page</text:a></text:span></text:p>
          </table:table-cell>
          <table:table-cell table:style-name="ce28">
            <draw:a xlink:type="simple" xlink:href="http://twitter.com/?status=RT:%20@demandmetric%20Download%20a%20FREE%20copy%20of%20the%20Mobile%20Marketing%20Risk%20Assessment%20tool%20http://bit.ly/vw8ZsS%20#MobileMarketing">
              <draw:frame table:end-cell-address="'About Demand Metric'.E8" table:end-x="21.29cm" table:end-y="0.451cm" draw:z-index="0" draw:name="Picture 1" draw:style-name="gr1" draw:text-style-name="P1" svg:width="0.026cm" svg:height="0.475cm" svg:x="21.264cm" svg:y="1.034cm">
                <draw:image xlink:href="Pictures/10000201000000D60000003C69B14F6B.png" xlink:type="simple" xlink:show="embed" xlink:actuate="onLoad">
                  <text:p/>
                </draw:image>
              </draw:frame>
            </draw:a>
            <draw:a xlink:type="simple" xlink:href="http://twitter.com/?status=RT:%20@demandmetric%20Download%20a%20FREE%20copy%20of%20the%20Mobile%20Marketing%20Risk%20Assessment%20tool%20http://bit.ly/vw8ZsS%20#MobileMarketing">
              <draw:frame table:end-cell-address="'About Demand Metric'.E8" table:end-x="21.29cm" table:end-y="0.451cm" draw:z-index="5" draw:name="Picture 1" draw:style-name="gr1" draw:text-style-name="P1" svg:width="0.026cm" svg:height="0.475cm" svg:x="21.264cm" svg:y="1.034cm">
                <draw:image xlink:href="Pictures/10000201000000D60000003C69B14F6B.png" xlink:type="simple" xlink:show="embed" xlink:actuate="onLoad">
                  <text:p/>
                </draw:image>
              </draw:frame>
            </draw:a>
            <draw:a xlink:type="simple" xlink:href="http://twitter.com/?status=RT:%20@demandmetric%20Download%20a%20FREE%20copy%20of%20the%20Mobile%20Marketing%20Risk%20Assessment%20tool%20http://bit.ly/vw8ZsS%20#MobileMarketing">
              <draw:frame table:end-cell-address="'About Demand Metric'.E8" table:end-x="21.29cm" table:end-y="0.451cm" draw:z-index="10" draw:name="Picture 1" draw:style-name="gr1" draw:text-style-name="P1" svg:width="0.026cm" svg:height="0.475cm" svg:x="21.264cm" svg:y="1.034cm">
                <draw:image xlink:href="Pictures/10000201000000D60000003C69B14F6B.png" xlink:type="simple" xlink:show="embed" xlink:actuate="onLoad">
                  <text:p/>
                </draw:image>
              </draw:frame>
            </draw:a>
            <draw:a xlink:type="simple" xlink:href="http://twitter.com/?status=RT:%20@demandmetric%20Check%20out%20this%20FREE%20Competitive%20Analysis%20Template%20http://bit.ly/xpzBdM%20%20#BusinessTemplates">
              <draw:frame table:end-cell-address="'About Demand Metric'.E8" table:end-x="27.048cm" table:end-y="1.059cm" draw:z-index="15" draw:name="Picture 1" draw:style-name="gr1" draw:text-style-name="P1" svg:width="4.015cm" svg:height="1.083cm" svg:x="23.033cm" svg:y="1.034cm">
                <draw:image xlink:href="Pictures/10000201000000D60000003C69B14F6B.png" xlink:type="simple" xlink:show="embed" xlink:actuate="onLoad">
                  <text:p/>
                </draw:image>
              </draw:frame>
            </draw:a>
          </table:table-cell>
          <table:table-cell table:style-name="ce34" table:number-columns-spanned="3" table:number-rows-spanned="1"/>
          <table:covered-table-cell table:number-columns-repeated="2" table:style-name="ce37"/>
          <table:table-cell table:number-columns-repeated="1016"/>
        </table:table-row>
        <table:table-row table:style-name="ro4">
          <table:table-cell table:style-name="ce1"/>
          <table:table-cell table:style-name="ce10"/>
          <table:table-cell table:style-name="ce19">
            <draw:a xlink:type="simple" xlink:href="http://feeds.feedburner.com/DemandMetricAnalystBlog">
              <draw:frame table:end-cell-address="'About Demand Metric'.C8" table:end-x="1.791cm" table:end-y="0.451cm" draw:z-index="3" draw:name="Picture 4" draw:style-name="gr1" draw:text-style-name="P1" svg:width="0.226cm" svg:height="0.343cm" svg:x="1.565cm" svg:y="0.108cm">
                <draw:image xlink:href="Pictures/10000000000000230000002300BEFE68.png" xlink:type="simple" xlink:show="embed" xlink:actuate="onLoad">
                  <text:p/>
                </draw:image>
              </draw:frame>
            </draw:a>
            <draw:a xlink:type="simple" xlink:href="http://feeds.feedburner.com/DemandMetricAnalystBlog">
              <draw:frame table:end-cell-address="'About Demand Metric'.C8" table:end-x="1.903cm" table:end-y="0.451cm" draw:z-index="8" draw:name="Picture 4" draw:style-name="gr1" draw:text-style-name="P1" svg:width="0.338cm" svg:height="0.343cm" svg:x="1.565cm" svg:y="0.108cm">
                <draw:image xlink:href="Pictures/10000000000000230000002300BEFE68.png" xlink:type="simple" xlink:show="embed" xlink:actuate="onLoad">
                  <text:p/>
                </draw:image>
              </draw:frame>
            </draw:a>
            <draw:a xlink:type="simple" xlink:href="http://feeds.feedburner.com/DemandMetricAnalystBlog">
              <draw:frame table:end-cell-address="'About Demand Metric'.C8" table:end-x="1.903cm" table:end-y="0.451cm" draw:z-index="13" draw:name="Picture 4" draw:style-name="gr1" draw:text-style-name="P1" svg:width="0.338cm" svg:height="0.343cm" svg:x="1.565cm" svg:y="0.108cm">
                <draw:image xlink:href="Pictures/10000000000000230000002300BEFE68.png" xlink:type="simple" xlink:show="embed" xlink:actuate="onLoad">
                  <text:p/>
                </draw:image>
              </draw:frame>
            </draw:a>
            <draw:a xlink:type="simple" xlink:href="http://feeds.feedburner.com/DemandMetricAnalystBlog">
              <draw:frame table:end-cell-address="'About Demand Metric'.D8" table:end-x="0.116cm" table:end-y="1.059cm" draw:z-index="18" draw:name="Picture 4" draw:style-name="gr1" draw:text-style-name="P1" svg:width="0.983cm" svg:height="0.951cm" svg:x="1.565cm" svg:y="0.108cm">
                <draw:image xlink:href="Pictures/10000000000000230000002300BEFE68.png" xlink:type="simple" xlink:show="embed" xlink:actuate="onLoad">
                  <text:p/>
                </draw:image>
              </draw:frame>
            </draw:a>
          </table:table-cell>
          <table:table-cell table:style-name="ce24" office:value-type="string" calcext:value-type="string">
            <text:p><text:span text:style-name="T4"><text:a xlink:href="http://feeds.feedburner.com/DemandMetricAnalystBlog" xlink:type="simple">Subscribe to our blog</text:a></text:span></text:p>
          </table:table-cell>
          <table:table-cell table:style-name="ce29"/>
          <table:table-cell table:style-name="ce34" table:number-columns-spanned="3" table:number-rows-spanned="1"/>
          <table:covered-table-cell table:number-columns-repeated="2" table:style-name="ce37"/>
          <table:table-cell table:number-columns-repeated="1016"/>
        </table:table-row>
        <table:table-row table:style-name="ro5">
          <table:table-cell/>
          <table:table-cell table:style-name="ce11" table:number-columns-spanned="4" table:number-rows-spanned="1"/>
          <table:covered-table-cell table:number-columns-repeated="3" table:style-name="ce20"/>
          <table:table-cell table:number-columns-repeated="1019"/>
        </table:table-row>
        <table:table-row table:style-name="ro6">
          <table:table-cell/>
          <table:table-cell table:style-name="ce12" office:value-type="string" calcext:value-type="string" table:number-columns-spanned="4" table:number-rows-spanned="1">
            <text:p><text:span text:style-name="T3"><text:a xlink:href="#Instructions.A1" xlink:type="simple">Start the Competitive Analysis!</text:a></text:span></text:p>
          </table:table-cell>
          <table:covered-table-cell table:number-columns-repeated="3" table:style-name="ce21"/>
          <table:table-cell table:number-columns-repeated="1019"/>
        </table:table-row>
        <table:table-row table:style-name="ro5">
          <table:table-cell/>
          <table:table-cell table:style-name="ce13" table:number-columns-spanned="4" table:number-rows-spanned="1"/>
          <table:covered-table-cell table:number-columns-repeated="3" table:style-name="ce22"/>
          <table:table-cell table:number-columns-repeated="1019"/>
        </table:table-row>
        <table:table-row table:style-name="ro5">
          <table:table-cell/>
          <table:table-cell table:style-name="ce13" table:number-columns-spanned="4" table:number-rows-spanned="1"/>
          <table:covered-table-cell table:number-columns-repeated="3" table:style-name="ce22"/>
          <table:table-cell table:number-columns-repeated="1019"/>
        </table:table-row>
        <table:table-row table:style-name="ro5">
          <table:table-cell/>
          <table:table-cell table:style-name="ce13" table:number-columns-spanned="4" table:number-rows-spanned="1"/>
          <table:covered-table-cell table:number-columns-repeated="3" table:style-name="ce22"/>
          <table:table-cell table:number-columns-repeated="1019"/>
        </table:table-row>
        <table:table-row table:style-name="ro5">
          <table:table-cell/>
          <table:table-cell table:style-name="ce13" table:number-columns-spanned="4" table:number-rows-spanned="1"/>
          <table:covered-table-cell table:number-columns-repeated="3" table:style-name="ce22"/>
          <table:table-cell table:number-columns-repeated="1019"/>
        </table:table-row>
        <table:table-row table:style-name="ro5">
          <table:table-cell/>
          <table:table-cell table:style-name="ce13" table:number-columns-spanned="4" table:number-rows-spanned="1"/>
          <table:covered-table-cell table:number-columns-repeated="3" table:style-name="ce22"/>
          <table:table-cell table:number-columns-repeated="1019"/>
        </table:table-row>
        <table:table-row table:style-name="ro5" table:number-rows-repeated="1048560">
          <table:table-cell table:number-columns-repeated="1024"/>
        </table:table-row>
        <table:table-row table:style-name="ro5">
          <table:table-cell table:number-columns-repeated="1024"/>
        </table:table-row>
      </table:table>
      <table:table table:name="Instructions" table:style-name="ta2" table:print-ranges="Instructions.A1:Instructions.B10">
        <table:table-column table:style-name="co6" table:default-cell-style-name="ce38"/>
        <table:table-column table:style-name="co7" table:default-cell-style-name="ce38"/>
        <table:table-column table:style-name="co8" table:number-columns-repeated="255" table:default-cell-style-name="ce38"/>
        <table:table-column table:style-name="co8" table:number-columns-repeated="767" table:default-cell-style-name="Default"/>
        <table:table-row table:style-name="ro1">
          <table:table-cell/>
          <table:table-cell table:style-name="ce41" office:value-type="string" calcext:value-type="string">
            <text:p>Competitive Analysis Tool</text:p>
            <draw:frame table:end-cell-address="Instructions.B1" table:end-x="11.716cm" table:end-y="1.61cm" draw:z-index="0" draw:name="Picture 15" draw:style-name="gr1" draw:text-style-name="P1" svg:width="11.716cm" svg:height="1.138cm" svg:x="0cm" svg:y="0.472cm">
              <draw:image xlink:href="Pictures/200000880000828000000E68B0A91F41.wmf" xlink:type="simple" xlink:show="embed" xlink:actuate="onLoad">
                <text:p/>
              </draw:image>
            </draw:frame>
          </table:table-cell>
          <table:table-cell table:number-columns-repeated="1022"/>
        </table:table-row>
        <table:table-row table:style-name="ro2">
          <table:table-cell table:style-name="ce39"/>
          <table:table-cell table:style-name="ce42" office:value-type="string" calcext:value-type="string">
            <text:p>Instructions</text:p>
          </table:table-cell>
          <table:table-cell table:style-name="ce39" table:number-columns-repeated="1022"/>
        </table:table-row>
        <table:table-row table:style-name="ro7">
          <table:table-cell table:style-name="ce39"/>
          <table:table-cell table:style-name="ce43" office:value-type="string" calcext:value-type="string">
            <text:p>1. In the "Value Drivers" tab, select &amp; define the value drivers or key buying criteria for the market segment you wish to analyze.</text:p>
          </table:table-cell>
          <table:table-cell table:style-name="ce39" table:number-columns-repeated="1022"/>
        </table:table-row>
        <table:table-row table:style-name="ro7">
          <table:table-cell table:style-name="ce39"/>
          <table:table-cell table:style-name="ce44" office:value-type="string" calcext:value-type="string">
            <text:p>2. In the "Weighting" tab, weigh each of the value drivers or the key buying criteria according to the priorities of your target customers.</text:p>
          </table:table-cell>
          <table:table-cell table:style-name="ce39" table:number-columns-repeated="1022"/>
        </table:table-row>
        <table:table-row table:style-name="ro7">
          <table:table-cell table:style-name="ce39"/>
          <table:table-cell table:style-name="ce44" office:value-type="string" calcext:value-type="string">
            <text:p>3. Using the "Value Rankings" tab, rank your products versus your competitors for each of the value drivers or key buying criteria.</text:p>
          </table:table-cell>
          <table:table-cell table:style-name="ce39" table:number-columns-repeated="1022"/>
        </table:table-row>
        <table:table-row table:style-name="ro7">
          <table:table-cell table:style-name="ce39"/>
          <table:table-cell table:style-name="ce44" office:value-type="string" calcext:value-type="string">
            <text:p>4. In the "Price &amp; Market Share" tab, input a pricing rank and estimated market share for each company. (DO NOT enter values in the 'value proposition' shaded cells)</text:p>
          </table:table-cell>
          <table:table-cell table:style-name="ce39" table:number-columns-repeated="1022"/>
        </table:table-row>
        <table:table-row table:style-name="ro7">
          <table:table-cell table:style-name="ce39"/>
          <table:table-cell table:style-name="ce44" office:value-type="string" calcext:value-type="string">
            <text:p>5. Evaluate how each competitor is differentiated in the "Differentiation Chart" tab, where the rankings from the value driver scoring are displayed visually.</text:p>
          </table:table-cell>
          <table:table-cell table:style-name="ce39" table:number-columns-repeated="1022"/>
        </table:table-row>
        <table:table-row table:style-name="ro7">
          <table:table-cell table:style-name="ce39"/>
          <table:table-cell table:style-name="ce44" office:value-type="string" calcext:value-type="string">
            <text:p>6. View the "Positioning Map" tab to determine your market position In relation to your competitors with regard to value, price and market share.</text:p>
          </table:table-cell>
          <table:table-cell table:style-name="ce39" table:number-columns-repeated="1022"/>
        </table:table-row>
        <table:table-row table:style-name="ro7">
          <table:table-cell table:style-name="ce39"/>
          <table:table-cell table:style-name="ce45" office:value-type="string" calcext:value-type="string">
            <text:p>7. Provide a brief description of your product and your top 4 competitors in the additional tabs below.</text:p>
          </table:table-cell>
          <table:table-cell table:style-name="ce39" table:number-columns-repeated="1022"/>
        </table:table-row>
        <table:table-row table:style-name="ro8">
          <table:table-cell table:style-name="ce40"/>
          <table:table-cell table:style-name="ce46"/>
          <table:table-cell table:style-name="ce40" table:number-columns-repeated="1022"/>
        </table:table-row>
        <table:table-row table:style-name="ro8">
          <table:table-cell table:style-name="ce40"/>
          <table:table-cell/>
          <table:table-cell table:style-name="ce40" table:number-columns-repeated="1022"/>
        </table:table-row>
        <table:table-row table:style-name="ro5">
          <table:table-cell table:number-columns-repeated="1024"/>
        </table:table-row>
        <table:table-row table:style-name="ro5" table:number-rows-repeated="2">
          <table:table-cell/>
          <table:table-cell table:style-name="ce47"/>
          <table:table-cell table:number-columns-repeated="1022"/>
        </table:table-row>
        <table:table-row table:style-name="ro5" table:number-rows-repeated="2">
          <table:table-cell/>
          <table:table-cell table:style-name="ce48"/>
          <table:table-cell table:number-columns-repeated="1022"/>
        </table:table-row>
        <table:table-row table:style-name="ro5" table:number-rows-repeated="1048559">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Instructions.$A$1:.$B$10" table:range-usable-as="print-range"/>
        </table:named-expressions>
      </table:table>
      <table:table table:name="Value Drivers" table:style-name="ta3" table:print-ranges="'Value Drivers'.A1:'Value Drivers'.D12">
        <table:table-column table:style-name="co6" table:default-cell-style-name="ce38"/>
        <table:table-column table:style-name="co9" table:default-cell-style-name="ce38"/>
        <table:table-column table:style-name="co10" table:default-cell-style-name="ce38"/>
        <table:table-column table:style-name="co8" table:number-columns-repeated="254" table:default-cell-style-name="ce38"/>
        <table:table-column table:style-name="co8" table:number-columns-repeated="767" table:default-cell-style-name="Default"/>
        <table:table-row table:style-name="ro1">
          <table:table-cell/>
          <table:table-cell table:style-name="ce49">
            <draw:frame table:end-cell-address="'Value Drivers'.C1" table:end-x="3.845cm" table:end-y="1.61cm" draw:z-index="0" draw:name="Picture 15" draw:style-name="gr1" draw:text-style-name="P1" svg:width="11.705cm" svg:height="1.138cm" svg:x="0cm" svg:y="0.472cm">
              <draw:image xlink:href="Pictures/200000880000828000000E68B0A91F41.wmf" xlink:type="simple" xlink:show="embed" xlink:actuate="onLoad">
                <text:p/>
              </draw:image>
            </draw:frame>
          </table:table-cell>
          <table:table-cell table:style-name="ce41" office:value-type="string" calcext:value-type="string">
            <text:p>Competitive Analysis Tool</text:p>
          </table:table-cell>
          <table:table-cell table:number-columns-repeated="1021"/>
        </table:table-row>
        <table:table-row table:style-name="ro2">
          <table:table-cell table:style-name="ce39"/>
          <table:table-cell table:style-name="ce50" office:value-type="string" calcext:value-type="string" table:number-columns-spanned="2" table:number-rows-spanned="1">
            <text:p>Define the key product features that drive customer value.</text:p>
          </table:table-cell>
          <table:covered-table-cell table:style-name="ce50"/>
          <table:table-cell table:style-name="ce39" table:number-columns-repeated="1021"/>
        </table:table-row>
        <table:table-row table:style-name="ro2">
          <table:table-cell/>
          <table:table-cell table:style-name="ce51" office:value-type="string" calcext:value-type="string">
            <text:p>Value Drivers:</text:p>
          </table:table-cell>
          <table:table-cell table:style-name="ce56" office:value-type="string" calcext:value-type="string">
            <text:p>Definitions:</text:p>
          </table:table-cell>
          <table:table-cell table:number-columns-repeated="1021"/>
        </table:table-row>
        <table:table-row table:style-name="ro4">
          <table:table-cell table:style-name="ce40"/>
          <table:table-cell table:style-name="ce52" office:value-type="string" calcext:value-type="string">
            <text:p>Service</text:p>
          </table:table-cell>
          <table:table-cell table:style-name="ce57" office:value-type="string" calcext:value-type="string">
            <text:p>The process of selecting, purchasing, and maintaining the product is supported by a dedicated person</text:p>
          </table:table-cell>
          <table:table-cell table:style-name="ce40" table:number-columns-repeated="1021"/>
        </table:table-row>
        <table:table-row table:style-name="ro4">
          <table:table-cell table:style-name="ce40"/>
          <table:table-cell table:style-name="ce52" office:value-type="string" calcext:value-type="string">
            <text:p>Warranty</text:p>
          </table:table-cell>
          <table:table-cell table:style-name="ce57" office:value-type="string" calcext:value-type="string">
            <text:p>Warranty covers product or service for 3 years</text:p>
          </table:table-cell>
          <table:table-cell table:style-name="ce40" table:number-columns-repeated="1021"/>
        </table:table-row>
        <table:table-row table:style-name="ro4">
          <table:table-cell table:style-name="ce40"/>
          <table:table-cell table:style-name="ce52" office:value-type="string" calcext:value-type="string">
            <text:p>Delivery</text:p>
          </table:table-cell>
          <table:table-cell table:style-name="ce57" office:value-type="string" calcext:value-type="string">
            <text:p>Delivery is free</text:p>
          </table:table-cell>
          <table:table-cell table:style-name="ce40" table:number-columns-repeated="1021"/>
        </table:table-row>
        <table:table-row table:style-name="ro4">
          <table:table-cell table:style-name="ce40"/>
          <table:table-cell table:style-name="ce52" office:value-type="string" calcext:value-type="string">
            <text:p>Payment Options</text:p>
          </table:table-cell>
          <table:table-cell table:style-name="ce57" office:value-type="string" calcext:value-type="string">
            <text:p>Flexible payment terms are available</text:p>
          </table:table-cell>
          <table:table-cell table:style-name="ce40" table:number-columns-repeated="1021"/>
        </table:table-row>
        <table:table-row table:style-name="ro4">
          <table:table-cell table:style-name="ce40"/>
          <table:table-cell table:style-name="ce52" office:value-type="string" calcext:value-type="string">
            <text:p>Functionality</text:p>
          </table:table-cell>
          <table:table-cell table:style-name="ce57" office:value-type="string" calcext:value-type="string">
            <text:p>Product or service meets or exceeds customer/consumer requirements</text:p>
          </table:table-cell>
          <table:table-cell table:style-name="ce40" table:number-columns-repeated="1021"/>
        </table:table-row>
        <table:table-row table:style-name="ro4">
          <table:table-cell table:style-name="ce40"/>
          <table:table-cell table:style-name="ce52" office:value-type="string" calcext:value-type="string">
            <text:p>Support</text:p>
          </table:table-cell>
          <table:table-cell table:style-name="ce57" office:value-type="string" calcext:value-type="string">
            <text:p>Telephone &amp; online support is available 24/7/365</text:p>
          </table:table-cell>
          <table:table-cell table:style-name="ce40" table:number-columns-repeated="1021"/>
        </table:table-row>
        <table:table-row table:style-name="ro4">
          <table:table-cell table:style-name="ce40"/>
          <table:table-cell table:style-name="ce52" office:value-type="string" calcext:value-type="string">
            <text:p>Quality</text:p>
          </table:table-cell>
          <table:table-cell table:style-name="ce57" office:value-type="string" calcext:value-type="string">
            <text:p>Product or service has a reputation for being a leader in its category</text:p>
          </table:table-cell>
          <table:table-cell table:style-name="ce40" table:number-columns-repeated="1021"/>
        </table:table-row>
        <table:table-row table:style-name="ro4">
          <table:table-cell table:style-name="ce40"/>
          <table:table-cell table:style-name="ce52" office:value-type="string" calcext:value-type="string">
            <text:p>Reliability</text:p>
          </table:table-cell>
          <table:table-cell table:style-name="ce57" office:value-type="string" calcext:value-type="string">
            <text:p>Product or service is available for use 24/7/365</text:p>
          </table:table-cell>
          <table:table-cell table:style-name="ce40" table:number-columns-repeated="1021"/>
        </table:table-row>
        <table:table-row table:style-name="ro4">
          <table:table-cell table:style-name="ce40"/>
          <table:table-cell table:style-name="ce53" office:value-type="string" calcext:value-type="string">
            <text:p>Ease of Use</text:p>
          </table:table-cell>
          <table:table-cell table:style-name="ce58" office:value-type="string" calcext:value-type="string">
            <text:p>Product or service is easy to use and requires minimal instruction</text:p>
          </table:table-cell>
          <table:table-cell table:style-name="ce40" table:number-columns-repeated="1021"/>
        </table:table-row>
        <table:table-row table:style-name="ro5">
          <table:table-cell/>
          <table:table-cell table:style-name="ce54" table:number-columns-repeated="2"/>
          <table:table-cell table:number-columns-repeated="1021"/>
        </table:table-row>
        <table:table-row table:style-name="ro5" table:number-rows-repeated="2">
          <table:table-cell/>
          <table:table-cell table:style-name="ce55" table:number-columns-repeated="2"/>
          <table:table-cell table:number-columns-repeated="1021"/>
        </table:table-row>
        <table:table-row table:style-name="ro5" table:number-rows-repeated="1048560">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Value Drivers'.$A$1:.$D$12" table:range-usable-as="print-range"/>
        </table:named-expressions>
      </table:table>
      <table:table table:name="Weighting" table:style-name="ta4" table:print-ranges="Weighting.A1:Weighting.K5">
        <table:table-column table:style-name="co6" table:default-cell-style-name="ce38"/>
        <table:table-column table:style-name="co11" table:number-columns-repeated="10" table:default-cell-style-name="ce38"/>
        <table:table-column table:style-name="co12" table:default-cell-style-name="ce38"/>
        <table:table-column table:style-name="co8" table:number-columns-repeated="245" table:default-cell-style-name="ce38"/>
        <table:table-column table:style-name="co8" table:number-columns-repeated="767" table:default-cell-style-name="Default"/>
        <table:table-row table:style-name="ro1">
          <table:table-cell/>
          <table:table-cell table:style-name="ce49">
            <draw:frame table:end-cell-address="Weighting.E1" table:end-x="1.291cm" table:end-y="1.61cm" draw:z-index="0" draw:name="Picture 15" draw:style-name="gr1" draw:text-style-name="P1" svg:width="11.694cm" svg:height="1.138cm" svg:x="0cm" svg:y="0.472cm">
              <draw:image xlink:href="Pictures/200000880000828000000E68B0A91F41.wmf" xlink:type="simple" xlink:show="embed" xlink:actuate="onLoad">
                <text:p/>
              </draw:image>
            </draw:frame>
          </table:table-cell>
          <table:table-cell table:style-name="ce41"/>
          <table:table-cell table:number-columns-repeated="2"/>
          <table:table-cell table:style-name="ce64" office:value-type="string" calcext:value-type="string" table:number-columns-spanned="6" table:number-rows-spanned="1">
            <text:p>Competitive Analysis Tool</text:p>
          </table:table-cell>
          <table:covered-table-cell table:number-columns-repeated="5" table:style-name="ce64"/>
          <table:table-cell table:style-name="ce67"/>
          <table:table-cell table:number-columns-repeated="1012"/>
        </table:table-row>
        <table:table-row table:style-name="ro2">
          <table:table-cell/>
          <table:table-cell table:style-name="ce59" office:value-type="string" calcext:value-type="string" table:number-columns-spanned="10" table:number-rows-spanned="1">
            <text:p>Weighting Scale</text:p>
          </table:table-cell>
          <table:covered-table-cell table:number-columns-repeated="9" table:style-name="ce59"/>
          <table:table-cell table:number-columns-repeated="1013"/>
        </table:table-row>
        <table:table-row table:style-name="ro9">
          <table:table-cell/>
          <table:table-cell table:style-name="ce60" table:formula="of:=[$'Value Drivers'.B4]" office:value-type="string" office:string-value="Service" calcext:value-type="string">
            <text:p>Service</text:p>
          </table:table-cell>
          <table:table-cell table:style-name="ce60" table:formula="of:=[$'Value Drivers'.B5]" office:value-type="string" office:string-value="Warranty" calcext:value-type="string">
            <text:p>Warranty</text:p>
          </table:table-cell>
          <table:table-cell table:style-name="ce60" table:formula="of:=[$'Value Drivers'.B6]" office:value-type="string" office:string-value="Delivery" calcext:value-type="string">
            <text:p>Delivery</text:p>
          </table:table-cell>
          <table:table-cell table:style-name="ce60" table:formula="of:=[$'Value Drivers'.B7]" office:value-type="string" office:string-value="Payment Options" calcext:value-type="string">
            <text:p>Payment Options</text:p>
          </table:table-cell>
          <table:table-cell table:style-name="ce60" table:formula="of:=[$'Value Drivers'.B8]" office:value-type="string" office:string-value="Functionality" calcext:value-type="string">
            <text:p>Functionality</text:p>
          </table:table-cell>
          <table:table-cell table:style-name="ce60" table:formula="of:=[$'Value Drivers'.B9]" office:value-type="string" office:string-value="Support" calcext:value-type="string">
            <text:p>Support</text:p>
          </table:table-cell>
          <table:table-cell table:style-name="ce60" table:formula="of:=[$'Value Drivers'.B10]" office:value-type="string" office:string-value="Quality" calcext:value-type="string">
            <text:p>Quality</text:p>
          </table:table-cell>
          <table:table-cell table:style-name="ce60" table:formula="of:=[$'Value Drivers'.B11]" office:value-type="string" office:string-value="Reliability" calcext:value-type="string">
            <text:p>Reliability</text:p>
          </table:table-cell>
          <table:table-cell table:style-name="ce60" table:formula="of:=[$'Value Drivers'.B12]" office:value-type="string" office:string-value="Ease of Use" calcext:value-type="string">
            <text:p>Ease of Use</text:p>
          </table:table-cell>
          <table:table-cell table:style-name="ce65" office:value-type="string" calcext:value-type="string">
            <text:p>Total</text:p>
          </table:table-cell>
          <table:table-cell table:number-columns-repeated="1013"/>
        </table:table-row>
        <table:table-row table:style-name="ro9">
          <table:table-cell/>
          <table:table-cell table:style-name="ce61" table:content-validation-name="val1" office:value-type="percentage" office:value="0.4" calcext:value-type="percentage">
            <text:p>40%</text:p>
          </table:table-cell>
          <table:table-cell table:style-name="ce61" table:content-validation-name="val1" office:value-type="percentage" office:value="0" calcext:value-type="percentage">
            <text:p>0%</text:p>
          </table:table-cell>
          <table:table-cell table:style-name="ce61" table:content-validation-name="val1" office:value-type="percentage" office:value="0.1" calcext:value-type="percentage">
            <text:p>10%</text:p>
          </table:table-cell>
          <table:table-cell table:style-name="ce61" table:content-validation-name="val1" office:value-type="percentage" office:value="0" calcext:value-type="percentage">
            <text:p>0%</text:p>
          </table:table-cell>
          <table:table-cell table:number-columns-repeated="2" table:style-name="ce61" table:content-validation-name="val1" office:value-type="percentage" office:value="0.15" calcext:value-type="percentage">
            <text:p>15%</text:p>
          </table:table-cell>
          <table:table-cell table:style-name="ce61" table:content-validation-name="val1" office:value-type="percentage" office:value="0.1" calcext:value-type="percentage">
            <text:p>10%</text:p>
          </table:table-cell>
          <table:table-cell table:number-columns-repeated="2" table:style-name="ce61" table:content-validation-name="val1" office:value-type="percentage" office:value="0.05" calcext:value-type="percentage">
            <text:p>5%</text:p>
          </table:table-cell>
          <table:table-cell table:style-name="ce66" table:formula="of:=SUM([.B4:.J4])" office:value-type="percentage" office:value="1" calcext:value-type="percentage">
            <text:p>100%</text:p>
          </table:table-cell>
          <table:table-cell table:number-columns-repeated="1013"/>
        </table:table-row>
        <table:table-row table:style-name="ro10">
          <table:table-cell/>
          <table:table-cell table:style-name="ce62"/>
          <table:table-cell table:style-name="ce63" table:number-columns-repeated="9"/>
          <table:table-cell table:style-name="ce68"/>
          <table:table-cell table:number-columns-repeated="1012"/>
        </table:table-row>
        <table:table-row table:style-name="ro5" table:number-rows-repeated="3">
          <table:table-cell/>
          <table:table-cell table:style-name="ce55" table:number-columns-repeated="11"/>
          <table:table-cell table:number-columns-repeated="1012"/>
        </table:table-row>
        <table:table-row table:style-name="ro5" table:number-rows-repeated="1048567">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Weighting.$A$1:.$K$5" table:range-usable-as="print-range"/>
        </table:named-expressions>
      </table:table>
      <table:table table:name="Value Rankings" table:style-name="ta5" table:print-ranges="'Value Rankings'.A1:'Value Rankings'.K8">
        <table:table-column table:style-name="co6" table:default-cell-style-name="ce38"/>
        <table:table-column table:style-name="co13" table:default-cell-style-name="ce38"/>
        <table:table-column table:style-name="co14" table:number-columns-repeated="9" table:default-cell-style-name="ce38"/>
        <table:table-column table:style-name="co8" table:number-columns-repeated="246" table:default-cell-style-name="ce38"/>
        <table:table-column table:style-name="co8" table:number-columns-repeated="767" table:default-cell-style-name="Default"/>
        <table:table-row table:style-name="ro1">
          <table:table-cell/>
          <table:table-cell table:style-name="ce69">
            <draw:frame table:end-cell-address="'Value Rankings'.D1" table:end-x="2.38cm" table:end-y="1.61cm" draw:z-index="0" draw:name="Picture 15" draw:style-name="gr1" draw:text-style-name="P1" svg:width="11.693cm" svg:height="1.138cm" svg:x="0cm" svg:y="0.472cm">
              <draw:image xlink:href="Pictures/200000880000828000000E68B0A91F41.wmf" xlink:type="simple" xlink:show="embed" xlink:actuate="onLoad">
                <text:p/>
              </draw:image>
            </draw:frame>
          </table:table-cell>
          <table:table-cell table:style-name="ce69" table:number-columns-repeated="2"/>
          <table:table-cell table:style-name="ce78" office:value-type="string" calcext:value-type="string" table:number-columns-spanned="7" table:number-rows-spanned="1">
            <text:p>Competitive Analysis Tool</text:p>
          </table:table-cell>
          <table:covered-table-cell table:number-columns-repeated="6" table:style-name="ce78"/>
          <table:table-cell table:style-name="ce79" table:number-columns-repeated="2"/>
          <table:table-cell table:number-columns-repeated="1011"/>
        </table:table-row>
        <table:table-row table:style-name="ro9">
          <table:table-cell/>
          <table:table-cell table:style-name="ce70" office:value-type="string" calcext:value-type="string">
            <text:p>Product or Service</text:p>
          </table:table-cell>
          <table:table-cell table:style-name="ce73" table:formula="of:=[$Weighting.B3]" office:value-type="string" office:string-value="Service" calcext:value-type="string">
            <text:p>Service</text:p>
          </table:table-cell>
          <table:table-cell table:style-name="ce73" table:formula="of:=[$Weighting.C3]" office:value-type="string" office:string-value="Warranty" calcext:value-type="string">
            <text:p>Warranty</text:p>
          </table:table-cell>
          <table:table-cell table:style-name="ce73" table:formula="of:=[$Weighting.D3]" office:value-type="string" office:string-value="Delivery" calcext:value-type="string">
            <text:p>Delivery</text:p>
          </table:table-cell>
          <table:table-cell table:style-name="ce73" table:formula="of:=[$Weighting.E3]" office:value-type="string" office:string-value="Payment Options" calcext:value-type="string">
            <text:p>Payment Options</text:p>
          </table:table-cell>
          <table:table-cell table:style-name="ce73" table:formula="of:=[$Weighting.F3]" office:value-type="string" office:string-value="Functionality" calcext:value-type="string">
            <text:p>Functionality</text:p>
          </table:table-cell>
          <table:table-cell table:style-name="ce73" table:formula="of:=[$Weighting.G3]" office:value-type="string" office:string-value="Support" calcext:value-type="string">
            <text:p>Support</text:p>
          </table:table-cell>
          <table:table-cell table:style-name="ce73" table:formula="of:=[$Weighting.H3]" office:value-type="string" office:string-value="Quality" calcext:value-type="string">
            <text:p>Quality</text:p>
          </table:table-cell>
          <table:table-cell table:style-name="ce73" table:formula="of:=[$Weighting.I3]" office:value-type="string" office:string-value="Reliability" calcext:value-type="string">
            <text:p>Reliability</text:p>
          </table:table-cell>
          <table:table-cell table:style-name="ce73" table:formula="of:=[$Weighting.J3]" office:value-type="string" office:string-value="Ease of Use" calcext:value-type="string">
            <text:p>Ease of Use</text:p>
          </table:table-cell>
          <table:table-cell table:number-columns-repeated="1013"/>
        </table:table-row>
        <table:table-row table:style-name="ro4">
          <table:table-cell/>
          <table:table-cell table:style-name="ce71" office:value-type="string" calcext:value-type="string">
            <text:p>Weighting</text:p>
          </table:table-cell>
          <table:table-cell table:style-name="ce74" table:formula="of:=[$Weighting.B4]" office:value-type="percentage" office:value="0.4" calcext:value-type="percentage">
            <text:p>40%</text:p>
          </table:table-cell>
          <table:table-cell table:style-name="ce74" table:formula="of:=[$Weighting.C4]" office:value-type="percentage" office:value="0" calcext:value-type="percentage">
            <text:p>0%</text:p>
          </table:table-cell>
          <table:table-cell table:style-name="ce74" table:formula="of:=[$Weighting.D4]" office:value-type="percentage" office:value="0.1" calcext:value-type="percentage">
            <text:p>10%</text:p>
          </table:table-cell>
          <table:table-cell table:style-name="ce74" table:formula="of:=[$Weighting.E4]" office:value-type="percentage" office:value="0" calcext:value-type="percentage">
            <text:p>0%</text:p>
          </table:table-cell>
          <table:table-cell table:style-name="ce74" table:formula="of:=[$Weighting.F4]" office:value-type="percentage" office:value="0.15" calcext:value-type="percentage">
            <text:p>15%</text:p>
          </table:table-cell>
          <table:table-cell table:style-name="ce74" table:formula="of:=[$Weighting.G4]" office:value-type="percentage" office:value="0.15" calcext:value-type="percentage">
            <text:p>15%</text:p>
          </table:table-cell>
          <table:table-cell table:style-name="ce74" table:formula="of:=[$Weighting.H4]" office:value-type="percentage" office:value="0.1" calcext:value-type="percentage">
            <text:p>10%</text:p>
          </table:table-cell>
          <table:table-cell table:style-name="ce74" table:formula="of:=[$Weighting.I4]" office:value-type="percentage" office:value="0.05" calcext:value-type="percentage">
            <text:p>5%</text:p>
          </table:table-cell>
          <table:table-cell table:style-name="ce74" table:formula="of:=[$Weighting.J4]" office:value-type="percentage" office:value="0.05" calcext:value-type="percentage">
            <text:p>5%</text:p>
          </table:table-cell>
          <table:table-cell table:number-columns-repeated="1013"/>
        </table:table-row>
        <table:table-row table:style-name="ro9">
          <table:table-cell table:style-name="ce40"/>
          <table:table-cell table:style-name="ce72" office:value-type="string" calcext:value-type="string">
            <text:p>Our Product</text:p>
          </table:table-cell>
          <table:table-cell table:style-name="ce75" table:content-validation-name="val2" office:value-type="float" office:value="7" calcext:value-type="float">
            <text:p>7</text:p>
          </table:table-cell>
          <table:table-cell table:style-name="ce75" table:content-validation-name="val2" office:value-type="float" office:value="9" calcext:value-type="float">
            <text:p>9</text:p>
          </table:table-cell>
          <table:table-cell table:style-name="ce75" table:content-validation-name="val2" office:value-type="float" office:value="6" calcext:value-type="float">
            <text:p>6</text:p>
          </table:table-cell>
          <table:table-cell table:style-name="ce76" table:content-validation-name="val2" office:value-type="float" office:value="4" calcext:value-type="float">
            <text:p>4</text:p>
          </table:table-cell>
          <table:table-cell table:style-name="ce76" table:content-validation-name="val2" office:value-type="float" office:value="6" calcext:value-type="float">
            <text:p>6</text:p>
          </table:table-cell>
          <table:table-cell table:style-name="ce76" table:content-validation-name="val2" office:value-type="float" office:value="10" calcext:value-type="float">
            <text:p>10</text:p>
          </table:table-cell>
          <table:table-cell table:style-name="ce76" table:content-validation-name="val2" office:value-type="float" office:value="9" calcext:value-type="float">
            <text:p>9</text:p>
          </table:table-cell>
          <table:table-cell table:style-name="ce76" table:content-validation-name="val2" office:value-type="float" office:value="4" calcext:value-type="float">
            <text:p>4</text:p>
          </table:table-cell>
          <table:table-cell table:style-name="ce76" table:content-validation-name="val2" office:value-type="float" office:value="7" calcext:value-type="float">
            <text:p>7</text:p>
          </table:table-cell>
          <table:table-cell table:style-name="ce40" table:number-columns-repeated="1013"/>
        </table:table-row>
        <table:table-row table:style-name="ro9">
          <table:table-cell table:style-name="ce40"/>
          <table:table-cell table:style-name="ce72" office:value-type="string" calcext:value-type="string">
            <text:p>Competitor XYZ</text:p>
          </table:table-cell>
          <table:table-cell table:style-name="ce76" table:content-validation-name="val2" office:value-type="float" office:value="6" calcext:value-type="float">
            <text:p>6</text:p>
          </table:table-cell>
          <table:table-cell table:style-name="ce75" table:content-validation-name="val2" office:value-type="float" office:value="5" calcext:value-type="float">
            <text:p>5</text:p>
          </table:table-cell>
          <table:table-cell table:style-name="ce76" table:content-validation-name="val2" office:value-type="float" office:value="10" calcext:value-type="float">
            <text:p>10</text:p>
          </table:table-cell>
          <table:table-cell table:style-name="ce76" table:content-validation-name="val2" office:value-type="float" office:value="5" calcext:value-type="float">
            <text:p>5</text:p>
          </table:table-cell>
          <table:table-cell table:style-name="ce76" table:content-validation-name="val2" office:value-type="float" office:value="8" calcext:value-type="float">
            <text:p>8</text:p>
          </table:table-cell>
          <table:table-cell table:style-name="ce76" table:content-validation-name="val2" office:value-type="float" office:value="7" calcext:value-type="float">
            <text:p>7</text:p>
          </table:table-cell>
          <table:table-cell table:style-name="ce76" table:content-validation-name="val2" office:value-type="float" office:value="8" calcext:value-type="float">
            <text:p>8</text:p>
          </table:table-cell>
          <table:table-cell table:style-name="ce76" table:content-validation-name="val2" office:value-type="float" office:value="5" calcext:value-type="float">
            <text:p>5</text:p>
          </table:table-cell>
          <table:table-cell table:style-name="ce76" table:content-validation-name="val2" office:value-type="float" office:value="6" calcext:value-type="float">
            <text:p>6</text:p>
          </table:table-cell>
          <table:table-cell table:style-name="ce40" table:number-columns-repeated="1013"/>
        </table:table-row>
        <table:table-row table:style-name="ro9">
          <table:table-cell table:style-name="ce40"/>
          <table:table-cell table:style-name="ce72" office:value-type="string" calcext:value-type="string">
            <text:p>Competitor CTV</text:p>
          </table:table-cell>
          <table:table-cell table:style-name="ce76" table:content-validation-name="val2" office:value-type="float" office:value="8" calcext:value-type="float">
            <text:p>8</text:p>
          </table:table-cell>
          <table:table-cell table:style-name="ce76" table:content-validation-name="val2" office:value-type="float" office:value="7" calcext:value-type="float">
            <text:p>7</text:p>
          </table:table-cell>
          <table:table-cell table:style-name="ce76" table:content-validation-name="val2" office:value-type="float" office:value="4" calcext:value-type="float">
            <text:p>4</text:p>
          </table:table-cell>
          <table:table-cell table:style-name="ce76" table:content-validation-name="val2" office:value-type="float" office:value="8" calcext:value-type="float">
            <text:p>8</text:p>
          </table:table-cell>
          <table:table-cell table:style-name="ce76" table:content-validation-name="val2" office:value-type="float" office:value="7" calcext:value-type="float">
            <text:p>7</text:p>
          </table:table-cell>
          <table:table-cell table:style-name="ce76" table:content-validation-name="val2" office:value-type="float" office:value="8" calcext:value-type="float">
            <text:p>8</text:p>
          </table:table-cell>
          <table:table-cell table:style-name="ce76" table:content-validation-name="val2" office:value-type="float" office:value="6" calcext:value-type="float">
            <text:p>6</text:p>
          </table:table-cell>
          <table:table-cell table:style-name="ce76" table:content-validation-name="val2" office:value-type="float" office:value="9" calcext:value-type="float">
            <text:p>9</text:p>
          </table:table-cell>
          <table:table-cell table:style-name="ce76" table:content-validation-name="val2" office:value-type="float" office:value="8" calcext:value-type="float">
            <text:p>8</text:p>
          </table:table-cell>
          <table:table-cell table:style-name="ce40" table:number-columns-repeated="1013"/>
        </table:table-row>
        <table:table-row table:style-name="ro9">
          <table:table-cell table:style-name="ce40"/>
          <table:table-cell table:style-name="ce72" office:value-type="string" calcext:value-type="string">
            <text:p>Competitor 123</text:p>
          </table:table-cell>
          <table:table-cell table:style-name="ce76" table:content-validation-name="val2" office:value-type="float" office:value="4" calcext:value-type="float">
            <text:p>4</text:p>
          </table:table-cell>
          <table:table-cell table:style-name="ce76" table:content-validation-name="val2" office:value-type="float" office:value="8" calcext:value-type="float">
            <text:p>8</text:p>
          </table:table-cell>
          <table:table-cell table:style-name="ce76" table:content-validation-name="val2" office:value-type="float" office:value="3" calcext:value-type="float">
            <text:p>3</text:p>
          </table:table-cell>
          <table:table-cell table:style-name="ce76" table:content-validation-name="val2" office:value-type="float" office:value="7" calcext:value-type="float">
            <text:p>7</text:p>
          </table:table-cell>
          <table:table-cell table:style-name="ce76" table:content-validation-name="val2" office:value-type="float" office:value="2" calcext:value-type="float">
            <text:p>2</text:p>
          </table:table-cell>
          <table:table-cell table:style-name="ce76" table:content-validation-name="val2" office:value-type="float" office:value="5" calcext:value-type="float">
            <text:p>5</text:p>
          </table:table-cell>
          <table:table-cell table:style-name="ce76" table:content-validation-name="val2" office:value-type="float" office:value="3" calcext:value-type="float">
            <text:p>3</text:p>
          </table:table-cell>
          <table:table-cell table:style-name="ce76" table:content-validation-name="val2" office:value-type="float" office:value="7" calcext:value-type="float">
            <text:p>7</text:p>
          </table:table-cell>
          <table:table-cell table:style-name="ce76" table:content-validation-name="val2" office:value-type="float" office:value="2" calcext:value-type="float">
            <text:p>2</text:p>
          </table:table-cell>
          <table:table-cell table:style-name="ce40" table:number-columns-repeated="1013"/>
        </table:table-row>
        <table:table-row table:style-name="ro9">
          <table:table-cell table:style-name="ce40"/>
          <table:table-cell table:style-name="ce72" office:value-type="string" calcext:value-type="string">
            <text:p>Competitor QRS</text:p>
          </table:table-cell>
          <table:table-cell table:style-name="ce76" table:content-validation-name="val2" office:value-type="float" office:value="3" calcext:value-type="float">
            <text:p>3</text:p>
          </table:table-cell>
          <table:table-cell table:style-name="ce76" table:content-validation-name="val2" office:value-type="float" office:value="2" calcext:value-type="float">
            <text:p>2</text:p>
          </table:table-cell>
          <table:table-cell table:style-name="ce76" table:content-validation-name="val2" office:value-type="float" office:value="7" calcext:value-type="float">
            <text:p>7</text:p>
          </table:table-cell>
          <table:table-cell table:style-name="ce76" table:content-validation-name="val2" office:value-type="float" office:value="6" calcext:value-type="float">
            <text:p>6</text:p>
          </table:table-cell>
          <table:table-cell table:style-name="ce76" table:content-validation-name="val2" office:value-type="float" office:value="4" calcext:value-type="float">
            <text:p>4</text:p>
          </table:table-cell>
          <table:table-cell table:style-name="ce76" table:content-validation-name="val2" office:value-type="float" office:value="3" calcext:value-type="float">
            <text:p>3</text:p>
          </table:table-cell>
          <table:table-cell table:style-name="ce76" table:content-validation-name="val2" office:value-type="float" office:value="4" calcext:value-type="float">
            <text:p>4</text:p>
          </table:table-cell>
          <table:table-cell table:style-name="ce76" table:content-validation-name="val2" office:value-type="float" office:value="6" calcext:value-type="float">
            <text:p>6</text:p>
          </table:table-cell>
          <table:table-cell table:style-name="ce76" table:content-validation-name="val2" office:value-type="float" office:value="4" calcext:value-type="float">
            <text:p>4</text:p>
          </table:table-cell>
          <table:table-cell table:style-name="ce40" table:number-columns-repeated="1013"/>
        </table:table-row>
        <table:table-row table:style-name="ro5" table:number-rows-repeated="3">
          <table:table-cell table:number-columns-repeated="2"/>
          <table:table-cell table:style-name="ce77" table:number-columns-repeated="9"/>
          <table:table-cell table:number-columns-repeated="1013"/>
        </table:table-row>
        <table:table-row table:style-name="ro5" table:number-rows-repeated="1048564">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Value Rankings'.$A$1:.$K$8" table:range-usable-as="print-range"/>
        </table:named-expressions>
        <calcext:conditional-formats>
          <calcext:conditional-format calcext:target-range-address="'Value Rankings'.C4:'Value Rankings'.K8">
            <calcext:condition calcext:apply-style-name="Excel_CondFormat_5_1_1" calcext:value="&gt;=8" calcext:base-cell-address="'Value Rankings'.C4"/>
            <calcext:condition calcext:apply-style-name="Excel_CondFormat_5_1_2" calcext:value="between(6,7)" calcext:base-cell-address="'Value Rankings'.C4"/>
            <calcext:condition calcext:apply-style-name="Excel_CondFormat_5_1_3" calcext:value="&lt;=5" calcext:base-cell-address="'Value Rankings'.C4"/>
          </calcext:conditional-format>
        </calcext:conditional-formats>
      </table:table>
      <table:table table:name="Price &amp; Market Share" table:style-name="ta6" table:print-ranges="'Price &amp; Market Share'.A1:'Price &amp; Market Share'.N9">
        <table:table-column table:style-name="co6" table:default-cell-style-name="ce3"/>
        <table:table-column table:style-name="co15" table:default-cell-style-name="ce80"/>
        <table:table-column table:style-name="co16" table:visibility="collapse" table:number-columns-repeated="9" table:default-cell-style-name="ce80"/>
        <table:table-column table:style-name="co17" table:default-cell-style-name="ce80"/>
        <table:table-column table:style-name="co17" table:number-columns-repeated="2" table:default-cell-style-name="ce3"/>
        <table:table-column table:style-name="co18" table:number-columns-repeated="243" table:default-cell-style-name="ce3"/>
        <table:table-column table:style-name="co18" table:number-columns-repeated="767" table:default-cell-style-name="Default"/>
        <table:table-row table:style-name="ro1">
          <table:table-cell table:style-name="ce80"/>
          <table:table-cell table:style-name="ce82" table:number-columns-spanned="7" table:number-rows-spanned="1">
            <draw:frame table:end-cell-address="'Price &amp; Market Share'.B1" table:end-x="11.712cm" table:end-y="1.61cm" draw:z-index="0" draw:name="Picture 15" draw:style-name="gr1" draw:text-style-name="P1" svg:width="11.712cm" svg:height="1.138cm" svg:x="0cm" svg:y="0.472cm">
              <draw:image xlink:href="Pictures/200000880000828000000E68B0A91F41.wmf" xlink:type="simple" xlink:show="embed" xlink:actuate="onLoad">
                <text:p/>
              </draw:image>
            </draw:frame>
          </table:table-cell>
          <table:covered-table-cell table:number-columns-repeated="6" table:style-name="ce82"/>
          <table:table-cell table:style-name="ce89" table:number-columns-repeated="3"/>
          <table:table-cell table:style-name="ce90" office:value-type="string" calcext:value-type="string" table:number-columns-spanned="3" table:number-rows-spanned="1">
            <text:p>Competitive Analysis Tool</text:p>
          </table:table-cell>
          <table:covered-table-cell table:number-columns-repeated="2" table:style-name="ce90"/>
          <table:table-cell table:style-name="ce89" table:number-columns-repeated="4"/>
          <table:table-cell table:style-name="ce80" table:number-columns-repeated="1006"/>
        </table:table-row>
        <table:table-row table:style-name="ro2">
          <table:table-cell table:style-name="ce80"/>
          <table:table-cell table:style-name="ce83" office:value-type="string" calcext:value-type="string" table:number-columns-spanned="13" table:number-rows-spanned="1">
            <text:p>Insert the estimated market share percentage and rank the relative pricing for your product and your top competitors.  The "value proposition" score is automatically generated based on the ratings done on the Value Driver Scoring tab, so you<text:span text:style-name="T5"> do not need to enter a value in the lightly shaded cells</text:span><text:span text:style-name="T6">.</text:span></text:p>
          </table:table-cell>
          <table:covered-table-cell table:number-columns-repeated="12" table:style-name="ce83"/>
          <table:table-cell table:style-name="ce89" table:number-columns-repeated="4"/>
          <table:table-cell table:style-name="ce80" table:number-columns-repeated="1006"/>
        </table:table-row>
        <table:table-row table:style-name="ro11">
          <table:table-cell table:style-name="ce80"/>
          <table:table-cell table:style-name="ce59" office:value-type="string" calcext:value-type="string">
            <text:p>Products</text:p>
          </table:table-cell>
          <table:table-cell table:style-name="ce87" table:formula="of:=[$'Value Rankings'.C2]" office:value-type="string" office:string-value="Service" calcext:value-type="string">
            <text:p>Service</text:p>
          </table:table-cell>
          <table:table-cell table:style-name="ce87" table:formula="of:=[$'Value Rankings'.D2]" office:value-type="string" office:string-value="Warranty" calcext:value-type="string">
            <text:p>Warranty</text:p>
          </table:table-cell>
          <table:table-cell table:style-name="ce87" table:formula="of:=[$'Value Rankings'.E2]" office:value-type="string" office:string-value="Delivery" calcext:value-type="string">
            <text:p>Delivery</text:p>
          </table:table-cell>
          <table:table-cell table:style-name="ce87" table:formula="of:=[$'Value Rankings'.F2]" office:value-type="string" office:string-value="Payment Options" calcext:value-type="string">
            <text:p>Payment Options</text:p>
          </table:table-cell>
          <table:table-cell table:style-name="ce87" table:formula="of:=[$'Value Rankings'.G2]" office:value-type="string" office:string-value="Functionality" calcext:value-type="string">
            <text:p>Functionality</text:p>
          </table:table-cell>
          <table:table-cell table:style-name="ce87" table:formula="of:=[$'Value Rankings'.H2]" office:value-type="string" office:string-value="Support" calcext:value-type="string">
            <text:p>Support</text:p>
          </table:table-cell>
          <table:table-cell table:style-name="ce87" table:formula="of:=[$'Value Rankings'.I2]" office:value-type="string" office:string-value="Quality" calcext:value-type="string">
            <text:p>Quality</text:p>
          </table:table-cell>
          <table:table-cell table:style-name="ce87" table:formula="of:=[$'Value Rankings'.J2]" office:value-type="string" office:string-value="Reliability" calcext:value-type="string">
            <text:p>Reliability</text:p>
          </table:table-cell>
          <table:table-cell table:style-name="ce87" table:formula="of:=[$'Value Rankings'.K2]" office:value-type="string" office:string-value="Ease of Use" calcext:value-type="string">
            <text:p>Ease of Use</text:p>
          </table:table-cell>
          <table:table-cell table:style-name="ce91" office:value-type="string" calcext:value-type="string">
            <text:p>Value Proposition</text:p>
          </table:table-cell>
          <table:table-cell table:style-name="ce93" office:value-type="string" calcext:value-type="string">
            <text:p>Relative Pricing <text:s text:c="25"/>(10 High, 1 Low)</text:p>
          </table:table-cell>
          <table:table-cell table:style-name="ce91" office:value-type="string" calcext:value-type="string">
            <text:p>Market Share %</text:p>
          </table:table-cell>
          <table:table-cell table:style-name="ce80" table:number-columns-repeated="1010"/>
        </table:table-row>
        <table:table-row table:style-name="ro11">
          <table:table-cell table:style-name="ce81"/>
          <table:table-cell table:style-name="ce84" table:formula="of:=[$'Value Rankings'.B5]" office:value-type="string" office:string-value="Competitor XYZ" calcext:value-type="string">
            <text:p>Competitor XYZ</text:p>
          </table:table-cell>
          <table:table-cell table:style-name="ce88" table:formula="of:=[$Weighting.B4]*[$'Value Rankings'.C5]" office:value-type="float" office:value="2.4" calcext:value-type="float">
            <text:p>2,4</text:p>
          </table:table-cell>
          <table:table-cell table:style-name="ce88" table:formula="of:=[$Weighting.C4]*[$'Value Rankings'.D5]" office:value-type="float" office:value="0" calcext:value-type="float">
            <text:p>0,0</text:p>
          </table:table-cell>
          <table:table-cell table:style-name="ce88" table:formula="of:=[$Weighting.D4]*[$'Value Rankings'.E5]" office:value-type="float" office:value="1" calcext:value-type="float">
            <text:p>1,0</text:p>
          </table:table-cell>
          <table:table-cell table:style-name="ce88" table:formula="of:=[$Weighting.E4]*[$'Value Rankings'.F5]" office:value-type="float" office:value="0" calcext:value-type="float">
            <text:p>0,0</text:p>
          </table:table-cell>
          <table:table-cell table:style-name="ce88" table:formula="of:=[$Weighting.F4]*[$'Value Rankings'.G5]" office:value-type="float" office:value="1.2" calcext:value-type="float">
            <text:p>1,2</text:p>
          </table:table-cell>
          <table:table-cell table:style-name="ce88" table:formula="of:=[$Weighting.G4]*[$'Value Rankings'.H5]" office:value-type="float" office:value="1.05" calcext:value-type="float">
            <text:p>1,1</text:p>
          </table:table-cell>
          <table:table-cell table:style-name="ce88" table:formula="of:=[$Weighting.H4]*[$'Value Rankings'.I5]" office:value-type="float" office:value="0.8" calcext:value-type="float">
            <text:p>0,8</text:p>
          </table:table-cell>
          <table:table-cell table:style-name="ce88" table:formula="of:=[$Weighting.I4]*[$'Value Rankings'.J5]" office:value-type="float" office:value="0.25" calcext:value-type="float">
            <text:p>0,3</text:p>
          </table:table-cell>
          <table:table-cell table:style-name="ce88" table:formula="of:=[$Weighting.J4]*[$'Value Rankings'.K5]" office:value-type="float" office:value="0.3" calcext:value-type="float">
            <text:p>0,3</text:p>
          </table:table-cell>
          <table:table-cell table:style-name="ce92" table:formula="of:=SUM([.C4:.K4])" office:value-type="float" office:value="7" calcext:value-type="float">
            <text:p>7,0</text:p>
          </table:table-cell>
          <table:table-cell table:style-name="ce94" table:content-validation-name="val3" office:value-type="float" office:value="7" calcext:value-type="float">
            <text:p>7</text:p>
          </table:table-cell>
          <table:table-cell table:style-name="ce95" office:value-type="percentage" office:value="0.16" calcext:value-type="percentage">
            <text:p>16%</text:p>
          </table:table-cell>
          <table:table-cell table:style-name="ce81" table:number-columns-repeated="1010"/>
        </table:table-row>
        <table:table-row table:style-name="ro11">
          <table:table-cell table:style-name="ce81"/>
          <table:table-cell table:style-name="ce84" table:formula="of:=[$'Value Rankings'.B6]" office:value-type="string" office:string-value="Competitor CTV" calcext:value-type="string">
            <text:p>Competitor CTV</text:p>
          </table:table-cell>
          <table:table-cell table:style-name="ce88" table:formula="of:=[$Weighting.B4]*[$'Value Rankings'.C6]" office:value-type="float" office:value="3.2" calcext:value-type="float">
            <text:p>3,2</text:p>
          </table:table-cell>
          <table:table-cell table:style-name="ce88" table:formula="of:=[$Weighting.C4]*[$'Value Rankings'.D6]" office:value-type="float" office:value="0" calcext:value-type="float">
            <text:p>0,0</text:p>
          </table:table-cell>
          <table:table-cell table:style-name="ce88" table:formula="of:=[$Weighting.D4]*[$'Value Rankings'.E6]" office:value-type="float" office:value="0.4" calcext:value-type="float">
            <text:p>0,4</text:p>
          </table:table-cell>
          <table:table-cell table:style-name="ce88" table:formula="of:=[$Weighting.E4]*[$'Value Rankings'.F6]" office:value-type="float" office:value="0" calcext:value-type="float">
            <text:p>0,0</text:p>
          </table:table-cell>
          <table:table-cell table:style-name="ce88" table:formula="of:=[$Weighting.F4]*[$'Value Rankings'.G6]" office:value-type="float" office:value="1.05" calcext:value-type="float">
            <text:p>1,1</text:p>
          </table:table-cell>
          <table:table-cell table:style-name="ce88" table:formula="of:=[$Weighting.G4]*[$'Value Rankings'.H6]" office:value-type="float" office:value="1.2" calcext:value-type="float">
            <text:p>1,2</text:p>
          </table:table-cell>
          <table:table-cell table:style-name="ce88" table:formula="of:=[$Weighting.H4]*[$'Value Rankings'.I6]" office:value-type="float" office:value="0.6" calcext:value-type="float">
            <text:p>0,6</text:p>
          </table:table-cell>
          <table:table-cell table:style-name="ce88" table:formula="of:=[$Weighting.I4]*[$'Value Rankings'.J6]" office:value-type="float" office:value="0.45" calcext:value-type="float">
            <text:p>0,5</text:p>
          </table:table-cell>
          <table:table-cell table:style-name="ce88" table:formula="of:=[$Weighting.J4]*[$'Value Rankings'.K6]" office:value-type="float" office:value="0.4" calcext:value-type="float">
            <text:p>0,4</text:p>
          </table:table-cell>
          <table:table-cell table:style-name="ce92" table:formula="of:=SUM([.C5:.K5])" office:value-type="float" office:value="7.3" calcext:value-type="float">
            <text:p>7,3</text:p>
          </table:table-cell>
          <table:table-cell table:style-name="ce94" table:content-validation-name="val3" office:value-type="float" office:value="9" calcext:value-type="float">
            <text:p>9</text:p>
          </table:table-cell>
          <table:table-cell table:style-name="ce95" office:value-type="percentage" office:value="0.42" calcext:value-type="percentage">
            <text:p>42%</text:p>
          </table:table-cell>
          <table:table-cell table:style-name="ce81" table:number-columns-repeated="1010"/>
        </table:table-row>
        <table:table-row table:style-name="ro11">
          <table:table-cell table:style-name="ce81"/>
          <table:table-cell table:style-name="ce84" table:formula="of:=[$'Value Rankings'.B7]" office:value-type="string" office:string-value="Competitor 123" calcext:value-type="string">
            <text:p>Competitor 123</text:p>
          </table:table-cell>
          <table:table-cell table:style-name="ce88" table:formula="of:=[$Weighting.B4]*[$'Value Rankings'.C7]" office:value-type="float" office:value="1.6" calcext:value-type="float">
            <text:p>1,6</text:p>
          </table:table-cell>
          <table:table-cell table:style-name="ce88" table:formula="of:=[$Weighting.C4]*[$'Value Rankings'.D7]" office:value-type="float" office:value="0" calcext:value-type="float">
            <text:p>0,0</text:p>
          </table:table-cell>
          <table:table-cell table:style-name="ce88" table:formula="of:=[$Weighting.D4]*[$'Value Rankings'.E7]" office:value-type="float" office:value="0.3" calcext:value-type="float">
            <text:p>0,3</text:p>
          </table:table-cell>
          <table:table-cell table:style-name="ce88" table:formula="of:=[$Weighting.E4]*[$'Value Rankings'.F7]" office:value-type="float" office:value="0" calcext:value-type="float">
            <text:p>0,0</text:p>
          </table:table-cell>
          <table:table-cell table:style-name="ce88" table:formula="of:=[$Weighting.F4]*[$'Value Rankings'.G7]" office:value-type="float" office:value="0.3" calcext:value-type="float">
            <text:p>0,3</text:p>
          </table:table-cell>
          <table:table-cell table:style-name="ce88" table:formula="of:=[$Weighting.G4]*[$'Value Rankings'.H7]" office:value-type="float" office:value="0.75" calcext:value-type="float">
            <text:p>0,8</text:p>
          </table:table-cell>
          <table:table-cell table:style-name="ce88" table:formula="of:=[$Weighting.H4]*[$'Value Rankings'.I7]" office:value-type="float" office:value="0.3" calcext:value-type="float">
            <text:p>0,3</text:p>
          </table:table-cell>
          <table:table-cell table:style-name="ce88" table:formula="of:=[$Weighting.I4]*[$'Value Rankings'.J7]" office:value-type="float" office:value="0.35" calcext:value-type="float">
            <text:p>0,4</text:p>
          </table:table-cell>
          <table:table-cell table:style-name="ce88" table:formula="of:=[$Weighting.J4]*[$'Value Rankings'.K7]" office:value-type="float" office:value="0.1" calcext:value-type="float">
            <text:p>0,1</text:p>
          </table:table-cell>
          <table:table-cell table:style-name="ce92" table:formula="of:=SUM([.C6:.K6])" office:value-type="float" office:value="3.7" calcext:value-type="float">
            <text:p>3,7</text:p>
          </table:table-cell>
          <table:table-cell table:style-name="ce94" table:content-validation-name="val3" office:value-type="float" office:value="10" calcext:value-type="float">
            <text:p>10</text:p>
          </table:table-cell>
          <table:table-cell table:style-name="ce95" office:value-type="percentage" office:value="0.05" calcext:value-type="percentage">
            <text:p>5%</text:p>
          </table:table-cell>
          <table:table-cell table:style-name="ce81" table:number-columns-repeated="1010"/>
        </table:table-row>
        <table:table-row table:style-name="ro11">
          <table:table-cell table:style-name="ce81"/>
          <table:table-cell table:style-name="ce84" table:formula="of:=[$'Value Rankings'.B8]" office:value-type="string" office:string-value="Competitor QRS" calcext:value-type="string">
            <text:p>Competitor QRS</text:p>
          </table:table-cell>
          <table:table-cell table:style-name="ce88" table:formula="of:=[$Weighting.B4]*[$'Value Rankings'.C8]" office:value-type="float" office:value="1.2" calcext:value-type="float">
            <text:p>1,2</text:p>
          </table:table-cell>
          <table:table-cell table:style-name="ce88" table:formula="of:=[$Weighting.C4]*[$'Value Rankings'.D8]" office:value-type="float" office:value="0" calcext:value-type="float">
            <text:p>0,0</text:p>
          </table:table-cell>
          <table:table-cell table:style-name="ce88" table:formula="of:=[$Weighting.D4]*[$'Value Rankings'.E8]" office:value-type="float" office:value="0.7" calcext:value-type="float">
            <text:p>0,7</text:p>
          </table:table-cell>
          <table:table-cell table:style-name="ce88" table:formula="of:=[$Weighting.E4]*[$'Value Rankings'.F8]" office:value-type="float" office:value="0" calcext:value-type="float">
            <text:p>0,0</text:p>
          </table:table-cell>
          <table:table-cell table:style-name="ce88" table:formula="of:=[$Weighting.F4]*[$'Value Rankings'.G8]" office:value-type="float" office:value="0.6" calcext:value-type="float">
            <text:p>0,6</text:p>
          </table:table-cell>
          <table:table-cell table:style-name="ce88" table:formula="of:=[$Weighting.G4]*[$'Value Rankings'.H8]" office:value-type="float" office:value="0.45" calcext:value-type="float">
            <text:p>0,5</text:p>
          </table:table-cell>
          <table:table-cell table:style-name="ce88" table:formula="of:=[$Weighting.H4]*[$'Value Rankings'.I8]" office:value-type="float" office:value="0.4" calcext:value-type="float">
            <text:p>0,4</text:p>
          </table:table-cell>
          <table:table-cell table:style-name="ce88" table:formula="of:=[$Weighting.I4]*[$'Value Rankings'.J8]" office:value-type="float" office:value="0.3" calcext:value-type="float">
            <text:p>0,3</text:p>
          </table:table-cell>
          <table:table-cell table:style-name="ce88" table:formula="of:=[$Weighting.J4]*[$'Value Rankings'.K8]" office:value-type="float" office:value="0.2" calcext:value-type="float">
            <text:p>0,2</text:p>
          </table:table-cell>
          <table:table-cell table:style-name="ce92" table:formula="of:=SUM([.C7:.K7])" office:value-type="float" office:value="3.85" calcext:value-type="float">
            <text:p>3,9</text:p>
          </table:table-cell>
          <table:table-cell table:style-name="ce94" table:content-validation-name="val3" office:value-type="float" office:value="3" calcext:value-type="float">
            <text:p>3</text:p>
          </table:table-cell>
          <table:table-cell table:style-name="ce95" office:value-type="percentage" office:value="0.11" calcext:value-type="percentage">
            <text:p>11%</text:p>
          </table:table-cell>
          <table:table-cell table:style-name="ce81" table:number-columns-repeated="1010"/>
        </table:table-row>
        <table:table-row table:style-name="ro11">
          <table:table-cell table:style-name="ce81"/>
          <table:table-cell table:style-name="ce84" table:formula="of:=[$'Value Rankings'.B4]" office:value-type="string" office:string-value="Our Product" calcext:value-type="string">
            <text:p>Our Product</text:p>
          </table:table-cell>
          <table:table-cell table:style-name="ce88" table:formula="of:=[$Weighting.B4]*[$'Value Rankings'.C4]" office:value-type="float" office:value="2.8" calcext:value-type="float">
            <text:p>2,8</text:p>
          </table:table-cell>
          <table:table-cell table:style-name="ce88" table:formula="of:=[$Weighting.C4]*[$'Value Rankings'.D4]" office:value-type="float" office:value="0" calcext:value-type="float">
            <text:p>0,0</text:p>
          </table:table-cell>
          <table:table-cell table:style-name="ce88" table:formula="of:=[$Weighting.D4]*[$'Value Rankings'.E4]" office:value-type="float" office:value="0.6" calcext:value-type="float">
            <text:p>0,6</text:p>
          </table:table-cell>
          <table:table-cell table:style-name="ce88" table:formula="of:=[$Weighting.E4]*[$'Value Rankings'.F4]" office:value-type="float" office:value="0" calcext:value-type="float">
            <text:p>0,0</text:p>
          </table:table-cell>
          <table:table-cell table:style-name="ce88" table:formula="of:=[$Weighting.F4]*[$'Value Rankings'.G4]" office:value-type="float" office:value="0.9" calcext:value-type="float">
            <text:p>0,9</text:p>
          </table:table-cell>
          <table:table-cell table:style-name="ce88" table:formula="of:=[$Weighting.G4]*[$'Value Rankings'.H4]" office:value-type="float" office:value="1.5" calcext:value-type="float">
            <text:p>1,5</text:p>
          </table:table-cell>
          <table:table-cell table:style-name="ce88" table:formula="of:=[$Weighting.H4]*[$'Value Rankings'.I4]" office:value-type="float" office:value="0.9" calcext:value-type="float">
            <text:p>0,9</text:p>
          </table:table-cell>
          <table:table-cell table:style-name="ce88" table:formula="of:=[$Weighting.I4]*[$'Value Rankings'.J4]" office:value-type="float" office:value="0.2" calcext:value-type="float">
            <text:p>0,2</text:p>
          </table:table-cell>
          <table:table-cell table:style-name="ce88" table:formula="of:=[$Weighting.J4]*[$'Value Rankings'.K4]" office:value-type="float" office:value="0.35" calcext:value-type="float">
            <text:p>0,4</text:p>
          </table:table-cell>
          <table:table-cell table:style-name="ce92" table:formula="of:=SUM([.C8:.K8])" office:value-type="float" office:value="7.25" calcext:value-type="float">
            <text:p>7,3</text:p>
          </table:table-cell>
          <table:table-cell table:style-name="ce94" table:content-validation-name="val3" office:value-type="float" office:value="4" calcext:value-type="float">
            <text:p>4</text:p>
          </table:table-cell>
          <table:table-cell table:style-name="ce95" office:value-type="percentage" office:value="0.26" calcext:value-type="percentage">
            <text:p>26%</text:p>
          </table:table-cell>
          <table:table-cell table:style-name="ce81" table:number-columns-repeated="1010"/>
        </table:table-row>
        <table:table-row table:style-name="ro11">
          <table:table-cell/>
          <table:table-cell table:style-name="ce85" office:value-type="string" calcext:value-type="string" table:number-columns-spanned="12" table:number-rows-spanned="1">
            <text:p>Total Market Share</text:p>
          </table:table-cell>
          <table:covered-table-cell table:number-columns-repeated="11" table:style-name="ce85"/>
          <table:table-cell table:style-name="ce96" table:formula="of:=SUM([.N4:.N8])" office:value-type="percentage" office:value="1" calcext:value-type="percentage">
            <text:p>100%</text:p>
          </table:table-cell>
          <table:table-cell table:number-columns-repeated="1010"/>
        </table:table-row>
        <table:table-row table:style-name="ro5" table:number-rows-repeated="3">
          <table:table-cell table:number-columns-repeated="1024"/>
        </table:table-row>
        <table:table-row table:style-name="ro5">
          <table:table-cell/>
          <table:table-cell table:style-name="ce86"/>
          <table:table-cell table:number-columns-repeated="1022"/>
        </table:table-row>
        <table:table-row table:style-name="ro5" table:number-rows-repeated="1048562">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Price &amp; Market Share'.$A$1:.$N$9" table:range-usable-as="print-range"/>
        </table:named-expressions>
        <calcext:conditional-formats>
          <calcext:conditional-format calcext:target-range-address="'Price &amp; Market Share'.M4:'Price &amp; Market Share'.M8">
            <calcext:condition calcext:apply-style-name="Excel_CondFormat_6_1_1" calcext:value="&lt;=4" calcext:base-cell-address="'Price &amp; Market Share'.M4"/>
            <calcext:condition calcext:apply-style-name="Excel_CondFormat_6_1_2" calcext:value="between(4,7)" calcext:base-cell-address="'Price &amp; Market Share'.M4"/>
            <calcext:condition calcext:apply-style-name="Excel_CondFormat_6_1_3" calcext:value="&gt;=8" calcext:base-cell-address="'Price &amp; Market Share'.M4"/>
          </calcext:conditional-format>
        </calcext:conditional-formats>
      </table:table>
      <table:table table:name="Differentiation Chart" table:style-name="ta7" table:print-ranges="'Differentiation Chart'.A1:'Differentiation Chart'.R46">
        <table:table-column table:style-name="co19" table:number-columns-repeated="257" table:default-cell-style-name="ce3"/>
        <table:table-column table:style-name="co19" table:number-columns-repeated="767" table:default-cell-style-name="Default"/>
        <table:table-row table:style-name="ro5">
          <table:table-cell>
            <draw:frame table:end-cell-address="'Differentiation Chart'.X56" table:end-x="0.31cm" table:end-y="0.266cm" draw:z-index="0" draw:name="Chart 1" draw:style-name="gr2" draw:text-style-name="P2" svg:width="51.333cm" svg:height="25.004cm" svg:x="0.419cm" svg:y="0cm">
              <draw:object draw:notify-on-update-of-ranges="'Value Rankings'.C2:'Value Rankings'.K2 'Value Rankings'.B4:'Value Rankings'.B4 'Value Rankings'.C4:'Value Rankings'.K4 'Value Rankings'.B5:'Value Rankings'.B5 'Value Rankings'.C5:'Value Rankings'.K5 'Value Rankings'.B6:'Value Rankings'.B6 'Value Rankings'.C6:'Value Rankings'.K6 'Value Rankings'.B7:'Value Rankings'.B7 'Value Rankings'.C7:'Value Rankings'.K7 'Value Rankings'.B8:'Value Rankings'.B8 'Value Rankings'.C8:'Value Rankings'.K8"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5" table:number-rows-repeated="1048574">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Differentiation Chart'.$A$1:.$R$46" table:range-usable-as="print-range"/>
        </table:named-expressions>
      </table:table>
      <table:table table:name="Positioning Map" table:style-name="ta8" table:protected="true" table:protection-key="cAtJuDtCJx9hGkcwBHxk3UjUs5I=" table:protection-key-digest-algorithm="http://docs.oasis-open.org/office/ns/table/legacy-hash-excel" table:protection-key-digest-algorithm-2="http://www.w3.org/2000/09/xmldsig#sha1" table:print-ranges="'Positioning Map'.A1:'Positioning Map'.V37">
        <loext:table-protection loext:select-protected-cells="true" loext:select-unprotected-cells="true"/>
        <table:table-column table:style-name="co20" table:number-columns-repeated="257" table:default-cell-style-name="ce97"/>
        <table:table-column table:style-name="co20" table:number-columns-repeated="767" table:default-cell-style-name="Default"/>
        <table:table-row table:style-name="ro5">
          <table:table-cell>
            <draw:frame table:end-cell-address="'Positioning Map'.U43" table:end-x="1.791cm" table:end-y="0.211cm" draw:z-index="0" draw:name="Chart 1" draw:style-name="gr2" draw:text-style-name="P2" svg:width="37.373cm" svg:height="18.97cm" svg:x="0.224cm" svg:y="0.132cm">
              <draw:object draw:notify-on-update-of-ranges="'Price &amp; Market Share'.B4:'Price &amp; Market Share'.B4 'Price &amp; Market Share'.M4:'Price &amp; Market Share'.M4 'Price &amp; Market Share'.L4:'Price &amp; Market Share'.L4 'Price &amp; Market Share'.B4:'Price &amp; Market Share'.B4 'Price &amp; Market Share'.N4:'Price &amp; Market Share'.N4 'Price &amp; Market Share'.B6:'Price &amp; Market Share'.B6 'Price &amp; Market Share'.M6:'Price &amp; Market Share'.M6 'Price &amp; Market Share'.L6:'Price &amp; Market Share'.L6 'Price &amp; Market Share'.B6:'Price &amp; Market Share'.B6 'Price &amp; Market Share'.N6:'Price &amp; Market Share'.N6 'Price &amp; Market Share'.B7:'Price &amp; Market Share'.B7 'Price &amp; Market Share'.M7:'Price &amp; Market Share'.M7 'Price &amp; Market Share'.L7:'Price &amp; Market Share'.L7 'Price &amp; Market Share'.B7:'Price &amp; Market Share'.B7 'Price &amp; Market Share'.N7:'Price &amp; Market Share'.N7 'Price &amp; Market Share'.B8:'Price &amp; Market Share'.B8 'Price &amp; Market Share'.M8:'Price &amp; Market Share'.M8 'Price &amp; Market Share'.L8:'Price &amp; Market Share'.L8 'Price &amp; Market Share'.B8:'Price &amp; Market Share'.B8 'Price &amp; Market Share'.N8:'Price &amp; Market Share'.N8 'Price &amp; Market Share'.B5:'Price &amp; Market Share'.B5 'Price &amp; Market Share'.M5:'Price &amp; Market Share'.M5 'Price &amp; Market Share'.L5:'Price &amp; Market Share'.L5 'Price &amp; Market Share'.B5:'Price &amp; Market Share'.B5 'Price &amp; Market Share'.N5:'Price &amp; Market Share'.N5" xlink:href="./Object 2" xlink:type="simple" xlink:show="embed" xlink:actuate="onLoad"/>
              <draw:image xlink:href="./ObjectReplacements/Object 2" xlink:type="simple" xlink:show="embed" xlink:actuate="onLoad"/>
            </draw:frame>
          </table:table-cell>
          <table:table-cell table:number-columns-repeated="1023"/>
        </table:table-row>
        <table:table-row table:style-name="ro5" table:number-rows-repeated="2">
          <table:table-cell table:number-columns-repeated="1024"/>
        </table:table-row>
        <table:table-row table:style-name="ro5">
          <table:table-cell>
            <draw:custom-shape table:end-cell-address="'Positioning Map'.B6" table:end-x="0.562cm" table:end-y="0.027cm" draw:z-index="2" draw:name="TextBox 3" draw:style-name="gr3" draw:text-style-name="P3" svg:width="1.737cm" svg:height="0.82cm" svg:x="0.615cm" svg:y="0.106cm">
              <text:p text:style-name="P3"><text:span text:style-name="T1">High</text:span></text:p>
              <text:p text:style-name="P3"><text:span text:style-name="T1"/></text:p>
              <draw:enhanced-geometry svg:viewBox="0 0 21600 21600" draw:type="mso-spt202" draw:enhanced-path="M 0 0 L 21600 0 21600 21600 0 21600 0 0 Z N"/>
            </draw:custom-shape>
          </table:table-cell>
          <table:table-cell table:number-columns-repeated="1023"/>
        </table:table-row>
        <table:table-row table:style-name="ro5" table:number-rows-repeated="24">
          <table:table-cell table:number-columns-repeated="1024"/>
        </table:table-row>
        <table:table-row table:style-name="ro5">
          <table:table-cell>
            <draw:custom-shape table:end-cell-address="'Positioning Map'.B30" table:end-x="0.31cm" table:end-y="0.451cm" draw:z-index="1" draw:name="TextBox 1" draw:style-name="gr4" draw:text-style-name="P3" svg:width="1.345cm" svg:height="0.821cm" svg:x="0.755cm" svg:y="0.079cm">
              <text:p text:style-name="P3"><text:span text:style-name="T1">Low</text:span></text:p>
              <text:p text:style-name="P3"><text:span text:style-name="T1"/></text:p>
              <draw:enhanced-geometry svg:viewBox="0 0 21600 21600" draw:type="mso-spt202" draw:enhanced-path="M 0 0 L 21600 0 21600 21600 0 21600 0 0 Z N"/>
            </draw:custom-shape>
          </table:table-cell>
          <table:table-cell table:number-columns-repeated="1023"/>
        </table:table-row>
        <table:table-row table:style-name="ro5" table:number-rows-repeated="1048546">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Positioning Map'.$A$1:.$V$37" table:range-usable-as="print-range"/>
        </table:named-expressions>
      </table:table>
      <table:table table:name="Our Product" table:style-name="ta9" table:print-ranges="'Our Product'.A1:'Our Product'.E11">
        <table:table-column table:style-name="co6" table:default-cell-style-name="ce3"/>
        <table:table-column table:style-name="co21" table:default-cell-style-name="ce107"/>
        <table:table-column table:style-name="co22" table:default-cell-style-name="ce80"/>
        <table:table-column table:style-name="co22" table:default-cell-style-name="ce3"/>
        <table:table-column table:style-name="co23" table:default-cell-style-name="ce3"/>
        <table:table-column table:style-name="co18" table:number-columns-repeated="252" table:default-cell-style-name="ce3"/>
        <table:table-column table:style-name="co18" table:number-columns-repeated="767" table:default-cell-style-name="Default"/>
        <table:table-row table:style-name="ro1">
          <table:table-cell table:style-name="ce20"/>
          <table:table-cell table:style-name="ce20">
            <draw:frame table:end-cell-address="'Our Product'.C1" table:end-x="5.767cm" table:end-y="1.61cm" draw:z-index="0" draw:name="Picture 15" draw:style-name="gr1" draw:text-style-name="P1" svg:width="11.697cm" svg:height="1.138cm" svg:x="0cm" svg:y="0.472cm">
              <draw:image xlink:href="Pictures/200000880000828000000E68B0A91F41.wmf" xlink:type="simple" xlink:show="embed" xlink:actuate="onLoad">
                <text:p/>
              </draw:image>
            </draw:frame>
          </table:table-cell>
          <table:table-cell table:style-name="ce20"/>
          <table:table-cell table:style-name="ce89"/>
          <table:table-cell table:style-name="ce115" office:value-type="string" calcext:value-type="string">
            <text:p>Competitive Analysis Tool</text:p>
          </table:table-cell>
          <table:table-cell table:style-name="ce89" table:number-columns-repeated="4"/>
          <table:table-cell table:style-name="ce80" table:number-columns-repeated="1015"/>
        </table:table-row>
        <table:table-row table:style-name="ro2">
          <table:table-cell/>
          <table:table-cell table:style-name="ce101" office:value-type="string" calcext:value-type="string" table:number-columns-spanned="4" table:number-rows-spanned="1">
            <text:p>[Enter Company Name]</text:p>
          </table:table-cell>
          <table:covered-table-cell table:number-columns-repeated="2" table:style-name="ce108"/>
          <table:covered-table-cell table:style-name="ce116"/>
          <table:table-cell table:number-columns-repeated="1019"/>
        </table:table-row>
        <table:table-row table:style-name="ro4">
          <table:table-cell table:style-name="ce98"/>
          <table:table-cell table:style-name="ce102" office:value-type="string" calcext:value-type="string">
            <text:p>Website URL</text:p>
          </table:table-cell>
          <table:table-cell table:style-name="ce109" table:number-columns-spanned="3" table:number-rows-spanned="1"/>
          <table:covered-table-cell table:style-name="ce113"/>
          <table:covered-table-cell table:style-name="ce117"/>
          <table:table-cell table:style-name="ce119" table:number-columns-repeated="1019"/>
        </table:table-row>
        <table:table-row table:style-name="ro12">
          <table:table-cell table:style-name="ce98"/>
          <table:table-cell table:style-name="ce103" office:value-type="string" calcext:value-type="string">
            <text:p>Company Overview</text:p>
          </table:table-cell>
          <table:table-cell table:style-name="ce110"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Target Market</text:p>
          </table:table-cell>
          <table:table-cell table:style-name="ce111"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Products/Service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Market Share</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Pricing</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Differentiator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Threats to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4" office:value-type="string" calcext:value-type="string">
            <text:p>Opportunities for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4" table:number-rows-repeated="3">
          <table:table-cell table:style-name="ce99"/>
          <table:table-cell table:style-name="ce105"/>
          <table:table-cell table:style-name="ce112" table:number-columns-repeated="1022"/>
        </table:table-row>
        <table:table-row table:style-name="ro14">
          <table:table-cell table:style-name="ce100"/>
          <table:table-cell table:style-name="ce105"/>
          <table:table-cell table:style-name="ce112" table:number-columns-repeated="1022"/>
        </table:table-row>
        <table:table-row table:style-name="ro14">
          <table:table-cell table:style-name="ce100"/>
          <table:table-cell table:style-name="ce106"/>
          <table:table-cell table:style-name="ce112" table:number-columns-repeated="1022"/>
        </table:table-row>
        <table:table-row table:style-name="ro14" table:number-rows-repeated="2">
          <table:table-cell table:style-name="ce100"/>
          <table:table-cell table:style-name="ce105"/>
          <table:table-cell table:style-name="ce112" table:number-columns-repeated="1022"/>
        </table:table-row>
        <table:table-row table:style-name="ro5" table:number-rows-repeated="1048557">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Our Product'.$A$1:.$E$11" table:range-usable-as="print-range"/>
          <table:named-range table:name="GoalState" table:base-cell-address="$'About Demand Metric'.$A$1" table:cell-range-address="#REF!"/>
        </table:named-expressions>
      </table:table>
      <table:table table:name="Competitor 1" table:style-name="ta10" table:print-ranges="'Competitor 1'.A1:'Competitor 1'.E11">
        <table:table-column table:style-name="co6" table:default-cell-style-name="ce3"/>
        <table:table-column table:style-name="co21" table:default-cell-style-name="ce107"/>
        <table:table-column table:style-name="co22" table:default-cell-style-name="ce80"/>
        <table:table-column table:style-name="co22" table:default-cell-style-name="ce3"/>
        <table:table-column table:style-name="co23" table:default-cell-style-name="ce3"/>
        <table:table-column table:style-name="co18" table:number-columns-repeated="252" table:default-cell-style-name="ce3"/>
        <table:table-column table:style-name="co18" table:number-columns-repeated="767" table:default-cell-style-name="Default"/>
        <table:table-row table:style-name="ro1">
          <table:table-cell table:style-name="ce20"/>
          <table:table-cell table:style-name="ce20">
            <draw:frame table:end-cell-address="'Competitor 1'.C1" table:end-x="5.767cm" table:end-y="1.61cm" draw:z-index="0" draw:name="Picture 15" draw:style-name="gr1" draw:text-style-name="P1" svg:width="11.697cm" svg:height="1.138cm" svg:x="0cm" svg:y="0.472cm">
              <draw:image xlink:href="Pictures/200000880000828000000E68B0A91F41.wmf" xlink:type="simple" xlink:show="embed" xlink:actuate="onLoad">
                <text:p/>
              </draw:image>
            </draw:frame>
          </table:table-cell>
          <table:table-cell table:style-name="ce20"/>
          <table:table-cell table:style-name="ce89"/>
          <table:table-cell table:style-name="ce115" office:value-type="string" calcext:value-type="string">
            <text:p>Competitive Analysis Tool</text:p>
          </table:table-cell>
          <table:table-cell table:style-name="ce89" table:number-columns-repeated="4"/>
          <table:table-cell table:style-name="ce80" table:number-columns-repeated="1015"/>
        </table:table-row>
        <table:table-row table:style-name="ro2">
          <table:table-cell/>
          <table:table-cell table:style-name="ce101" office:value-type="string" calcext:value-type="string" table:number-columns-spanned="4" table:number-rows-spanned="1">
            <text:p>[Enter Competitor Name]</text:p>
          </table:table-cell>
          <table:covered-table-cell table:number-columns-repeated="2" table:style-name="ce108"/>
          <table:covered-table-cell table:style-name="ce116"/>
          <table:table-cell table:number-columns-repeated="1019"/>
        </table:table-row>
        <table:table-row table:style-name="ro4">
          <table:table-cell table:style-name="ce98"/>
          <table:table-cell table:style-name="ce102" office:value-type="string" calcext:value-type="string">
            <text:p>Website URL</text:p>
          </table:table-cell>
          <table:table-cell table:style-name="ce109" table:number-columns-spanned="3" table:number-rows-spanned="1"/>
          <table:covered-table-cell table:style-name="ce113"/>
          <table:covered-table-cell table:style-name="ce117"/>
          <table:table-cell table:style-name="ce119" table:number-columns-repeated="1019"/>
        </table:table-row>
        <table:table-row table:style-name="ro12">
          <table:table-cell table:style-name="ce98"/>
          <table:table-cell table:style-name="ce103" office:value-type="string" calcext:value-type="string">
            <text:p>Company Overview</text:p>
          </table:table-cell>
          <table:table-cell table:style-name="ce110"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Target Market</text:p>
          </table:table-cell>
          <table:table-cell table:style-name="ce111"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Products/Service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Market Share</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Pricing</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Differentiator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Threats to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4" office:value-type="string" calcext:value-type="string">
            <text:p>Opportunities for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4" table:number-rows-repeated="3">
          <table:table-cell table:style-name="ce99"/>
          <table:table-cell table:style-name="ce105"/>
          <table:table-cell table:style-name="ce112" table:number-columns-repeated="1022"/>
        </table:table-row>
        <table:table-row table:style-name="ro14">
          <table:table-cell table:style-name="ce100"/>
          <table:table-cell table:style-name="ce105"/>
          <table:table-cell table:style-name="ce112" table:number-columns-repeated="1022"/>
        </table:table-row>
        <table:table-row table:style-name="ro14">
          <table:table-cell table:style-name="ce100"/>
          <table:table-cell table:style-name="ce106"/>
          <table:table-cell table:style-name="ce112" table:number-columns-repeated="1022"/>
        </table:table-row>
        <table:table-row table:style-name="ro14" table:number-rows-repeated="2">
          <table:table-cell table:style-name="ce100"/>
          <table:table-cell table:style-name="ce105"/>
          <table:table-cell table:style-name="ce112" table:number-columns-repeated="1022"/>
        </table:table-row>
        <table:table-row table:style-name="ro5" table:number-rows-repeated="1048557">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Competitor 1'.$A$1:.$E$11" table:range-usable-as="print-range"/>
          <table:named-range table:name="GoalState" table:base-cell-address="$'About Demand Metric'.$A$1" table:cell-range-address="#REF!"/>
        </table:named-expressions>
      </table:table>
      <table:table table:name="Competitor 2" table:style-name="ta11" table:print-ranges="'Competitor 2'.A1:'Competitor 2'.E11">
        <table:table-column table:style-name="co6" table:default-cell-style-name="ce3"/>
        <table:table-column table:style-name="co21" table:default-cell-style-name="ce107"/>
        <table:table-column table:style-name="co22" table:default-cell-style-name="ce80"/>
        <table:table-column table:style-name="co22" table:default-cell-style-name="ce3"/>
        <table:table-column table:style-name="co23" table:default-cell-style-name="ce3"/>
        <table:table-column table:style-name="co18" table:number-columns-repeated="252" table:default-cell-style-name="ce3"/>
        <table:table-column table:style-name="co18" table:number-columns-repeated="767" table:default-cell-style-name="Default"/>
        <table:table-row table:style-name="ro1">
          <table:table-cell table:style-name="ce20"/>
          <table:table-cell table:style-name="ce20">
            <draw:frame table:end-cell-address="'Competitor 2'.C1" table:end-x="5.767cm" table:end-y="1.61cm" draw:z-index="0" draw:name="Picture 15" draw:style-name="gr1" draw:text-style-name="P1" svg:width="11.697cm" svg:height="1.138cm" svg:x="0cm" svg:y="0.472cm">
              <draw:image xlink:href="Pictures/200000880000828000000E68B0A91F41.wmf" xlink:type="simple" xlink:show="embed" xlink:actuate="onLoad">
                <text:p/>
              </draw:image>
            </draw:frame>
          </table:table-cell>
          <table:table-cell table:style-name="ce20"/>
          <table:table-cell table:style-name="ce89"/>
          <table:table-cell table:style-name="ce115" office:value-type="string" calcext:value-type="string">
            <text:p>Competitive Analysis Tool</text:p>
          </table:table-cell>
          <table:table-cell table:style-name="ce89" table:number-columns-repeated="4"/>
          <table:table-cell table:style-name="ce80" table:number-columns-repeated="1015"/>
        </table:table-row>
        <table:table-row table:style-name="ro2">
          <table:table-cell/>
          <table:table-cell table:style-name="ce101" office:value-type="string" calcext:value-type="string" table:number-columns-spanned="4" table:number-rows-spanned="1">
            <text:p>[Enter Competitor Name]</text:p>
          </table:table-cell>
          <table:covered-table-cell table:number-columns-repeated="2" table:style-name="ce108"/>
          <table:covered-table-cell table:style-name="ce116"/>
          <table:table-cell table:number-columns-repeated="1019"/>
        </table:table-row>
        <table:table-row table:style-name="ro4">
          <table:table-cell table:style-name="ce98"/>
          <table:table-cell table:style-name="ce102" office:value-type="string" calcext:value-type="string">
            <text:p>Website URL</text:p>
          </table:table-cell>
          <table:table-cell table:style-name="ce109" table:number-columns-spanned="3" table:number-rows-spanned="1"/>
          <table:covered-table-cell table:style-name="ce113"/>
          <table:covered-table-cell table:style-name="ce117"/>
          <table:table-cell table:style-name="ce119" table:number-columns-repeated="1019"/>
        </table:table-row>
        <table:table-row table:style-name="ro12">
          <table:table-cell table:style-name="ce98"/>
          <table:table-cell table:style-name="ce103" office:value-type="string" calcext:value-type="string">
            <text:p>Company Overview</text:p>
          </table:table-cell>
          <table:table-cell table:style-name="ce110"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Target Market</text:p>
          </table:table-cell>
          <table:table-cell table:style-name="ce111"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Products/Service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Market Share</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Pricing</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Differentiator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Threats to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4" office:value-type="string" calcext:value-type="string">
            <text:p>Opportunities for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4" table:number-rows-repeated="3">
          <table:table-cell table:style-name="ce99"/>
          <table:table-cell table:style-name="ce105"/>
          <table:table-cell table:style-name="ce112" table:number-columns-repeated="1022"/>
        </table:table-row>
        <table:table-row table:style-name="ro14">
          <table:table-cell table:style-name="ce100"/>
          <table:table-cell table:style-name="ce105"/>
          <table:table-cell table:style-name="ce112" table:number-columns-repeated="1022"/>
        </table:table-row>
        <table:table-row table:style-name="ro14">
          <table:table-cell table:style-name="ce100"/>
          <table:table-cell table:style-name="ce106"/>
          <table:table-cell table:style-name="ce112" table:number-columns-repeated="1022"/>
        </table:table-row>
        <table:table-row table:style-name="ro14" table:number-rows-repeated="2">
          <table:table-cell table:style-name="ce100"/>
          <table:table-cell table:style-name="ce105"/>
          <table:table-cell table:style-name="ce112" table:number-columns-repeated="1022"/>
        </table:table-row>
        <table:table-row table:style-name="ro5" table:number-rows-repeated="1048557">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Competitor 2'.$A$1:.$E$11" table:range-usable-as="print-range"/>
          <table:named-range table:name="GoalState" table:base-cell-address="$'About Demand Metric'.$A$1" table:cell-range-address="#REF!"/>
        </table:named-expressions>
      </table:table>
      <table:table table:name="Competitor 3" table:style-name="ta12" table:print-ranges="'Competitor 3'.A1:'Competitor 3'.E11">
        <table:table-column table:style-name="co6" table:default-cell-style-name="ce3"/>
        <table:table-column table:style-name="co21" table:default-cell-style-name="ce107"/>
        <table:table-column table:style-name="co22" table:default-cell-style-name="ce80"/>
        <table:table-column table:style-name="co22" table:default-cell-style-name="ce3"/>
        <table:table-column table:style-name="co23" table:default-cell-style-name="ce3"/>
        <table:table-column table:style-name="co18" table:number-columns-repeated="252" table:default-cell-style-name="ce3"/>
        <table:table-column table:style-name="co18" table:number-columns-repeated="767" table:default-cell-style-name="Default"/>
        <table:table-row table:style-name="ro1">
          <table:table-cell table:style-name="ce20"/>
          <table:table-cell table:style-name="ce120">
            <draw:frame table:end-cell-address="'Competitor 3'.C1" table:end-x="5.767cm" table:end-y="1.61cm" draw:z-index="0" draw:name="Picture 15" draw:style-name="gr1" draw:text-style-name="P1" svg:width="11.697cm" svg:height="1.138cm" svg:x="0cm" svg:y="0.472cm">
              <draw:image xlink:href="Pictures/200000880000828000000E68B0A91F41.wmf" xlink:type="simple" xlink:show="embed" xlink:actuate="onLoad">
                <text:p/>
              </draw:image>
            </draw:frame>
          </table:table-cell>
          <table:table-cell table:style-name="ce120"/>
          <table:table-cell table:style-name="ce89"/>
          <table:table-cell table:style-name="ce115" office:value-type="string" calcext:value-type="string">
            <text:p>Competitive Analysis Tool</text:p>
          </table:table-cell>
          <table:table-cell table:style-name="ce89" table:number-columns-repeated="4"/>
          <table:table-cell table:style-name="ce80" table:number-columns-repeated="1015"/>
        </table:table-row>
        <table:table-row table:style-name="ro2">
          <table:table-cell/>
          <table:table-cell table:style-name="ce101" office:value-type="string" calcext:value-type="string" table:number-columns-spanned="4" table:number-rows-spanned="1">
            <text:p>[Enter Competitor Name]</text:p>
          </table:table-cell>
          <table:covered-table-cell table:number-columns-repeated="2" table:style-name="ce108"/>
          <table:covered-table-cell table:style-name="ce116"/>
          <table:table-cell table:number-columns-repeated="1019"/>
        </table:table-row>
        <table:table-row table:style-name="ro4">
          <table:table-cell table:style-name="ce98"/>
          <table:table-cell table:style-name="ce102" office:value-type="string" calcext:value-type="string">
            <text:p>Website URL</text:p>
          </table:table-cell>
          <table:table-cell table:style-name="ce109" table:number-columns-spanned="3" table:number-rows-spanned="1"/>
          <table:covered-table-cell table:style-name="ce113"/>
          <table:covered-table-cell table:style-name="ce117"/>
          <table:table-cell table:style-name="ce119" table:number-columns-repeated="1019"/>
        </table:table-row>
        <table:table-row table:style-name="ro12">
          <table:table-cell table:style-name="ce98"/>
          <table:table-cell table:style-name="ce103" office:value-type="string" calcext:value-type="string">
            <text:p>Company Overview</text:p>
          </table:table-cell>
          <table:table-cell table:style-name="ce110"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Target Market</text:p>
          </table:table-cell>
          <table:table-cell table:style-name="ce111"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Products/Service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Market Share</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Pricing</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Differentiator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Threats to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4" office:value-type="string" calcext:value-type="string">
            <text:p>Opportunities for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4" table:number-rows-repeated="3">
          <table:table-cell table:style-name="ce99"/>
          <table:table-cell table:style-name="ce105"/>
          <table:table-cell table:style-name="ce112" table:number-columns-repeated="1022"/>
        </table:table-row>
        <table:table-row table:style-name="ro14">
          <table:table-cell table:style-name="ce100"/>
          <table:table-cell table:style-name="ce105"/>
          <table:table-cell table:style-name="ce112" table:number-columns-repeated="1022"/>
        </table:table-row>
        <table:table-row table:style-name="ro14">
          <table:table-cell table:style-name="ce100"/>
          <table:table-cell table:style-name="ce106"/>
          <table:table-cell table:style-name="ce112" table:number-columns-repeated="1022"/>
        </table:table-row>
        <table:table-row table:style-name="ro14" table:number-rows-repeated="2">
          <table:table-cell table:style-name="ce100"/>
          <table:table-cell table:style-name="ce105"/>
          <table:table-cell table:style-name="ce112" table:number-columns-repeated="1022"/>
        </table:table-row>
        <table:table-row table:style-name="ro5" table:number-rows-repeated="1048557">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Competitor 3'.$A$1:.$E$11" table:range-usable-as="print-range"/>
          <table:named-range table:name="GoalState" table:base-cell-address="$'About Demand Metric'.$A$1" table:cell-range-address="#REF!"/>
        </table:named-expressions>
      </table:table>
      <table:table table:name="Competitor 4" table:style-name="ta13" table:print-ranges="'Competitor 4'.A1:'Competitor 4'.E11">
        <table:table-column table:style-name="co6" table:default-cell-style-name="ce3"/>
        <table:table-column table:style-name="co21" table:default-cell-style-name="ce107"/>
        <table:table-column table:style-name="co22" table:default-cell-style-name="ce80"/>
        <table:table-column table:style-name="co22" table:default-cell-style-name="ce3"/>
        <table:table-column table:style-name="co23" table:default-cell-style-name="ce3"/>
        <table:table-column table:style-name="co18" table:number-columns-repeated="252" table:default-cell-style-name="ce3"/>
        <table:table-column table:style-name="co18" table:number-columns-repeated="767" table:default-cell-style-name="Default"/>
        <table:table-row table:style-name="ro1">
          <table:table-cell table:style-name="ce20"/>
          <table:table-cell table:style-name="ce20">
            <draw:frame table:end-cell-address="'Competitor 4'.C1" table:end-x="5.767cm" table:end-y="1.61cm" draw:z-index="0" draw:name="Picture 15" draw:style-name="gr1" draw:text-style-name="P1" svg:width="11.697cm" svg:height="1.138cm" svg:x="0cm" svg:y="0.472cm">
              <draw:image xlink:href="Pictures/200000880000828000000E68B0A91F41.wmf" xlink:type="simple" xlink:show="embed" xlink:actuate="onLoad">
                <text:p/>
              </draw:image>
            </draw:frame>
          </table:table-cell>
          <table:table-cell table:style-name="ce20"/>
          <table:table-cell table:style-name="ce89"/>
          <table:table-cell table:style-name="ce115" office:value-type="string" calcext:value-type="string">
            <text:p>Competitive Analysis Tool</text:p>
          </table:table-cell>
          <table:table-cell table:style-name="ce89" table:number-columns-repeated="4"/>
          <table:table-cell table:style-name="ce80" table:number-columns-repeated="1015"/>
        </table:table-row>
        <table:table-row table:style-name="ro2">
          <table:table-cell/>
          <table:table-cell table:style-name="ce101" office:value-type="string" calcext:value-type="string" table:number-columns-spanned="4" table:number-rows-spanned="1">
            <text:p>[Enter Competitor Name]</text:p>
          </table:table-cell>
          <table:covered-table-cell table:number-columns-repeated="2" table:style-name="ce108"/>
          <table:covered-table-cell table:style-name="ce116"/>
          <table:table-cell table:number-columns-repeated="1019"/>
        </table:table-row>
        <table:table-row table:style-name="ro4">
          <table:table-cell table:style-name="ce98"/>
          <table:table-cell table:style-name="ce102" office:value-type="string" calcext:value-type="string">
            <text:p>Website URL</text:p>
          </table:table-cell>
          <table:table-cell table:style-name="ce109" table:number-columns-spanned="3" table:number-rows-spanned="1"/>
          <table:covered-table-cell table:style-name="ce113"/>
          <table:covered-table-cell table:style-name="ce117"/>
          <table:table-cell table:style-name="ce119" table:number-columns-repeated="1019"/>
        </table:table-row>
        <table:table-row table:style-name="ro12">
          <table:table-cell table:style-name="ce98"/>
          <table:table-cell table:style-name="ce103" office:value-type="string" calcext:value-type="string">
            <text:p>Company Overview</text:p>
          </table:table-cell>
          <table:table-cell table:style-name="ce110"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Target Market</text:p>
          </table:table-cell>
          <table:table-cell table:style-name="ce111" table:number-columns-spanned="3" table:number-rows-spanned="1"/>
          <table:covered-table-cell table:style-name="ce114"/>
          <table:covered-table-cell table:style-name="ce118"/>
          <table:table-cell table:style-name="ce119" table:number-columns-repeated="1019"/>
        </table:table-row>
        <table:table-row table:style-name="ro13">
          <table:table-cell table:style-name="ce98"/>
          <table:table-cell table:style-name="ce103" office:value-type="string" calcext:value-type="string">
            <text:p>Products/Service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Market Share</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Estimated Pricing</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Differentiator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3" office:value-type="string" calcext:value-type="string">
            <text:p>Threats to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3">
          <table:table-cell table:style-name="ce98"/>
          <table:table-cell table:style-name="ce104" office:value-type="string" calcext:value-type="string">
            <text:p>Opportunities for Us</text:p>
          </table:table-cell>
          <table:table-cell table:style-name="ce110" table:number-columns-spanned="3" table:number-rows-spanned="1"/>
          <table:covered-table-cell table:style-name="ce114"/>
          <table:covered-table-cell table:style-name="ce118"/>
          <table:table-cell table:style-name="ce112" table:number-columns-repeated="1019"/>
        </table:table-row>
        <table:table-row table:style-name="ro14" table:number-rows-repeated="3">
          <table:table-cell table:style-name="ce99"/>
          <table:table-cell table:style-name="ce105"/>
          <table:table-cell table:style-name="ce112" table:number-columns-repeated="1022"/>
        </table:table-row>
        <table:table-row table:style-name="ro14">
          <table:table-cell table:style-name="ce100"/>
          <table:table-cell table:style-name="ce105"/>
          <table:table-cell table:style-name="ce112" table:number-columns-repeated="1022"/>
        </table:table-row>
        <table:table-row table:style-name="ro14">
          <table:table-cell table:style-name="ce100"/>
          <table:table-cell table:style-name="ce106"/>
          <table:table-cell table:style-name="ce112" table:number-columns-repeated="1022"/>
        </table:table-row>
        <table:table-row table:style-name="ro14" table:number-rows-repeated="2">
          <table:table-cell table:style-name="ce100"/>
          <table:table-cell table:style-name="ce105"/>
          <table:table-cell table:style-name="ce112" table:number-columns-repeated="1022"/>
        </table:table-row>
        <table:table-row table:style-name="ro5" table:number-rows-repeated="1048557">
          <table:table-cell table:number-columns-repeated="1024"/>
        </table:table-row>
        <table:table-row table:style-name="ro5">
          <table:table-cell table:number-columns-repeated="1024"/>
        </table:table-row>
        <table:named-expressions>
          <table:named-range table:name="Excel_BuiltIn_Print_Area" table:base-cell-address="$'About Demand Metric'.$A$1" table:cell-range-address="$'Competitor 4'.$A$1:.$E$11" table:range-usable-as="print-range"/>
          <table:named-range table:name="GoalState" table:base-cell-address="$'About Demand Metric'.$A$1" table:cell-range-address="#REF!"/>
        </table:named-expressions>
      </table:table>
      <table:named-expressions>
        <table:named-range table:name="GoalState" table:base-cell-address="$'About Demand Metric'.$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1" svg:font-family="Calibri"/>
    <style:font-face style:name="Candara1" svg:font-family="Candara"/>
    <style:font-face style:name="Helvetica" svg:font-family="Helvetica"/>
    <style:font-face style:name="Helvetica Light" svg:font-family="'Helvetica Light'"/>
    <style:font-face style:name="Verdana" svg:font-family="Verdana"/>
    <style:font-face style:name="Arial1"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22P0" style:volatile="true">
      <number:text> $</number:text>
      <loext:fill-character> </loext:fill-character>
      <number:number number:decimal-places="2" number:min-integer-digits="1" number:grouping="true"/>
      <number:text> </number:text>
    </number:number-style>
    <number:number-style style:name="N122P1" style:volatile="true">
      <number:text> $</number:text>
      <loext:fill-character> </loext:fill-character>
      <number:text>(</number:text>
      <number:number number:decimal-places="2" number:min-integer-digits="1" number:grouping="true"/>
      <number:text>)</number:text>
    </number:number-style>
    <number:number-style style:name="N122P2" style:volatile="true">
      <number:text> $</number:text>
      <loext:fill-character> </loext:fill-character>
      <number:text>-</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124P0" style:volatile="true">
      <number:number number:decimal-places="2" number:min-integer-digits="1" number:grouping="true"/>
      <number:text> </number:text>
      <number:currency-symbol number:language="ru" number:country="RU">руб.</number:currency-symbol>
    </number:currency-style>
    <number:currency-style style:name="N124">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 </number:text>
    </number:number-style>
    <number:number-style style:name="N115P1" style:volatile="true">
      <number:text>-$</number:text>
      <loext:fill-character> </loext:fill-character>
      <number:number number:decimal-places="0" number:min-integer-digits="1" number:grouping="true"/>
      <number:text> </number:text>
    </number:number-style>
    <number:number-style style:name="N115P2" style:volatile="true">
      <number:text>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number:text>
      <loext:fill-character> </loext:fill-character>
      <number:number number:decimal-places="2" number:min-integer-digits="1" number:grouping="true"/>
      <number:text> </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 </number:text>
    </number:number-style>
    <number:number-style style:name="N117P1" style:volatile="true">
      <number:text>-$</number:text>
      <loext:fill-character> </loext:fill-character>
      <number:number number:decimal-places="2" number:min-integer-digits="1" number:grouping="true"/>
      <number:text> </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3">
      <number:number number:decimal-places="1" number:min-integer-digits="1"/>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20_2" style:display-name="Currency 2" style:family="table-cell" style:parent-style-name="Default" style:data-style-name="N122">
      <style:table-cell-properties fo:padding="0.071cm"/>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Verdana" fo:font-family="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ercent_20_2" style:display-name="Percent 2" style:family="table-cell" style:parent-style-name="Default" style:data-style-name="N10">
      <style:table-cell-properties fo:padding="0.071cm"/>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Excel_5f_CondFormat_5f_5_5f_1_5f_1" style:display-name="Excel_CondFormat_5_1_1" style:family="table-cell" style:parent-style-name="Default">
      <style:table-cell-properties fo:background-color="#808000"/>
    </style:style>
    <style:style style:name="Excel_5f_CondFormat_5f_5_5f_1_5f_2" style:display-name="Excel_CondFormat_5_1_2" style:family="table-cell" style:parent-style-name="Default">
      <style:table-cell-properties fo:background-color="#ffcc00"/>
    </style:style>
    <style:style style:name="Excel_5f_CondFormat_5f_5_5f_1_5f_3" style:display-name="Excel_CondFormat_5_1_3" style:family="table-cell" style:parent-style-name="Default">
      <style:table-cell-properties fo:background-color="#800000"/>
    </style:style>
    <style:style style:name="Excel_5f_CondFormat_5f_6_5f_1_5f_1" style:display-name="Excel_CondFormat_6_1_1" style:family="table-cell" style:parent-style-name="Default">
      <style:table-cell-properties fo:background-color="#808000"/>
    </style:style>
    <style:style style:name="Excel_5f_CondFormat_5f_6_5f_1_5f_2" style:display-name="Excel_CondFormat_6_1_2" style:family="table-cell" style:parent-style-name="Default">
      <style:table-cell-properties fo:background-color="#ffcc00"/>
    </style:style>
    <style:style style:name="Excel_5f_CondFormat_5f_6_5f_1_5f_3" style:display-name="Excel_CondFormat_6_1_3" style:family="table-cell" style:parent-style-name="Default">
      <style:table-cell-properties fo:background-color="#8000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7.94cm" fo:page-height="21.59cm" style:num-format="1" style:print-orientation="landscape" fo:margin-top="2.54cm" fo:margin-bottom="2.54cm" fo:margin-left="1.905cm" fo:margin-right="1.905cm" style:first-page-number="continue" style:scale-to-X="1" style:scale-to-Y="1"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7.94cm" fo:page-height="21.59cm" style:num-format="1" style:print-orientation="landscape" fo:margin-top="1.905cm" fo:margin-bottom="1.905cm" fo:margin-left="1.778cm" fo:margin-right="1.778cm" style:first-page-number="continue" style:scale-to-X="1" style:scale-to-Y="1"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6">
      <style:page-layout-properties fo:page-width="27.94cm" fo:page-height="21.59cm" style:num-format="1" style:print-orientation="landscape" fo:margin-top="1.905cm" fo:margin-bottom="1.905cm" fo:margin-left="1.803cm" fo:margin-right="1.803cm" style:first-page-number="continue" style:scale-to-X="1" style:scale-to-Y="1" style:writing-mode="lr-tb"/>
      <style:header-style>
        <style:header-footer-properties fo:min-height="0.75cm" fo:margin-left="0.097cm" fo:margin-right="0.097cm" fo:margin-bottom="0cm"/>
      </style:header-style>
      <style:footer-style>
        <style:header-footer-properties fo:min-height="0.75cm" fo:margin-left="0.097cm" fo:margin-right="0.097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About_20_Demand_20_Metric" style:display-name="PageStyle_About Demand Metric" style:page-layout-name="Mpm3">
      <style:header style:display="false"/>
      <style:header-left style:display="false"/>
      <style:footer style:display="false"/>
      <style:footer-left style:display="false"/>
    </style:master-page>
    <style:master-page style:name="PageStyle_5f_Instructions" style:display-name="PageStyle_Instructions" style:page-layout-name="Mpm4">
      <style:header style:display="false"/>
      <style:header-left style:display="false"/>
      <style:footer style:display="false"/>
      <style:footer-left style:display="false"/>
    </style:master-page>
    <style:master-page style:name="PageStyle_5f_Value_20_Drivers" style:display-name="PageStyle_Value Drivers" style:page-layout-name="Mpm4">
      <style:header style:display="false"/>
      <style:header-left style:display="false"/>
      <style:footer style:display="false"/>
      <style:footer-left style:display="false"/>
    </style:master-page>
    <style:master-page style:name="PageStyle_5f_Weighting" style:display-name="PageStyle_Weighting" style:page-layout-name="Mpm4">
      <style:header style:display="false"/>
      <style:header-left style:display="false"/>
      <style:footer style:display="false"/>
      <style:footer-left style:display="false"/>
    </style:master-page>
    <style:master-page style:name="PageStyle_5f_Value_20_Rankings" style:display-name="PageStyle_Value Rankings" style:page-layout-name="Mpm4">
      <style:header style:display="false"/>
      <style:header-left style:display="false"/>
      <style:footer style:display="false"/>
      <style:footer-left style:display="false"/>
    </style:master-page>
    <style:master-page style:name="PageStyle_5f_Price_20__26__20_Market_20_Share" style:display-name="PageStyle_Price &amp; Market Share" style:page-layout-name="Mpm5">
      <style:header style:display="false"/>
      <style:header-left style:display="false"/>
      <style:footer style:display="false"/>
      <style:footer-left style:display="false"/>
    </style:master-page>
    <style:master-page style:name="PageStyle_5f_Differentiation_20_Chart" style:display-name="PageStyle_Differentiation Chart" style:page-layout-name="Mpm4">
      <style:header style:display="false"/>
      <style:header-left style:display="false"/>
      <style:footer style:display="false"/>
      <style:footer-left style:display="false"/>
    </style:master-page>
    <style:master-page style:name="PageStyle_5f_Positioning_20_Map" style:display-name="PageStyle_Positioning Map" style:page-layout-name="Mpm6">
      <style:header style:display="false"/>
      <style:header-left style:display="false"/>
      <style:footer style:display="false"/>
      <style:footer-left style:display="false"/>
    </style:master-page>
    <style:master-page style:name="PageStyle_5f_Our_20_Product" style:display-name="PageStyle_Our Product" style:page-layout-name="Mpm5">
      <style:header style:display="false"/>
      <style:header-left style:display="false"/>
      <style:footer style:display="false"/>
      <style:footer-left style:display="false"/>
    </style:master-page>
    <style:master-page style:name="PageStyle_5f_Competitor_20_1" style:display-name="PageStyle_Competitor 1" style:page-layout-name="Mpm5">
      <style:header style:display="false"/>
      <style:header-left style:display="false"/>
      <style:footer style:display="false"/>
      <style:footer-left style:display="false"/>
    </style:master-page>
    <style:master-page style:name="PageStyle_5f_Competitor_20_2" style:display-name="PageStyle_Competitor 2" style:page-layout-name="Mpm5">
      <style:header style:display="false"/>
      <style:header-left style:display="false"/>
      <style:footer style:display="false"/>
      <style:footer-left style:display="false"/>
    </style:master-page>
    <style:master-page style:name="PageStyle_5f_Competitor_20_3" style:display-name="PageStyle_Competitor 3" style:page-layout-name="Mpm5">
      <style:header style:display="false"/>
      <style:header-left style:display="false"/>
      <style:footer style:display="false"/>
      <style:footer-left style:display="false"/>
    </style:master-page>
    <style:master-page style:name="PageStyle_5f_Competitor_20_4" style:display-name="PageStyle_Competitor 4"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etitive Analysis Tool</dc:title>
    <dc:description>Copyright 2012, Demand Metric Research Corporation. All rights reserved. Governed under the single user license terms agreed to by end user. May not be distributed without prior written permission. www.demandmetric.com</dc:description>
    <meta:initial-creator>Demand Metric Analysts</meta:initial-creator>
    <meta:creation-date>2003-12-17T03:09:40</meta:creation-date>
    <dc:date>2015-06-15T20:56:05.066000000</dc:date>
    <meta:print-date>2011-09-28T02:04:34</meta:print-date>
    <meta:editing-duration>PT13S</meta:editing-duration>
    <meta:editing-cycles>1</meta:editing-cycles>
    <meta:document-statistic meta:table-count="13" meta:cell-count="270" meta:object-count="34"/>
    <meta:generator>LibreOffice/4.3.4.1$Windows_x86 LibreOffice_project/bc356b2f991740509f321d70e4512a6a54c5f24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solid" svg:stroke-color="#d0d1a1"/>
    </style:style>
    <style:style style:name="ch2" style:family="chart">
      <style:chart-properties style:rotation-angle="0"/>
      <style:graphic-properties draw:fill-color="#000000"/>
      <style:text-properties fo:color="#993300" fo:font-family="'Helvetica Light'" fo:font-size="18pt" style:font-size-asian="18pt" style:font-size-complex="18pt"/>
    </style:style>
    <style:style style:name="ch3" style:family="chart">
      <style:graphic-properties draw:stroke="none" draw:fill="none" draw:fill-color="#000000"/>
      <style:text-properties fo:color="#333300" fo:font-family="'Helvetica Light'" fo:font-size="12pt" style:font-size-asian="12pt" style:font-size-complex="12pt"/>
    </style:style>
    <style:style style:name="ch4" style:family="chart">
      <style:chart-properties chart:symbol-type="automatic" chart:include-hidden-cells="false" chart:treat-empty-cells="leave-gap" chart:series-source="rows"/>
    </style:style>
    <style:style style:name="ch5" style:family="chart" style:data-style-name="N0">
      <style:chart-properties chart:display-label="true" chart:logarithmic="false" chart:text-overlap="true" chart:reverse-direction="true" text:line-break="true" chart:label-arrangement="side-by-side" chart:link-data-style-to-source="true" chart:axis-position="0" chart:tick-mark-position="at-axis"/>
      <style:graphic-properties svg:stroke-color="#808080"/>
      <style:text-properties fo:color="#333300" fo:font-family="'Helvetica Light'" fo:font-size="12pt" style:font-size-asian="12pt" style:font-size-complex="12pt"/>
    </style:style>
    <style:style style:name="ch6" style:family="chart">
      <style:graphic-properties svg:stroke-color="#808000"/>
    </style:style>
    <style:style style:name="ch7" style:family="chart" style:data-style-name="N1">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808000"/>
      <style:text-properties fo:color="#808000" fo:font-family="'Helvetica Light'" fo:font-size="10.5pt" style:font-size-asian="10.5pt" style:font-size-complex="10.5pt"/>
    </style:style>
    <style:style style:name="ch8" style:family="chart">
      <style:graphic-properties svg:stroke-color="#d0d1a1"/>
    </style:style>
    <style:style style:name="ch9" style:family="chart" style:data-style-name="N0">
      <style:chart-properties chart:display-label="true" chart:tick-marks-major-inner="true" chart:tick-marks-major-outer="true" chart:logarithmic="false" chart:reverse-direction="false" text:line-break="false" chart:link-data-style-to-source="true" chart:axis-position="1" chart:tick-mark-position="at-axis"/>
      <style:graphic-properties svg:stroke-color="#808000"/>
      <style:text-properties fo:color="#808000" fo:font-family="'Helvetica Light'" fo:font-size="10.5pt" style:font-size-asian="10.5pt" style:font-size-complex="10.5pt"/>
    </style:style>
    <style:style style:name="ch10" style:family="chart" style:data-style-name="N1">
      <style:chart-properties chart:link-data-style-to-source="true"/>
      <style:graphic-properties draw:stroke="dash" draw:stroke-dash="Excel_20_line_20_dash_20_1" svg:stroke-width="0.07cm" svg:stroke-color="#ff9900" draw:fill-color="#fbaf00" draw:opacity="14%"/>
      <style:text-properties fo:font-size="10pt" style:font-size-asian="10pt" style:font-size-complex="10pt"/>
    </style:style>
    <style:style style:name="ch11" style:family="chart" style:data-style-name="N0">
      <style:chart-properties chart:symbol-type="named-symbol" chart:symbol-name="circle" chart:symbol-width="0.246cm" chart:symbol-height="0.246cm" chart:link-data-style-to-source="true"/>
      <style:graphic-properties draw:stroke="dash" draw:stroke-dash="Excel_20_line_20_dash_20_2" svg:stroke-width="0.07cm" svg:stroke-color="#808000" draw:fill-color="#808000"/>
      <style:text-properties fo:font-size="10pt" style:font-size-asian="10pt" style:font-size-complex="10pt"/>
    </style:style>
    <style:style style:name="ch12" style:family="chart" style:data-style-name="N0">
      <style:chart-properties chart:symbol-type="named-symbol" chart:symbol-name="arrow-up" chart:symbol-width="0.282cm" chart:symbol-height="0.282cm" chart:link-data-style-to-source="true"/>
      <style:graphic-properties draw:stroke="dash" draw:stroke-dash="Excel_20_line_20_dash_20_3" svg:stroke-width="0.105cm" svg:stroke-color="#800000" draw:fill-color="#800000"/>
      <style:text-properties fo:font-size="10pt" style:font-size-asian="10pt" style:font-size-complex="10pt"/>
    </style:style>
    <style:style style:name="ch13" style:family="chart" style:data-style-name="N0">
      <style:chart-properties chart:symbol-type="named-symbol" chart:symbol-name="square" chart:symbol-width="0.246cm" chart:symbol-height="0.246cm" chart:link-data-style-to-source="true"/>
      <style:graphic-properties svg:stroke-width="0.035cm" svg:stroke-color="#993300" draw:fill-color="#993300"/>
      <style:text-properties fo:font-size="10pt" style:font-size-asian="10pt" style:font-size-complex="10pt"/>
    </style:style>
    <style:style style:name="ch14" style:family="chart" style:data-style-name="N0">
      <style:chart-properties chart:symbol-type="named-symbol" chart:symbol-name="diamond" chart:symbol-width="0.282cm" chart:symbol-height="0.282cm" chart:link-data-style-to-source="true"/>
      <style:graphic-properties draw:stroke="dash" draw:stroke-dash="Excel_20_line_20_dash_20_4" svg:stroke-width="0.035cm" svg:stroke-color="#003366" draw:fill-color="#003366"/>
      <style:text-properties fo:font-size="10pt" style:font-size-asian="10pt" style:font-size-complex="10pt"/>
    </style:style>
    <style:style style:name="ch15" style:family="chart">
      <style:graphic-properties draw:fill="solid" draw:fill-color="#ffffff"/>
    </style:style>
    <style:style style:name="ch16" style:family="chart">
      <style:graphic-properties draw:fill-color="#d9d9d9"/>
    </style:style>
  </office:automatic-styles>
  <office:body>
    <office:chart>
      <chart:chart svg:width="51.334cm" svg:height="25.005cm" xlink:href=".." xlink:type="simple" chart:class="chart:filled-radar" chart:style-name="ch1">
        <chart:title svg:x="37.562cm" svg:y="2.553cm" chart:style-name="ch2">
          <text:p>Differentiation by Value Drivers</text:p>
        </chart:title>
        <chart:legend svg:x="38.096cm" svg:y="4.097cm" style:legend-expansion="custom" chartooo:width="8.643cm" chartooo:height="14.358cm" style:legend-expansion-aspect-ratio="0.601964061847054" chart:style-name="ch3"/>
        <chart:plot-area chart:style-name="ch4" table:cell-range-address="'Value Rankings'.C2:'Value Rankings'.K2 'Value Rankings'.B4:'Value Rankings'.K8" chart:data-source-has-labels="both" svg:x="8.001cm" svg:y="1.34cm" svg:width="22.897cm" svg:height="21.569cm">
          <chartooo:coordinate-region svg:x="11.07cm" svg:y="4.16cm" svg:width="16.495cm" svg:height="16.495cm"/>
          <chart:axis chart:dimension="x" chart:name="primary-x" chart:style-name="ch5" chartooo:axis-type="text">
            <chart:categories table:cell-range-address="'Value Rankings'.C2:'Value Rankings'.K2"/>
            <chart:grid chart:style-name="ch6" chart:class="major"/>
          </chart:axis>
          <chart:axis chart:dimension="x" chart:name="secondary-x" chart:style-name="ch5"/>
          <chart:axis chart:dimension="y" chart:name="primary-y" chart:style-name="ch7">
            <chart:grid chart:style-name="ch8" chart:class="major"/>
          </chart:axis>
          <chart:axis chart:dimension="y" chart:name="secondary-y" chart:style-name="ch9"/>
          <chart:series chart:attached-axis="primary-y" chart:style-name="ch10" chart:values-cell-range-address="'Value Rankings'.C4:'Value Rankings'.K4" chart:label-cell-address="'Value Rankings'.B4:'Value Rankings'.B4" chart:class="chart:filled-radar">
            <chart:data-point chart:repeated="9"/>
          </chart:series>
          <chart:series chart:attached-axis="secondary-y" chart:style-name="ch11" chart:values-cell-range-address="'Value Rankings'.C5:'Value Rankings'.K5" chart:label-cell-address="'Value Rankings'.B5:'Value Rankings'.B5" chart:class="chart:radar">
            <chart:data-point chart:repeated="9"/>
          </chart:series>
          <chart:series chart:attached-axis="secondary-y" chart:style-name="ch12" chart:values-cell-range-address="'Value Rankings'.C6:'Value Rankings'.K6" chart:label-cell-address="'Value Rankings'.B6:'Value Rankings'.B6" chart:class="chart:radar">
            <chart:data-point chart:repeated="9"/>
          </chart:series>
          <chart:series chart:attached-axis="secondary-y" chart:style-name="ch13" chart:values-cell-range-address="'Value Rankings'.C7:'Value Rankings'.K7" chart:label-cell-address="'Value Rankings'.B7:'Value Rankings'.B7" chart:class="chart:radar">
            <chart:data-point chart:repeated="9"/>
          </chart:series>
          <chart:series chart:attached-axis="secondary-y" chart:style-name="ch14" chart:values-cell-range-address="'Value Rankings'.C8:'Value Rankings'.K8" chart:label-cell-address="'Value Rankings'.B8:'Value Rankings'.B8" chart:class="chart:radar">
            <chart:data-point chart:repeated="9"/>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Service</text:p>
                <draw:g>
                  <svg:desc>'Value Rankings'.C2:'Value Rankings'.K2</svg:desc>
                </draw:g>
              </table:table-cell>
              <table:table-cell office:value-type="string">
                <text:p>Warranty</text:p>
              </table:table-cell>
              <table:table-cell office:value-type="string">
                <text:p>Delivery</text:p>
              </table:table-cell>
              <table:table-cell office:value-type="string">
                <text:p>Payment Options</text:p>
              </table:table-cell>
              <table:table-cell office:value-type="string">
                <text:p>Functionality</text:p>
              </table:table-cell>
              <table:table-cell office:value-type="string">
                <text:p>Support</text:p>
              </table:table-cell>
              <table:table-cell office:value-type="string">
                <text:p>Quality</text:p>
              </table:table-cell>
              <table:table-cell office:value-type="string">
                <text:p>Reliability</text:p>
              </table:table-cell>
              <table:table-cell office:value-type="string">
                <text:p>Ease of Use</text:p>
              </table:table-cell>
            </table:table-row>
          </table:table-header-rows>
          <table:table-rows>
            <table:table-row>
              <table:table-cell office:value-type="string">
                <text:p>Our Product</text:p>
                <draw:g>
                  <svg:desc>'Value Rankings'.B4:'Value Rankings'.B4</svg:desc>
                </draw:g>
              </table:table-cell>
              <table:table-cell office:value-type="float" office:value="7">
                <text:p>7</text:p>
                <draw:g>
                  <svg:desc>'Value Rankings'.C4:'Value Rankings'.K4</svg:desc>
                </draw:g>
              </table:table-cell>
              <table:table-cell office:value-type="float" office:value="9">
                <text:p>9</text:p>
              </table:table-cell>
              <table:table-cell office:value-type="float" office:value="6">
                <text:p>6</text:p>
              </table:table-cell>
              <table:table-cell office:value-type="float" office:value="4">
                <text:p>4</text:p>
              </table:table-cell>
              <table:table-cell office:value-type="float" office:value="6">
                <text:p>6</text:p>
              </table:table-cell>
              <table:table-cell office:value-type="float" office:value="10">
                <text:p>10</text:p>
              </table:table-cell>
              <table:table-cell office:value-type="float" office:value="9">
                <text:p>9</text:p>
              </table:table-cell>
              <table:table-cell office:value-type="float" office:value="4">
                <text:p>4</text:p>
              </table:table-cell>
              <table:table-cell office:value-type="float" office:value="7">
                <text:p>7</text:p>
              </table:table-cell>
            </table:table-row>
            <table:table-row>
              <table:table-cell office:value-type="string">
                <text:p>Competitor XYZ</text:p>
                <draw:g>
                  <svg:desc>'Value Rankings'.B5:'Value Rankings'.B5</svg:desc>
                </draw:g>
              </table:table-cell>
              <table:table-cell office:value-type="float" office:value="6">
                <text:p>6</text:p>
                <draw:g>
                  <svg:desc>'Value Rankings'.C5:'Value Rankings'.K5</svg:desc>
                </draw:g>
              </table:table-cell>
              <table:table-cell office:value-type="float" office:value="5">
                <text:p>5</text:p>
              </table:table-cell>
              <table:table-cell office:value-type="float" office:value="10">
                <text:p>10</text:p>
              </table:table-cell>
              <table:table-cell office:value-type="float" office:value="5">
                <text:p>5</text:p>
              </table:table-cell>
              <table:table-cell office:value-type="float" office:value="8">
                <text:p>8</text:p>
              </table:table-cell>
              <table:table-cell office:value-type="float" office:value="7">
                <text:p>7</text:p>
              </table:table-cell>
              <table:table-cell office:value-type="float" office:value="8">
                <text:p>8</text:p>
              </table:table-cell>
              <table:table-cell office:value-type="float" office:value="5">
                <text:p>5</text:p>
              </table:table-cell>
              <table:table-cell office:value-type="float" office:value="6">
                <text:p>6</text:p>
              </table:table-cell>
            </table:table-row>
            <table:table-row>
              <table:table-cell office:value-type="string">
                <text:p>Competitor CTV</text:p>
                <draw:g>
                  <svg:desc>'Value Rankings'.B6:'Value Rankings'.B6</svg:desc>
                </draw:g>
              </table:table-cell>
              <table:table-cell office:value-type="float" office:value="8">
                <text:p>8</text:p>
                <draw:g>
                  <svg:desc>'Value Rankings'.C6:'Value Rankings'.K6</svg:desc>
                </draw:g>
              </table:table-cell>
              <table:table-cell office:value-type="float" office:value="7">
                <text:p>7</text:p>
              </table:table-cell>
              <table:table-cell office:value-type="float" office:value="4">
                <text:p>4</text:p>
              </table:table-cell>
              <table:table-cell office:value-type="float" office:value="8">
                <text:p>8</text:p>
              </table:table-cell>
              <table:table-cell office:value-type="float" office:value="7">
                <text:p>7</text:p>
              </table:table-cell>
              <table:table-cell office:value-type="float" office:value="8">
                <text:p>8</text:p>
              </table:table-cell>
              <table:table-cell office:value-type="float" office:value="6">
                <text:p>6</text:p>
              </table:table-cell>
              <table:table-cell office:value-type="float" office:value="9">
                <text:p>9</text:p>
              </table:table-cell>
              <table:table-cell office:value-type="float" office:value="8">
                <text:p>8</text:p>
              </table:table-cell>
            </table:table-row>
            <table:table-row>
              <table:table-cell office:value-type="string">
                <text:p>Competitor 123</text:p>
                <draw:g>
                  <svg:desc>'Value Rankings'.B7:'Value Rankings'.B7</svg:desc>
                </draw:g>
              </table:table-cell>
              <table:table-cell office:value-type="float" office:value="4">
                <text:p>4</text:p>
                <draw:g>
                  <svg:desc>'Value Rankings'.C7:'Value Rankings'.K7</svg:desc>
                </draw:g>
              </table:table-cell>
              <table:table-cell office:value-type="float" office:value="8">
                <text:p>8</text:p>
              </table:table-cell>
              <table:table-cell office:value-type="float" office:value="3">
                <text:p>3</text:p>
              </table:table-cell>
              <table:table-cell office:value-type="float" office:value="7">
                <text:p>7</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7">
                <text:p>7</text:p>
              </table:table-cell>
              <table:table-cell office:value-type="float" office:value="2">
                <text:p>2</text:p>
              </table:table-cell>
            </table:table-row>
            <table:table-row>
              <table:table-cell office:value-type="string">
                <text:p>Competitor QRS</text:p>
                <draw:g>
                  <svg:desc>'Value Rankings'.B8:'Value Rankings'.B8</svg:desc>
                </draw:g>
              </table:table-cell>
              <table:table-cell office:value-type="float" office:value="3">
                <text:p>3</text:p>
                <draw:g>
                  <svg:desc>'Value Rankings'.C8:'Value Rankings'.K8</svg:desc>
                </draw:g>
              </table:table-cell>
              <table:table-cell office:value-type="float" office:value="2">
                <text:p>2</text:p>
              </table:table-cell>
              <table:table-cell office:value-type="float" office:value="7">
                <text:p>7</text:p>
              </table:table-cell>
              <table:table-cell office:value-type="float" office:value="6">
                <text:p>6</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stroke-dash draw:name="Excel_20_line_20_dash_20_1" draw:display-name="Excel line dash 1" draw:style="rect" draw:dots1="1" draw:dots1-length="0.106cm" draw:distance="0.106cm"/>
    <draw:stroke-dash draw:name="Excel_20_line_20_dash_20_2" draw:display-name="Excel line dash 2" draw:style="rect" draw:dots1="2" draw:dots1-length="0.106cm" draw:dots2="1" draw:dots2-length="0.424cm" draw:distance="0.106cm"/>
    <draw:stroke-dash draw:name="Excel_20_line_20_dash_20_3" draw:display-name="Excel line dash 3" draw:style="rect" draw:dots1="1" draw:dots1-length="0.107cm" draw:distance="0.107cm"/>
    <draw:stroke-dash draw:name="Excel_20_line_20_dash_20_4" draw:display-name="Excel line dash 4" draw:style="rect" draw:dots1="1" draw:dots1-length="0.105cm" draw:dots2="1" draw:dots2-length="0.42cm" draw:distance="0.105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number:number-style style:name="N123">
      <number:number number:decimal-places="1" number:min-integer-digits="1"/>
    </number:number-style>
    <style:style style:name="ch1" style:family="chart">
      <style:graphic-properties draw:stroke="none" draw:fill="none" draw:fill-color="#000000"/>
    </style:style>
    <style:style style:name="ch2" style:family="chart">
      <style:chart-properties chart:include-hidden-cells="false" chart:treat-empty-cells="leave-gap" chart:series-source="rows"/>
    </style:style>
    <style:style style:name="ch3" style:family="chart" style:data-style-name="N123">
      <style:chart-properties chart:display-label="true" chart:logarithmic="false" chart:minimum="0" chart:maximum="9" chart:reverse-direction="false" text:line-break="false" chart:link-data-style-to-source="true" chart:visible="false" chart:axis-position="0" chart:tick-mark-position="at-axis"/>
      <style:graphic-properties draw:stroke="none"/>
      <style:text-properties fo:color="#000000" fo:font-family="'Century Gothic'" fo:font-size="12pt" style:font-size-asian="12pt" style:font-size-complex="12pt"/>
    </style:style>
    <style:style style:name="ch4" style:family="chart">
      <style:chart-properties style:rotation-angle="0"/>
      <style:graphic-properties draw:fill-color="#000000"/>
      <style:text-properties fo:color="#993300" fo:font-family="'Helvetica Light'" fo:font-size="16pt" style:font-size-asian="16pt" style:font-size-complex="16pt"/>
    </style:style>
    <style:style style:name="ch5" style:family="chart" style:data-style-name="N1">
      <style:chart-properties chart:display-label="true" chart:logarithmic="false" chart:minimum="0" chart:maximum="12" chart:reverse-direction="false" text:line-break="false" chart:link-data-style-to-source="true" chart:visible="false" chart:axis-position="0" chart:tick-mark-position="at-axis"/>
      <style:graphic-properties draw:stroke="none"/>
      <style:text-properties fo:color="#000000" fo:font-family="'Century Gothic'" fo:font-size="12pt" style:font-size-asian="12pt" style:font-size-complex="12pt"/>
    </style:style>
    <style:style style:name="ch6" style:family="chart">
      <style:chart-properties style:rotation-angle="90"/>
      <style:graphic-properties draw:fill-color="#000000"/>
      <style:text-properties fo:color="#993300" fo:font-family="'Helvetica Light'" fo:font-size="16pt" style:font-size-asian="16pt" style:font-size-complex="16pt"/>
    </style:style>
    <style:style style:name="ch7" style:family="chart" style:data-style-name="N10">
      <style:chart-properties chart:link-data-style-to-source="true">
        <chart:label-separator>
          <text:p><text:line-break/></text:p>
        </chart:label-separator>
      </style:chart-properties>
      <style:graphic-properties draw:stroke="none" draw:fill-color="#77933c"/>
      <style:text-properties fo:font-size="10pt" style:font-size-asian="10pt" style:font-size-complex="10pt"/>
    </style:style>
    <style:style style:name="ch8" style:family="chart" style:data-style-name="N10">
      <style:chart-properties chart:link-data-style-to-source="true">
        <chart:label-separator>
          <text:p><text:line-break/></text:p>
        </chart:label-separator>
      </style:chart-properties>
      <style:graphic-properties draw:stroke="none" draw:fill-color="#e46c0a"/>
      <style:text-properties fo:font-size="10pt" style:font-size-asian="10pt" style:font-size-complex="10pt"/>
    </style:style>
    <style:style style:name="ch9" style:family="chart" style:data-style-name="N10">
      <style:chart-properties chart:link-data-style-to-source="true">
        <chart:label-separator>
          <text:p><text:line-break/></text:p>
        </chart:label-separator>
      </style:chart-properties>
      <style:graphic-properties draw:stroke="none" draw:fill-color="#10253f"/>
      <style:text-properties fo:font-size="10pt" style:font-size-asian="10pt" style:font-size-complex="10pt"/>
    </style:style>
    <style:style style:name="ch10" style:family="chart" style:data-style-name="N10">
      <style:chart-properties chart:link-data-style-to-source="true">
        <chart:label-separator>
          <text:p><text:line-break/></text:p>
        </chart:label-separator>
      </style:chart-properties>
      <style:graphic-properties draw:stroke="none" draw:fill-color="#fbaf00"/>
      <style:text-properties fo:font-size="10pt" style:font-size-asian="10pt" style:font-size-complex="10pt"/>
    </style:style>
    <style:style style:name="ch11" style:family="chart" style:data-style-name="N10">
      <style:chart-properties chart:link-data-style-to-source="true">
        <chart:label-separator>
          <text:p><text:line-break/></text:p>
        </chart:label-separator>
      </style:chart-properties>
      <style:graphic-properties draw:stroke="none" draw:fill-color="#800000"/>
      <style:text-properties fo:font-size="10pt" style:font-size-asian="10pt" style:font-size-complex="10pt"/>
    </style:style>
    <style:style style:name="ch12" style:family="chart">
      <style:graphic-properties draw:stroke="solid" svg:stroke-color="#d0d1a1" draw:fill="none" draw:fill-color="#000000"/>
    </style:style>
    <style:style style:name="ch13" style:family="chart">
      <style:graphic-properties draw:fill-color="#d9d9d9"/>
    </style:style>
    <style:style style:name="gr1" style:family="graphic">
      <style:graphic-properties draw:stroke="none" draw:fill="none" draw:fill-color="#ffffff" draw:textarea-horizontal-align="justify" draw:textarea-vertical-align="top" draw:auto-grow-height="false" fo:min-height="0.889cm" fo:min-width="4.887cm" fo:padding-top="0.056cm" fo:padding-bottom="0.056cm" fo:padding-left="0.056cm" fo:padding-right="0.056cm" fo:wrap-option="wrap" draw:shadow-color="#808080"/>
    </style:style>
    <style:style style:name="gr2" style:family="graphic">
      <style:graphic-properties draw:stroke="none" draw:fill="none" draw:fill-color="#ffffff" draw:textarea-horizontal-align="justify" draw:textarea-vertical-align="top" draw:auto-grow-height="false" fo:min-height="0.903cm" fo:min-width="6.821cm" fo:padding-top="0.056cm" fo:padding-bottom="0.056cm" fo:padding-left="0.056cm" fo:padding-right="0.056cm" fo:wrap-option="wrap" draw:shadow-color="#808080"/>
    </style:style>
    <style:style style:name="gr3" style:family="graphic">
      <style:graphic-properties draw:stroke="none" draw:fill="none" draw:fill-color="#ffffff" draw:textarea-horizontal-align="justify" draw:textarea-vertical-align="top" draw:auto-grow-height="false" fo:min-height="0.889cm" fo:min-width="6.541cm" fo:padding-top="0.056cm" fo:padding-bottom="0.056cm" fo:padding-left="0.056cm" fo:padding-right="0.056cm" fo:wrap-option="wrap" draw:shadow-color="#808080"/>
    </style:style>
    <style:style style:name="gr4" style:family="graphic">
      <style:graphic-properties draw:stroke="none" draw:fill="none" draw:fill-color="#ffffff" draw:textarea-horizontal-align="justify" draw:textarea-vertical-align="top" draw:auto-grow-height="false" fo:min-height="0.87cm" fo:min-width="6.755cm" fo:padding-top="0.056cm" fo:padding-bottom="0.056cm" fo:padding-left="0.056cm" fo:padding-right="0.056cm" fo:wrap-option="wrap" draw:shadow-color="#808080"/>
    </style:style>
    <style:style style:name="gr5" style:family="graphic">
      <style:graphic-properties draw:stroke="none" draw:fill="none" draw:fill-color="#ffffff" draw:textarea-horizontal-align="justify" draw:textarea-vertical-align="top" draw:auto-grow-height="false" fo:min-height="0.922cm" fo:min-width="7.41cm" fo:padding-top="0.056cm" fo:padding-bottom="0.056cm" fo:padding-left="0.056cm" fo:padding-right="0.056cm" fo:wrap-option="wrap" draw:shadow-color="#808080"/>
    </style:style>
    <style:style style:name="gr6" style:family="graphic">
      <style:graphic-properties draw:stroke="none" draw:fill="none" draw:fill-color="#ffffff" draw:textarea-horizontal-align="justify" draw:textarea-vertical-align="top" draw:auto-grow-height="false" fo:min-height="0.899cm" fo:min-width="1.589cm" fo:padding-top="0.056cm" fo:padding-bottom="0.056cm" fo:padding-left="0.056cm" fo:padding-right="0.056cm" fo:wrap-option="wrap" draw:shadow-color="#808080"/>
    </style:style>
    <style:style style:name="gr7" style:family="graphic">
      <style:graphic-properties draw:stroke="none" draw:fill="none" draw:fill-color="#ffffff" draw:textarea-horizontal-align="justify" draw:textarea-vertical-align="top" draw:auto-grow-height="false" fo:min-height="0.874cm" fo:min-width="1.617cm" fo:padding-top="0.056cm" fo:padding-bottom="0.056cm" fo:padding-left="0.056cm" fo:padding-right="0.056cm" fo:wrap-option="wrap" draw:shadow-color="#808080"/>
    </style:style>
    <style:style style:name="gr8" style:family="graphic">
      <style:graphic-properties draw:stroke="none" draw:fill="none" draw:fill-color="#ffffff" draw:textarea-horizontal-align="justify" draw:textarea-vertical-align="top" draw:auto-grow-height="false" fo:min-height="0.67cm" fo:min-width="8.802cm" fo:padding-top="0.056cm" fo:padding-bottom="0.056cm" fo:padding-left="0.056cm" fo:padding-right="0.056cm" fo:wrap-option="wrap" draw:shadow-color="#808080"/>
    </style:style>
    <style:style style:name="gr9" style:family="graphic">
      <style:graphic-properties draw:stroke="solid" svg:stroke-width="0.009cm" svg:stroke-color="#eeece1" draw:stroke-linejoin="miter" svg:stroke-linecap="square" draw:fill="solid" draw:fill-color="#ffffff" draw:textarea-horizontal-align="justify" draw:textarea-vertical-align="top" draw:auto-grow-height="false" fo:padding-top="0cm" fo:padding-bottom="0cm" fo:padding-left="0.05cm" fo:padding-right="0cm" fo:wrap-option="wrap" draw:shadow-color="#808080"/>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end" style:text-autospace="none" style:line-break="normal" style:writing-mode="page"/>
      <style:text-properties fo:hyphenate="false"/>
    </style:style>
    <style:style style:name="P3" style:family="paragraph">
      <style:paragraph-properties fo:text-align="center" style:writing-mode="lr-tb"/>
    </style:style>
    <style:style style:name="T1" style:family="text">
      <style:text-properties fo:color="#003366" style:text-outline="false" style:text-line-through-style="none" style:text-line-through-type="none" style:text-position="0% 100%" fo:font-family="'Century Gothic'"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808000" style:text-outline="false" style:text-line-through-style="none" style:text-line-through-type="none" style:text-position="0% 100%" fo:font-family="'Helvetica Light'"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808000" style:text-outline="false" style:text-line-through-style="none" style:text-line-through-type="none" style:text-position="0% 100%" fo:font-family="Candara"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fo:color="#808000" style:text-outline="false" style:text-line-through-style="none" style:text-line-through-type="none" style:text-position="0% 100%" fo:font-family="Candara" style:font-family-generic="swiss" style:font-pitch="variable"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T5" style:family="text">
      <style:text-properties fo:color="#d0d1a1" style:text-outline="false" style:text-line-through-style="none" style:text-line-through-type="none" style:text-position="0% 100%" fo:font-family="Candar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chart>
      <chart:chart svg:width="37.374cm" svg:height="18.971cm" xlink:href=".." xlink:type="simple" chart:class="chart:bubble" chart:style-name="ch1">
        <chart:plot-area chart:style-name="ch2" table:cell-range-address="'Price &amp; Market Share'.L4:'Price &amp; Market Share'.N4 'Price &amp; Market Share'.B4:'Price &amp; Market Share'.B5 'Price &amp; Market Share'.B6:'Price &amp; Market Share'.B8 'Price &amp; Market Share'.M5:'Price &amp; Market Share'.N8" chart:data-source-has-labels="column" svg:x="2.011cm" svg:y="0.684cm" svg:width="34.451cm" svg:height="16.749cm">
          <chartooo:coordinate-region svg:x="2.011cm" svg:y="0.684cm" svg:width="34.451cm" svg:height="16.749cm"/>
          <chart:axis chart:dimension="x" chart:name="primary-x" chart:style-name="ch3">
            <chart:title svg:x="16.447cm" svg:y="16.819cm" chart:style-name="ch4">
              <text:p>Value Proposition</text:p>
            </chart:title>
          </chart:axis>
          <chart:axis chart:dimension="y" chart:name="primary-y" chart:style-name="ch5">
            <chart:title svg:x="1.025cm" svg:y="8.076cm" chart:style-name="ch6">
              <text:p>Price</text:p>
            </chart:title>
          </chart:axis>
          <chart:series chart:style-name="ch7" chart:values-cell-range-address="'Price &amp; Market Share'.N4:'Price &amp; Market Share'.N4" chart:label-cell-address="'Price &amp; Market Share'.B4:'Price &amp; Market Share'.B4" chart:class="chart:bubble">
            <chart:domain table:cell-range-address="'Price &amp; Market Share'.M4:'Price &amp; Market Share'.M4"/>
            <chart:domain table:cell-range-address="'Price &amp; Market Share'.L4:'Price &amp; Market Share'.L4"/>
            <chart:data-point/>
          </chart:series>
          <chart:series chart:style-name="ch8" chart:values-cell-range-address="'Price &amp; Market Share'.N6:'Price &amp; Market Share'.N6" chart:label-cell-address="'Price &amp; Market Share'.B6:'Price &amp; Market Share'.B6" chart:class="chart:bubble">
            <chart:domain table:cell-range-address="'Price &amp; Market Share'.M6:'Price &amp; Market Share'.M6"/>
            <chart:domain table:cell-range-address="'Price &amp; Market Share'.L6:'Price &amp; Market Share'.L6"/>
            <chart:data-point/>
          </chart:series>
          <chart:series chart:style-name="ch9" chart:values-cell-range-address="'Price &amp; Market Share'.N7:'Price &amp; Market Share'.N7" chart:label-cell-address="'Price &amp; Market Share'.B7:'Price &amp; Market Share'.B7" chart:class="chart:bubble">
            <chart:domain table:cell-range-address="'Price &amp; Market Share'.M7:'Price &amp; Market Share'.M7"/>
            <chart:domain table:cell-range-address="'Price &amp; Market Share'.L7:'Price &amp; Market Share'.L7"/>
            <chart:data-point/>
          </chart:series>
          <chart:series chart:style-name="ch10" chart:values-cell-range-address="'Price &amp; Market Share'.N8:'Price &amp; Market Share'.N8" chart:label-cell-address="'Price &amp; Market Share'.B8:'Price &amp; Market Share'.B8" chart:class="chart:bubble">
            <chart:domain table:cell-range-address="'Price &amp; Market Share'.M8:'Price &amp; Market Share'.M8"/>
            <chart:domain table:cell-range-address="'Price &amp; Market Share'.L8:'Price &amp; Market Share'.L8"/>
            <chart:data-point/>
          </chart:series>
          <chart:series chart:style-name="ch11" chart:values-cell-range-address="'Price &amp; Market Share'.N5:'Price &amp; Market Share'.N5" chart:label-cell-address="'Price &amp; Market Share'.B5:'Price &amp; Market Share'.B5" chart:class="chart:bubble">
            <chart:domain table:cell-range-address="'Price &amp; Market Share'.M5:'Price &amp; Market Share'.M5"/>
            <chart:domain table:cell-range-address="'Price &amp; Market Share'.L5:'Price &amp; Market Share'.L5"/>
            <chart:data-point/>
          </chart:series>
          <chart:wall chart:style-name="ch12"/>
          <chart:floor chart:style-name="ch13"/>
        </chart:plot-area>
        <draw:custom-shape draw:name="TextBox 1" draw:style-name="gr1" draw:text-style-name="P1" svg:width="4.999cm" svg:height="1.001cm" svg:x="1.878cm" svg:y="12.971cm">
          <text:p text:style-name="P1"><text:span text:style-name="T1"/></text:p>
          <text:p text:style-name="P1"><text:span text:style-name="T1"/></text:p>
          <draw:enhanced-geometry svg:viewBox="0 0 21600 21600" draw:type="mso-spt202" draw:enhanced-path="M 0 0 L 21600 0 21600 21600 0 21600 0 0 Z N"/>
        </draw:custom-shape>
        <draw:custom-shape draw:name="TextBox 1" draw:style-name="gr2" draw:text-style-name="P2" svg:width="6.933cm" svg:height="1.015cm" svg:x="29.096cm" svg:y="0.963cm">
          <text:p text:style-name="P2"><text:span text:style-name="T2">Premium Products</text:span></text:p>
          <text:p text:style-name="P2"><text:span text:style-name="T2"/></text:p>
          <draw:enhanced-geometry svg:viewBox="0 0 21600 21600" draw:type="mso-spt202" draw:enhanced-path="M 0 0 L 21600 0 21600 21600 0 21600 0 0 Z N"/>
        </draw:custom-shape>
        <draw:custom-shape draw:name="TextBox 1" draw:style-name="gr3" draw:text-style-name="P2" svg:width="6.653cm" svg:height="1.001cm" svg:x="29.273cm" svg:y="16.154cm">
          <text:p text:style-name="P2"><text:span text:style-name="T2">High Value Products</text:span></text:p>
          <text:p text:style-name="P2"><text:span text:style-name="T2"/></text:p>
          <draw:enhanced-geometry svg:viewBox="0 0 21600 21600" draw:type="mso-spt202" draw:enhanced-path="M 0 0 L 21600 0 21600 21600 0 21600 0 0 Z N"/>
        </draw:custom-shape>
        <draw:custom-shape draw:name="TextBox 1" draw:style-name="gr4" draw:text-style-name="P1" svg:width="6.867cm" svg:height="0.982cm" svg:x="1.841cm" svg:y="0.896cm">
          <text:p text:style-name="P1"><text:span text:style-name="T2">Poor Value Products</text:span></text:p>
          <text:p text:style-name="P1"><text:span text:style-name="T2"/></text:p>
          <draw:enhanced-geometry svg:viewBox="0 0 21600 21600" draw:type="mso-spt202" draw:enhanced-path="M 0 0 L 21600 0 21600 21600 0 21600 0 0 Z N"/>
        </draw:custom-shape>
        <draw:custom-shape draw:name="TextBox 1" draw:style-name="gr5" draw:text-style-name="P1" svg:width="7.522cm" svg:height="1.034cm" svg:x="2.018cm" svg:y="16.121cm">
          <text:p text:style-name="P1"><text:span text:style-name="T2">Cheap Products</text:span></text:p>
          <text:p text:style-name="P1"><text:span text:style-name="T2"/></text:p>
          <draw:enhanced-geometry svg:viewBox="0 0 21600 21600" draw:type="mso-spt202" draw:enhanced-path="M 0 0 L 21600 0 21600 21600 0 21600 0 0 Z N"/>
        </draw:custom-shape>
        <draw:custom-shape draw:name="TextBox 1" draw:style-name="gr6" draw:text-style-name="P1" svg:width="1.701cm" svg:height="1.011cm" svg:x="2.018cm" svg:y="17.728cm">
          <text:p text:style-name="P1"><text:span text:style-name="T3">Low</text:span></text:p>
          <text:p text:style-name="P1"><text:span text:style-name="T4"/></text:p>
          <draw:enhanced-geometry svg:viewBox="0 0 21600 21600" draw:type="mso-spt202" draw:enhanced-path="M 0 0 L 21600 0 21600 21600 0 21600 0 0 Z N"/>
        </draw:custom-shape>
        <draw:custom-shape draw:name="TextBox 1" draw:style-name="gr7" draw:text-style-name="P1" svg:width="1.729cm" svg:height="0.986cm" svg:x="33.954cm" svg:y="17.738cm">
          <text:p text:style-name="P1"><text:span text:style-name="T3">High</text:span></text:p>
          <text:p text:style-name="P1"><text:span text:style-name="T3"/></text:p>
          <draw:enhanced-geometry svg:viewBox="0 0 21600 21600" draw:type="mso-spt202" draw:enhanced-path="M 0 0 L 21600 0 21600 21600 0 21600 0 0 Z N"/>
        </draw:custom-shape>
        <draw:custom-shape draw:name="TextBox 1" draw:style-name="gr8" draw:text-style-name="P1" svg:width="8.914cm" svg:height="0.782cm" svg:x="2.261cm" svg:y="8.025cm">
          <text:p text:style-name="P1"><text:span text:style-name="T5">Bubble Size = Estimated Market Share</text:span></text:p>
          <text:p text:style-name="P1"><text:span text:style-name="T5"/></text:p>
          <draw:enhanced-geometry svg:viewBox="0 0 21600 21600" draw:type="mso-spt202" draw:enhanced-path="M 0 0 L 21600 0 21600 21600 0 21600 0 0 Z N"/>
        </draw:custom-shape>
        <draw:line draw:name="Straight Connector 18" draw:style-name="gr9" draw:text-style-name="P3" svg:x1="1.729cm" svg:y1="9.21cm" svg:x2="36.477cm" svg:y2="9.078cm">
          <text:p/>
        </draw:line>
        <draw:line draw:name="Straight Connector 28" draw:style-name="gr9" draw:text-style-name="P3" svg:x1="19.079cm" svg:y1="0.507cm" svg:x2="19.079cm" svg:y2="17.482cm">
          <text:p/>
        </draw:line>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
                <draw:g>
                  <svg:desc/>
                </draw:g>
              </table:table-cell>
              <table:table-cell office:value-type="float" office:value="7">
                <text:p>7</text:p>
                <draw:g>
                  <svg:desc>'Price &amp; Market Share'.L4:'Price &amp; Market Share'.L4</svg:desc>
                </draw:g>
              </table:table-cell>
            </table:table-row>
            <table:table-row>
              <table:table-cell office:value-type="string">
                <text:p/>
                <draw:g>
                  <svg:desc/>
                </draw:g>
              </table:table-cell>
              <table:table-cell office:value-type="float" office:value="7">
                <text:p>7</text:p>
                <draw:g>
                  <svg:desc>'Price &amp; Market Share'.M4:'Price &amp; Market Share'.M4</svg:desc>
                </draw:g>
              </table:table-cell>
            </table:table-row>
            <table:table-row>
              <table:table-cell office:value-type="string">
                <text:p>Competitor XYZ</text:p>
                <draw:g>
                  <svg:desc>'Price &amp; Market Share'.B4:'Price &amp; Market Share'.B4</svg:desc>
                </draw:g>
              </table:table-cell>
              <table:table-cell office:value-type="float" office:value="0.16">
                <text:p>0.16</text:p>
                <draw:g>
                  <svg:desc>'Price &amp; Market Share'.N4:'Price &amp; Market Share'.N4</svg:desc>
                </draw:g>
              </table:table-cell>
            </table:table-row>
            <table:table-row>
              <table:table-cell office:value-type="string">
                <text:p/>
                <draw:g>
                  <svg:desc/>
                </draw:g>
              </table:table-cell>
              <table:table-cell office:value-type="float" office:value="3.7">
                <text:p>3.7</text:p>
                <draw:g>
                  <svg:desc>'Price &amp; Market Share'.L6:'Price &amp; Market Share'.L6</svg:desc>
                </draw:g>
              </table:table-cell>
            </table:table-row>
            <table:table-row>
              <table:table-cell office:value-type="string">
                <text:p/>
                <draw:g>
                  <svg:desc/>
                </draw:g>
              </table:table-cell>
              <table:table-cell office:value-type="float" office:value="10">
                <text:p>10</text:p>
                <draw:g>
                  <svg:desc>'Price &amp; Market Share'.M6:'Price &amp; Market Share'.M6</svg:desc>
                </draw:g>
              </table:table-cell>
            </table:table-row>
            <table:table-row>
              <table:table-cell office:value-type="string">
                <text:p>Competitor 123</text:p>
                <draw:g>
                  <svg:desc>'Price &amp; Market Share'.B6:'Price &amp; Market Share'.B6</svg:desc>
                </draw:g>
              </table:table-cell>
              <table:table-cell office:value-type="float" office:value="0.05">
                <text:p>0.05</text:p>
                <draw:g>
                  <svg:desc>'Price &amp; Market Share'.N6:'Price &amp; Market Share'.N6</svg:desc>
                </draw:g>
              </table:table-cell>
            </table:table-row>
            <table:table-row>
              <table:table-cell office:value-type="string">
                <text:p/>
                <draw:g>
                  <svg:desc/>
                </draw:g>
              </table:table-cell>
              <table:table-cell office:value-type="float" office:value="3.85">
                <text:p>3.85</text:p>
                <draw:g>
                  <svg:desc>'Price &amp; Market Share'.L7:'Price &amp; Market Share'.L7</svg:desc>
                </draw:g>
              </table:table-cell>
            </table:table-row>
            <table:table-row>
              <table:table-cell office:value-type="string">
                <text:p/>
                <draw:g>
                  <svg:desc/>
                </draw:g>
              </table:table-cell>
              <table:table-cell office:value-type="float" office:value="3">
                <text:p>3</text:p>
                <draw:g>
                  <svg:desc>'Price &amp; Market Share'.M7:'Price &amp; Market Share'.M7</svg:desc>
                </draw:g>
              </table:table-cell>
            </table:table-row>
            <table:table-row>
              <table:table-cell office:value-type="string">
                <text:p>Competitor QRS</text:p>
                <draw:g>
                  <svg:desc>'Price &amp; Market Share'.B7:'Price &amp; Market Share'.B7</svg:desc>
                </draw:g>
              </table:table-cell>
              <table:table-cell office:value-type="float" office:value="0.11">
                <text:p>0.11</text:p>
                <draw:g>
                  <svg:desc>'Price &amp; Market Share'.N7:'Price &amp; Market Share'.N7</svg:desc>
                </draw:g>
              </table:table-cell>
            </table:table-row>
            <table:table-row>
              <table:table-cell office:value-type="string">
                <text:p/>
                <draw:g>
                  <svg:desc/>
                </draw:g>
              </table:table-cell>
              <table:table-cell office:value-type="float" office:value="7.25">
                <text:p>7.25</text:p>
                <draw:g>
                  <svg:desc>'Price &amp; Market Share'.L8:'Price &amp; Market Share'.L8</svg:desc>
                </draw:g>
              </table:table-cell>
            </table:table-row>
            <table:table-row>
              <table:table-cell office:value-type="string">
                <text:p/>
                <draw:g>
                  <svg:desc/>
                </draw:g>
              </table:table-cell>
              <table:table-cell office:value-type="float" office:value="4">
                <text:p>4</text:p>
                <draw:g>
                  <svg:desc>'Price &amp; Market Share'.M8:'Price &amp; Market Share'.M8</svg:desc>
                </draw:g>
              </table:table-cell>
            </table:table-row>
            <table:table-row>
              <table:table-cell office:value-type="string">
                <text:p>Our Product</text:p>
                <draw:g>
                  <svg:desc>'Price &amp; Market Share'.B8:'Price &amp; Market Share'.B8</svg:desc>
                </draw:g>
              </table:table-cell>
              <table:table-cell office:value-type="float" office:value="0.26">
                <text:p>0.26</text:p>
                <draw:g>
                  <svg:desc>'Price &amp; Market Share'.N8:'Price &amp; Market Share'.N8</svg:desc>
                </draw:g>
              </table:table-cell>
            </table:table-row>
            <table:table-row>
              <table:table-cell office:value-type="string">
                <text:p/>
                <draw:g>
                  <svg:desc/>
                </draw:g>
              </table:table-cell>
              <table:table-cell office:value-type="float" office:value="7.3">
                <text:p>7.3</text:p>
                <draw:g>
                  <svg:desc>'Price &amp; Market Share'.L5:'Price &amp; Market Share'.L5</svg:desc>
                </draw:g>
              </table:table-cell>
            </table:table-row>
            <table:table-row>
              <table:table-cell office:value-type="string">
                <text:p/>
                <draw:g>
                  <svg:desc/>
                </draw:g>
              </table:table-cell>
              <table:table-cell office:value-type="float" office:value="9">
                <text:p>9</text:p>
                <draw:g>
                  <svg:desc>'Price &amp; Market Share'.M5:'Price &amp; Market Share'.M5</svg:desc>
                </draw:g>
              </table:table-cell>
            </table:table-row>
            <table:table-row>
              <table:table-cell office:value-type="string">
                <text:p>Competitor CTV</text:p>
                <draw:g>
                  <svg:desc>'Price &amp; Market Share'.B5:'Price &amp; Market Share'.B5</svg:desc>
                </draw:g>
              </table:table-cell>
              <table:table-cell office:value-type="float" office:value="0.42">
                <text:p>0.42</text:p>
                <draw:g>
                  <svg:desc>'Price &amp; Market Share'.N5:'Price &amp; Market Share'.N5</svg:desc>
                </draw:g>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